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8"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9"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0"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1" style:family="paragraph" style:parent-style-name="Standard">
      <style:paragraph-properties fo:margin-top="0cm" fo:margin-bottom="0cm" loext:contextual-spacing="false" fo:line-height="150%"/>
      <style:text-properties officeooo:paragraph-rsid="0049163e"/>
    </style:style>
    <style:style style:name="P12"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14"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1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16" style:family="paragraph" style:parent-style-name="Standard">
      <style:paragraph-properties fo:margin-top="0.423cm" fo:margin-bottom="0.212cm" loext:contextual-spacing="false" fo:line-height="150%"/>
      <style:text-properties officeooo:paragraph-rsid="005576c8"/>
    </style:style>
    <style:style style:name="P17"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18" style:family="paragraph" style:parent-style-name="Text_20_body">
      <style:text-properties officeooo:paragraph-rsid="0067c644"/>
    </style:style>
    <style:style style:name="P19" style:family="paragraph" style:parent-style-name="Text_20_body">
      <style:text-properties style:font-name="Times New Roman"/>
    </style:style>
    <style:style style:name="P20" style:family="paragraph" style:parent-style-name="Text_20_body">
      <style:text-properties style:font-name="Times New Roman" officeooo:rsid="006b08d3"/>
    </style:style>
    <style:style style:name="P21" style:family="paragraph" style:parent-style-name="Text_20_body">
      <style:text-properties style:font-name="Times New Roman" officeooo:rsid="00860228" officeooo:paragraph-rsid="008dd5b6"/>
    </style:style>
    <style:style style:name="P22" style:family="paragraph" style:parent-style-name="Text_20_body">
      <style:text-properties style:font-name="Times New Roman" officeooo:paragraph-rsid="009a6efc"/>
    </style:style>
    <style:style style:name="P23" style:family="paragraph" style:parent-style-name="Text_20_body">
      <style:text-properties style:font-name="Times New Roman" fo:font-size="10pt" officeooo:paragraph-rsid="009a6efc" style:font-size-asian="10pt" style:font-size-complex="10pt"/>
    </style:style>
    <style:style style:name="P24"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5" style:family="paragraph" style:parent-style-name="Text_20_body">
      <style:text-properties style:font-name="Times New Roman" officeooo:rsid="028d1c24" officeooo:paragraph-rsid="028d1c24"/>
    </style:style>
    <style:style style:name="P26" style:family="paragraph" style:parent-style-name="Text_20_body">
      <style:text-properties style:font-name="Times New Roman" officeooo:rsid="02a7f7f1" officeooo:paragraph-rsid="02a7f7f1"/>
    </style:style>
    <style:style style:name="P27" style:family="paragraph" style:parent-style-name="Text_20_body">
      <style:text-properties style:font-name="Times New Roman" officeooo:rsid="02cf5c32" officeooo:paragraph-rsid="02cf5c32"/>
    </style:style>
    <style:style style:name="P28" style:family="paragraph" style:parent-style-name="Text_20_body">
      <style:text-properties officeooo:paragraph-rsid="009ec9fe"/>
    </style:style>
    <style:style style:name="P29" style:family="paragraph" style:parent-style-name="Text_20_body">
      <style:text-properties officeooo:paragraph-rsid="00a997d9"/>
    </style:style>
    <style:style style:name="P30" style:family="paragraph" style:parent-style-name="Text_20_body">
      <style:text-properties officeooo:paragraph-rsid="00ac6637"/>
    </style:style>
    <style:style style:name="P31" style:family="paragraph" style:parent-style-name="Text_20_body">
      <style:text-properties officeooo:paragraph-rsid="00b7bea8"/>
    </style:style>
    <style:style style:name="P32" style:family="paragraph" style:parent-style-name="Text_20_body">
      <style:text-properties officeooo:paragraph-rsid="00d40fcb"/>
    </style:style>
    <style:style style:name="P33" style:family="paragraph" style:parent-style-name="Text_20_body">
      <style:text-properties fo:color="#000000" style:font-name="Times New Roman" fo:font-size="12pt" officeooo:rsid="00d40fcb" officeooo:paragraph-rsid="00d40fcb" style:font-size-asian="10.5pt" style:font-size-complex="12pt"/>
    </style:style>
    <style:style style:name="P34"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35"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6"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officeooo:paragraph-rsid="0215edca"/>
    </style:style>
    <style:style style:name="P70"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1ccf7cf"/>
    </style:style>
    <style:style style:name="P73" style:family="paragraph" style:parent-style-name="Text_20_body">
      <style:text-properties fo:color="#000000" style:font-name="Times New Roman" officeooo:paragraph-rsid="01dc5b65"/>
    </style:style>
    <style:style style:name="P74" style:family="paragraph" style:parent-style-name="Text_20_body">
      <style:text-properties fo:color="#000000" style:font-name="Times New Roman" officeooo:paragraph-rsid="01e28ab7"/>
    </style:style>
    <style:style style:name="P75" style:family="paragraph" style:parent-style-name="Text_20_body">
      <style:text-properties fo:color="#000000" style:font-name="Times New Roman" officeooo:paragraph-rsid="020f52f1"/>
    </style:style>
    <style:style style:name="P76"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7" style:family="paragraph" style:parent-style-name="Text_20_body">
      <style:text-properties fo:color="#000000" style:font-name="Courier New" officeooo:paragraph-rsid="01e28ab7"/>
    </style:style>
    <style:style style:name="P78" style:family="paragraph" style:parent-style-name="Text_20_body">
      <style:text-properties fo:color="#000000" style:font-name="Courier New" officeooo:paragraph-rsid="01e28ab7" fo:background-color="#ffffff"/>
    </style:style>
    <style:style style:name="P79"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0"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1" style:family="paragraph" style:parent-style-name="Text_20_body">
      <style:text-properties fo:color="#000000" style:font-name="Courier New1" fo:font-size="9pt" officeooo:paragraph-rsid="0215edca"/>
    </style:style>
    <style:style style:name="P82" style:family="paragraph" style:parent-style-name="Text_20_body">
      <style:text-properties fo:color="#000000" officeooo:paragraph-rsid="0215edca"/>
    </style:style>
    <style:style style:name="P83" style:family="paragraph" style:parent-style-name="Text_20_body">
      <style:text-properties fo:font-size="12pt" fo:font-weight="normal" style:font-size-asian="10.5pt" style:font-weight-asian="normal" style:font-size-complex="12pt" style:font-weight-complex="normal"/>
    </style:style>
    <style:style style:name="P84" style:family="paragraph" style:parent-style-name="Text_20_body">
      <style:text-properties fo:font-size="12pt" fo:font-weight="normal" officeooo:paragraph-rsid="00de4d59" style:font-size-asian="10.5pt" style:font-weight-asian="normal" style:font-size-complex="12pt" style:font-weight-complex="normal"/>
    </style:style>
    <style:style style:name="P85" style:family="paragraph" style:parent-style-name="Text_20_body">
      <style:text-properties fo:font-size="12pt" fo:font-weight="normal" officeooo:paragraph-rsid="00fb3506" style:font-size-asian="10.5pt" style:font-weight-asian="normal" style:font-size-complex="12pt" style:font-weight-complex="normal"/>
    </style:style>
    <style:style style:name="P86" style:family="paragraph" style:parent-style-name="Text_20_body">
      <style:text-properties fo:font-size="12pt" fo:font-weight="normal" officeooo:paragraph-rsid="0100ff04" style:font-size-asian="10.5pt" style:font-weight-asian="normal" style:font-size-complex="12pt" style:font-weight-complex="normal"/>
    </style:style>
    <style:style style:name="P87" style:family="paragraph" style:parent-style-name="Text_20_body">
      <style:text-properties fo:font-size="12pt" fo:font-weight="normal" officeooo:paragraph-rsid="0104319f" style:font-size-asian="10.5pt" style:font-weight-asian="normal" style:font-size-complex="12pt" style:font-weight-complex="normal"/>
    </style:style>
    <style:style style:name="P88" style:family="paragraph" style:parent-style-name="Text_20_body">
      <style:text-properties fo:font-size="12pt" fo:font-weight="normal" officeooo:paragraph-rsid="010b6373" style:font-size-asian="10.5pt" style:font-weight-asian="normal" style:font-size-complex="12pt" style:font-weight-complex="normal"/>
    </style:style>
    <style:style style:name="P89" style:family="paragraph" style:parent-style-name="Text_20_body">
      <style:text-properties fo:font-size="12pt" fo:font-weight="normal" officeooo:paragraph-rsid="011969cb" style:font-size-asian="10.5pt" style:font-weight-asian="normal" style:font-size-complex="12pt" style:font-weight-complex="normal"/>
    </style:style>
    <style:style style:name="P90" style:family="paragraph" style:parent-style-name="Text_20_body">
      <style:text-properties fo:font-size="12pt" fo:font-weight="normal" officeooo:paragraph-rsid="012d1994" style:font-size-asian="10.5pt" style:font-weight-asian="normal" style:font-size-complex="12pt" style:font-weight-complex="normal"/>
    </style:style>
    <style:style style:name="P91" style:family="paragraph" style:parent-style-name="Text_20_body">
      <style:text-properties fo:font-size="12pt" fo:font-weight="normal" officeooo:paragraph-rsid="0135bc43" style:font-size-asian="10.5pt" style:font-weight-asian="normal" style:font-size-complex="12pt" style:font-weight-complex="normal"/>
    </style:style>
    <style:style style:name="P92" style:family="paragraph" style:parent-style-name="Text_20_body">
      <style:text-properties fo:font-size="12pt" fo:font-weight="normal" officeooo:paragraph-rsid="0136d03a" style:font-size-asian="10.5pt" style:font-weight-asian="normal" style:font-size-complex="12pt" style:font-weight-complex="normal"/>
    </style:style>
    <style:style style:name="P93" style:family="paragraph" style:parent-style-name="Text_20_body">
      <style:text-properties fo:font-size="12pt" fo:font-weight="normal" officeooo:paragraph-rsid="014575f3" style:font-size-asian="10.5pt" style:font-weight-asian="normal" style:font-size-complex="12pt" style:font-weight-complex="normal"/>
    </style:style>
    <style:style style:name="P94" style:family="paragraph" style:parent-style-name="Text_20_body">
      <style:text-properties fo:font-size="12pt" fo:font-weight="normal" officeooo:paragraph-rsid="014d7872" style:font-size-asian="10.5pt" style:font-weight-asian="normal" style:font-size-complex="12pt" style:font-weight-complex="normal"/>
    </style:style>
    <style:style style:name="P95" style:family="paragraph" style:parent-style-name="Text_20_body">
      <style:text-properties officeooo:paragraph-rsid="011c0122"/>
    </style:style>
    <style:style style:name="P96" style:family="paragraph" style:parent-style-name="Text_20_body">
      <style:text-properties officeooo:paragraph-rsid="0135bc43"/>
    </style:style>
    <style:style style:name="P97" style:family="paragraph" style:parent-style-name="Text_20_body">
      <style:text-properties officeooo:paragraph-rsid="01c99122"/>
    </style:style>
    <style:style style:name="P98"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9" style:family="paragraph" style:parent-style-name="Text_20_body">
      <style:text-properties officeooo:paragraph-rsid="026619e2"/>
    </style:style>
    <style:style style:name="P100" style:family="paragraph" style:parent-style-name="Text_20_body">
      <style:text-properties officeooo:paragraph-rsid="026687f9"/>
    </style:style>
    <style:style style:name="P101" style:family="paragraph" style:parent-style-name="Text_20_body">
      <style:text-properties officeooo:paragraph-rsid="026c691d"/>
    </style:style>
    <style:style style:name="P102" style:family="paragraph" style:parent-style-name="Text_20_body">
      <style:text-properties officeooo:paragraph-rsid="026fa80c"/>
    </style:style>
    <style:style style:name="P10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5" style:family="paragraph" style:parent-style-name="Preformatted_20_Text">
      <style:paragraph-properties fo:margin-top="0cm" fo:margin-bottom="0.499cm" loext:contextual-spacing="false"/>
      <style:text-properties fo:color="#000000" style:font-name="Courier New1"/>
    </style:style>
    <style:style style:name="P10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0" style:family="paragraph" style:parent-style-name="Preformatted_20_Text">
      <style:paragraph-properties fo:margin-top="0cm" fo:margin-bottom="0.499cm" loext:contextual-spacing="false"/>
      <style:text-properties fo:color="#000000" style:font-name="Courier New1" fo:font-size="9pt"/>
    </style:style>
    <style:style style:name="P11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1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4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4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5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19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07" style:family="paragraph" style:parent-style-name="Preformatted_20_Text">
      <style:text-properties fo:color="#000000"/>
    </style:style>
    <style:style style:name="P208" style:family="paragraph" style:parent-style-name="Preformatted_20_Text">
      <style:text-properties fo:color="#000000" style:font-name="Courier New1"/>
    </style:style>
    <style:style style:name="P209" style:family="paragraph" style:parent-style-name="Preformatted_20_Text">
      <style:text-properties fo:color="#000000" style:font-name="Courier New1" fo:font-size="10pt" style:font-size-asian="10pt" style:font-size-complex="10pt"/>
    </style:style>
    <style:style style:name="P21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1" style:family="paragraph" style:parent-style-name="Preformatted_20_Text">
      <style:text-properties fo:color="#000000" style:font-name="Courier New1" fo:font-size="9pt" style:font-size-asian="9pt" style:font-size-complex="9pt"/>
    </style:style>
    <style:style style:name="P21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5" style:family="paragraph" style:parent-style-name="Preformatted_20_Text">
      <style:text-properties fo:color="#000000" style:font-name="Courier New1" fo:font-size="8pt" style:font-size-asian="8pt" style:font-size-complex="8pt"/>
    </style:style>
    <style:style style:name="P216" style:family="paragraph" style:parent-style-name="Preformatted_20_Text">
      <style:text-properties fo:color="#000000" style:font-name="Courier New" fo:font-size="10pt" style:font-size-asian="10pt" style:font-size-complex="10pt"/>
    </style:style>
    <style:style style:name="P217" style:family="paragraph" style:parent-style-name="Preformatted_20_Text">
      <style:text-properties fo:color="#000000" style:font-name="Courier New" fo:font-size="10pt" officeooo:paragraph-rsid="00b7bea8" style:font-size-asian="10pt" style:font-size-complex="10pt"/>
    </style:style>
    <style:style style:name="P218" style:family="paragraph" style:parent-style-name="Preformatted_20_Text">
      <style:text-properties fo:color="#000000" style:font-name="Courier New" fo:font-size="10pt" officeooo:rsid="00d1f816" style:font-size-asian="10pt" style:font-size-complex="10pt"/>
    </style:style>
    <style:style style:name="P219" style:family="paragraph" style:parent-style-name="Preformatted_20_Text">
      <style:text-properties fo:color="#000000" style:font-name="Courier New" fo:font-size="10pt" officeooo:paragraph-rsid="01ffce4f" style:font-size-asian="10pt" style:font-size-complex="10pt"/>
    </style:style>
    <style:style style:name="P220" style:family="paragraph" style:parent-style-name="Preformatted_20_Text">
      <style:text-properties fo:color="#000000" style:font-name="Courier New" fo:font-size="10pt" officeooo:paragraph-rsid="020093e1" style:font-size-asian="10pt" style:font-size-complex="10pt"/>
    </style:style>
    <style:style style:name="P221" style:family="paragraph" style:parent-style-name="Preformatted_20_Text">
      <style:text-properties fo:color="#000000" style:font-name="Courier New"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3" style:family="paragraph" style:parent-style-name="Preformatted_20_Text">
      <style:text-properties fo:color="#000000" style:font-name="Times New Roman" fo:font-size="12pt" officeooo:rsid="00c9d900" style:font-size-asian="10.5pt" style:font-size-complex="12pt"/>
    </style:style>
    <style:style style:name="P224" style:family="paragraph" style:parent-style-name="Preformatted_20_Text">
      <style:text-properties fo:color="#000000" style:font-name="Times New Roman" fo:font-size="12pt" officeooo:rsid="00cdd594" officeooo:paragraph-rsid="00cf3bf2" style:font-size-asian="10.5pt" style:font-size-complex="12pt"/>
    </style:style>
    <style:style style:name="P225" style:family="paragraph" style:parent-style-name="Preformatted_20_Text">
      <style:text-properties fo:color="#000000" fo:font-size="10pt" style:font-size-asian="10pt" style:font-size-complex="10pt"/>
    </style:style>
    <style:style style:name="P226" style:family="paragraph" style:parent-style-name="Preformatted_20_Text">
      <style:text-properties fo:color="#000000" fo:font-size="9pt" style:font-size-asian="9pt" style:font-size-complex="9pt"/>
    </style:style>
    <style:style style:name="P22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9" style:family="paragraph" style:parent-style-name="Preformatted_20_Text">
      <loext:graphic-properties draw:fill="solid" draw:fill-color="#ffffff" draw:opacity="100%"/>
      <style:paragraph-properties fo:background-color="#ffffff"/>
      <style:text-properties fo:color="#000000"/>
    </style:style>
    <style:style style:name="P230" style:family="paragraph" style:parent-style-name="Preformatted_20_Text">
      <style:text-properties style:font-name="Courier New"/>
    </style:style>
    <style:style style:name="P231" style:family="paragraph" style:parent-style-name="Preformatted_20_Text">
      <style:text-properties officeooo:paragraph-rsid="00cf3bf2"/>
    </style:style>
    <style:style style:name="P23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3" style:family="paragraph" style:parent-style-name="Caption">
      <style:text-properties officeooo:paragraph-rsid="028e77f7"/>
    </style:style>
    <style:style style:name="P23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8" style:family="paragraph" style:parent-style-name="Contents_20_2">
      <style:paragraph-properties>
        <style:tab-stops>
          <style:tab-stop style:position="16.501cm" style:type="right" style:leader-style="dotted" style:leader-text="."/>
        </style:tab-stops>
      </style:paragraph-properties>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1" style:family="paragraph" style:parent-style-name="Heading_20_1">
      <style:text-properties fo:font-size="16pt" fo:font-weight="bold" officeooo:rsid="008bd18f" style:font-size-asian="14pt" style:font-weight-asian="bold" style:font-size-complex="16pt" style:font-weight-complex="bold"/>
    </style:style>
    <style:style style:name="P242" style:family="paragraph" style:parent-style-name="Heading_20_1">
      <style:text-properties fo:font-size="16pt" fo:font-weight="bold" officeooo:rsid="019ac4ef" style:font-size-asian="14pt" style:font-weight-asian="bold" style:font-size-complex="16pt" style:font-weight-complex="bold"/>
    </style:style>
    <style:style style:name="P243" style:family="paragraph" style:parent-style-name="Heading_20_1">
      <style:text-properties fo:font-size="16pt" fo:font-weight="bold" officeooo:rsid="01ccf7cf" style:font-size-asian="14pt" style:font-weight-asian="bold" style:font-size-complex="16pt" style:font-weight-complex="bold"/>
    </style:style>
    <style:style style:name="P244" style:family="paragraph" style:parent-style-name="Heading_20_1">
      <style:text-properties fo:font-size="16pt" fo:font-weight="bold" officeooo:rsid="01d78622" style:font-size-asian="16pt" style:font-weight-asian="bold" style:font-size-complex="16pt" style:font-weight-complex="bold"/>
    </style:style>
    <style:style style:name="P245" style:family="paragraph" style:parent-style-name="Heading_20_1">
      <style:text-properties fo:font-size="16pt" fo:font-weight="bold" officeooo:rsid="021b9f17" style:font-size-asian="16pt" style:font-weight-asian="bold" style:font-size-complex="16pt" style:font-weight-complex="bold"/>
    </style:style>
    <style:style style:name="P246" style:family="paragraph" style:parent-style-name="Heading_20_1">
      <style:text-properties fo:font-size="16pt" fo:font-weight="bold" officeooo:rsid="022599c6" style:font-size-asian="16pt" style:font-weight-asian="bold" style:font-size-complex="16pt" style:font-weight-complex="bold"/>
    </style:style>
    <style:style style:name="P247" style:family="paragraph" style:parent-style-name="Heading_20_1">
      <style:text-properties fo:font-size="16pt" style:font-size-asian="14pt" style:font-size-complex="16pt"/>
    </style:style>
    <style:style style:name="P248"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9" style:family="paragraph" style:parent-style-name="Heading_20_1">
      <style:text-properties officeooo:paragraph-rsid="02c48b92"/>
    </style:style>
    <style:style style:name="P250" style:family="paragraph" style:parent-style-name="Heading_20_1">
      <style:paragraph-properties fo:break-before="page"/>
      <style:text-properties style:font-name="Liberation Sans" fo:font-size="18pt" style:font-size-asian="18pt" style:font-size-complex="18pt"/>
    </style:style>
    <style:style style:name="P251" style:family="paragraph" style:parent-style-name="Heading_20_2">
      <style:text-properties officeooo:paragraph-rsid="0299c5a8"/>
    </style:style>
    <style:style style:name="P252" style:family="paragraph" style:parent-style-name="Heading_20_2">
      <style:text-properties style:font-name="Liberation Sans"/>
    </style:style>
    <style:style style:name="P253" style:family="paragraph" style:parent-style-name="Heading_20_2">
      <style:text-properties officeooo:paragraph-rsid="029d0aaa"/>
    </style:style>
    <style:style style:name="P25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5"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6" style:family="paragraph" style:parent-style-name="Heading_20_2">
      <style:text-properties fo:font-size="16pt" fo:font-weight="bold" officeooo:rsid="0151e537" style:font-size-asian="16pt" style:font-weight-asian="bold" style:font-size-complex="16pt" style:font-weight-complex="bold"/>
    </style:style>
    <style:style style:name="P257"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8" style:family="paragraph" style:parent-style-name="Heading_20_2">
      <style:text-properties officeooo:paragraph-rsid="02c48b92"/>
    </style:style>
    <style:style style:name="P259" style:family="paragraph" style:parent-style-name="Heading_20_2">
      <style:text-properties style:font-name="Liberation Sans"/>
    </style:style>
    <style:style style:name="P26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26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26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26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26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26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26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267" style:family="paragraph" style:parent-style-name="Text_20_body">
      <style:text-properties style:font-name="Times New Roman" officeooo:rsid="02cf5c32" officeooo:paragraph-rsid="02cf5c32"/>
    </style:style>
    <style:style style:name="P268" style:family="paragraph" style:parent-style-name="Text_20_body">
      <style:text-properties style:font-name="Times New Roman" officeooo:rsid="033caba9" officeooo:paragraph-rsid="033caba9"/>
    </style:style>
    <style:style style:name="P269" style:family="paragraph" style:parent-style-name="Text_20_body">
      <style:text-properties style:font-name="Times New Roman" officeooo:rsid="03441332" officeooo:paragraph-rsid="03441332"/>
    </style:style>
    <style:style style:name="P270" style:family="paragraph" style:parent-style-name="Text_20_body">
      <style:text-properties style:font-name="Times New Roman" officeooo:rsid="03555697" officeooo:paragraph-rsid="03555697"/>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e77f7"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08dd5b6" style:font-size-asian="10.5pt" style:font-weight-asian="normal" style:font-name-complex="Times New Roman1" style:font-size-complex="12pt" style:font-weight-complex="normal"/>
    </style:style>
    <style:style style:name="T62" style:family="text">
      <style:text-properties fo:font-size="12pt" style:font-size-asian="12pt" style:font-size-complex="12pt"/>
    </style:style>
    <style:style style:name="T63" style:family="text">
      <style:text-properties fo:font-size="12pt" officeooo:rsid="003b4a2f" style:font-size-asian="12pt" style:font-size-complex="12pt"/>
    </style:style>
    <style:style style:name="T64" style:family="text">
      <style:text-properties fo:font-size="12pt" officeooo:rsid="0337b7a8" style:font-size-asian="12pt" style:font-size-complex="12pt"/>
    </style:style>
    <style:style style:name="T65" style:family="text">
      <style:text-properties fo:font-size="12pt" officeooo:rsid="0339289b" style:font-size-asian="12pt" style:font-size-complex="12pt"/>
    </style:style>
    <style:style style:name="T66" style:family="text">
      <style:text-properties fo:font-size="12pt" officeooo:rsid="033a0ec5" style:font-size-asian="12pt" style:font-size-complex="12pt"/>
    </style:style>
    <style:style style:name="T67" style:family="text">
      <style:text-properties fo:font-size="12pt" officeooo:rsid="033ae376" style:font-size-asian="12pt" style:font-size-complex="12pt"/>
    </style:style>
    <style:style style:name="T68" style:family="text">
      <style:text-properties fo:font-size="12pt" fo:font-weight="bold" officeooo:rsid="009239ef" style:font-size-asian="10.5pt" style:font-weight-asian="bold" style:font-name-complex="Times New Roman1" style:font-size-complex="12pt" style:font-weight-complex="bold"/>
    </style:style>
    <style:style style:name="T69"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9" style:family="text">
      <style:text-properties fo:font-size="12pt" officeooo:rsid="0220aa61" style:font-size-asian="10.5pt" style:font-size-complex="12pt"/>
    </style:style>
    <style:style style:name="T80" style:family="text">
      <style:text-properties fo:font-size="12pt" officeooo:rsid="0221dadd" style:font-size-asian="10.5pt" style:font-size-complex="12pt"/>
    </style:style>
    <style:style style:name="T81" style:family="text">
      <style:text-properties fo:font-size="12pt" officeooo:rsid="02232e8e" style:font-size-asian="10.5pt" style:font-size-complex="12pt"/>
    </style:style>
    <style:style style:name="T82" style:family="text">
      <style:text-properties fo:font-size="12pt" officeooo:rsid="022338a8" style:font-size-asian="10.5pt" style:font-size-complex="12pt"/>
    </style:style>
    <style:style style:name="T83" style:family="text">
      <style:text-properties fo:font-size="12pt" officeooo:rsid="0224a079" style:font-size-asian="10.5pt" style:font-size-complex="12pt"/>
    </style:style>
    <style:style style:name="T84" style:family="text">
      <style:text-properties fo:font-size="12pt" officeooo:rsid="02251837" style:font-size-asian="10.5pt" style:font-size-complex="12pt"/>
    </style:style>
    <style:style style:name="T85" style:family="text">
      <style:text-properties fo:font-size="12pt" fo:font-style="italic" officeooo:rsid="0220aa61" style:font-size-asian="10.5pt" style:font-style-asian="italic" style:font-size-complex="12pt" style:font-style-complex="italic"/>
    </style:style>
    <style:style style:name="T86" style:family="text">
      <style:text-properties fo:font-size="12pt" fo:font-style="italic" officeooo:rsid="0221dadd" style:font-size-asian="10.5pt" style:font-style-asian="italic" style:font-size-complex="12pt" style:font-style-complex="italic"/>
    </style:style>
    <style:style style:name="T87" style:family="text">
      <style:text-properties fo:font-size="12pt" fo:font-style="italic" style:text-underline-style="none" officeooo:rsid="02251837" style:font-size-asian="10.5pt" style:font-style-asian="italic" style:font-size-complex="12pt" style:font-style-complex="italic"/>
    </style:style>
    <style:style style:name="T88" style:family="text">
      <style:text-properties fo:font-size="12pt" fo:font-style="italic" style:text-underline-style="none" officeooo:rsid="0229849c" style:font-size-asian="10.5pt" style:font-style-asian="italic" style:font-size-complex="12pt" style:font-style-complex="italic"/>
    </style:style>
    <style:style style:name="T89" style:family="text">
      <style:text-properties fo:font-size="12pt" style:text-underline-style="none" officeooo:rsid="02251837" style:font-size-asian="10.5pt" style:font-size-complex="12pt"/>
    </style:style>
    <style:style style:name="T90" style:family="text">
      <style:text-properties fo:font-size="12pt" style:text-underline-style="none" officeooo:rsid="0227c734" style:font-size-asian="10.5pt" style:font-size-complex="12pt"/>
    </style:style>
    <style:style style:name="T91" style:family="text">
      <style:text-properties fo:font-size="12pt" style:text-underline-style="none" officeooo:rsid="022928f9" style:font-size-asian="10.5pt" style:font-size-complex="12pt"/>
    </style:style>
    <style:style style:name="T92" style:family="text">
      <style:text-properties fo:font-size="12pt" style:text-underline-style="none" officeooo:rsid="0229849c" style:font-size-asian="10.5pt" style:font-size-complex="12pt"/>
    </style:style>
    <style:style style:name="T93" style:family="text">
      <style:text-properties fo:font-size="12pt" style:text-underline-style="none" officeooo:rsid="022b64c6" style:font-size-asian="10.5pt" style:font-size-complex="12pt"/>
    </style:style>
    <style:style style:name="T94" style:family="text">
      <style:text-properties officeooo:rsid="00276611"/>
    </style:style>
    <style:style style:name="T95" style:family="text">
      <style:text-properties officeooo:rsid="002bb090"/>
    </style:style>
    <style:style style:name="T96" style:family="text">
      <style:text-properties officeooo:rsid="002cd56d"/>
    </style:style>
    <style:style style:name="T97" style:family="text">
      <style:text-properties officeooo:rsid="002d4661"/>
    </style:style>
    <style:style style:name="T98" style:family="text">
      <style:text-properties officeooo:rsid="002e6ef7"/>
    </style:style>
    <style:style style:name="T99" style:family="text">
      <style:text-properties officeooo:rsid="00309eb7"/>
    </style:style>
    <style:style style:name="T100" style:family="text">
      <style:text-properties officeooo:rsid="00414aa6"/>
    </style:style>
    <style:style style:name="T101" style:family="text">
      <style:text-properties style:font-name="Times New Roman"/>
    </style:style>
    <style:style style:name="T102" style:family="text">
      <style:text-properties style:font-name="Times New Roman" fo:font-size="16pt" fo:font-weight="bold" officeooo:rsid="00540758" style:font-size-asian="16pt" style:font-weight-asian="bold" style:font-name-complex="Times New Roman1" style:font-size-complex="16pt"/>
    </style:style>
    <style:style style:name="T103"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4"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5" style:family="text">
      <style:text-properties style:font-name="Times New Roman" style:font-name-complex="Times New Roman1"/>
    </style:style>
    <style:style style:name="T106" style:family="text">
      <style:text-properties style:font-name="Times New Roman" officeooo:rsid="004a0c73" style:font-name-complex="Times New Roman1"/>
    </style:style>
    <style:style style:name="T107" style:family="text">
      <style:text-properties style:font-name="Times New Roman" officeooo:rsid="004be2c9" style:font-name-complex="Times New Roman1"/>
    </style:style>
    <style:style style:name="T108" style:family="text">
      <style:text-properties style:font-name="Times New Roman" officeooo:rsid="004fcb30" style:font-name-complex="Times New Roman1"/>
    </style:style>
    <style:style style:name="T109" style:family="text">
      <style:text-properties style:font-name="Times New Roman" officeooo:rsid="0051419b" style:font-name-complex="Times New Roman1"/>
    </style:style>
    <style:style style:name="T110" style:family="text">
      <style:text-properties style:font-name="Times New Roman" officeooo:rsid="00528434" style:font-name-complex="Times New Roman1"/>
    </style:style>
    <style:style style:name="T111" style:family="text">
      <style:text-properties style:font-name="Times New Roman" officeooo:rsid="0053f627" style:font-name-complex="Times New Roman1"/>
    </style:style>
    <style:style style:name="T112" style:family="text">
      <style:text-properties style:font-name="Times New Roman" officeooo:rsid="00540758" style:font-name-complex="Times New Roman1"/>
    </style:style>
    <style:style style:name="T113" style:family="text">
      <style:text-properties style:font-name="Times New Roman" officeooo:rsid="005576c8" style:font-name-complex="Times New Roman1"/>
    </style:style>
    <style:style style:name="T114" style:family="text">
      <style:text-properties style:font-name="Times New Roman" officeooo:rsid="00558aef" style:font-name-complex="Times New Roman1"/>
    </style:style>
    <style:style style:name="T115" style:family="text">
      <style:text-properties style:font-name="Times New Roman" officeooo:rsid="00592223" style:font-name-complex="Times New Roman1"/>
    </style:style>
    <style:style style:name="T116" style:family="text">
      <style:text-properties style:font-name="Times New Roman" officeooo:rsid="005ac0c5" style:font-name-complex="Times New Roman1"/>
    </style:style>
    <style:style style:name="T117" style:family="text">
      <style:text-properties style:font-name="Times New Roman" fo:font-style="italic" style:font-style-asian="italic" style:font-name-complex="Times New Roman1"/>
    </style:style>
    <style:style style:name="T118" style:family="text">
      <style:text-properties style:font-name="Times New Roman" fo:font-style="italic" officeooo:rsid="01f1f5a1" style:font-size-asian="12pt" style:font-style-asian="italic" style:font-style-complex="italic"/>
    </style:style>
    <style:style style:name="T119"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20"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21"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22"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23"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24" style:family="text">
      <style:text-properties style:font-name="Times New Roman" fo:font-size="12pt" fo:font-weight="normal" officeooo:rsid="01c99122" style:font-size-asian="12pt" style:font-weight-asian="normal" style:font-size-complex="12pt" style:font-weight-complex="normal"/>
    </style:style>
    <style:style style:name="T125"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26"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27" style:family="text">
      <style:text-properties style:font-name="Times New Roman" fo:font-size="12pt" officeooo:rsid="00956dd9" style:font-size-asian="12pt" style:font-size-complex="12pt"/>
    </style:style>
    <style:style style:name="T128" style:family="text">
      <style:text-properties style:font-name="Times New Roman" fo:font-size="12pt" officeooo:rsid="0096daa5" style:font-size-asian="12pt" style:font-size-complex="12pt"/>
    </style:style>
    <style:style style:name="T129" style:family="text">
      <style:text-properties style:font-name="Times New Roman" fo:font-size="12pt" officeooo:rsid="009714a2" style:font-size-asian="12pt" style:font-size-complex="12pt"/>
    </style:style>
    <style:style style:name="T130" style:family="text">
      <style:text-properties style:font-name="Times New Roman" fo:font-size="12pt" officeooo:rsid="00980ccd" style:font-size-asian="12pt" style:font-size-complex="12pt"/>
    </style:style>
    <style:style style:name="T131" style:family="text">
      <style:text-properties style:font-name="Times New Roman" fo:font-size="12pt" officeooo:rsid="009b879c" style:font-size-asian="12pt" style:font-size-complex="12pt"/>
    </style:style>
    <style:style style:name="T132" style:family="text">
      <style:text-properties style:font-name="Times New Roman" fo:font-size="12pt" officeooo:rsid="00a1a0a3" style:font-size-asian="12pt" style:font-size-complex="12pt"/>
    </style:style>
    <style:style style:name="T133" style:family="text">
      <style:text-properties style:font-name="Times New Roman" fo:font-size="12pt" officeooo:rsid="00a1b542" style:font-size-asian="12pt" style:font-size-complex="12pt"/>
    </style:style>
    <style:style style:name="T134" style:family="text">
      <style:text-properties style:font-name="Times New Roman" fo:font-size="12pt" officeooo:rsid="00a345ca" style:font-size-asian="10.5pt" style:font-size-complex="12pt"/>
    </style:style>
    <style:style style:name="T135" style:family="text">
      <style:text-properties style:font-name="Times New Roman" fo:font-size="12pt" officeooo:rsid="00a4f29f" style:font-size-asian="10.5pt" style:font-size-complex="12pt"/>
    </style:style>
    <style:style style:name="T136" style:family="text">
      <style:text-properties style:font-name="Times New Roman" fo:font-size="12pt" officeooo:rsid="00a56f73" style:font-size-asian="10.5pt" style:font-size-complex="12pt"/>
    </style:style>
    <style:style style:name="T137" style:family="text">
      <style:text-properties style:font-name="Times New Roman" fo:font-size="12pt" officeooo:rsid="00a6ba42" style:font-size-asian="10.5pt" style:font-size-complex="12pt"/>
    </style:style>
    <style:style style:name="T138" style:family="text">
      <style:text-properties style:font-name="Times New Roman" fo:font-size="12pt" officeooo:rsid="00a869b8" style:font-size-asian="10.5pt" style:font-size-complex="12pt"/>
    </style:style>
    <style:style style:name="T139" style:family="text">
      <style:text-properties style:font-name="Times New Roman" fo:font-size="12pt" officeooo:rsid="02156a7c" style:font-size-asian="10.5pt" style:font-size-complex="12pt"/>
    </style:style>
    <style:style style:name="T140" style:family="text">
      <style:text-properties style:font-name="Times New Roman" fo:font-size="12pt" officeooo:rsid="0215f0ff" style:font-size-asian="10.5pt" style:font-size-complex="12pt"/>
    </style:style>
    <style:style style:name="T141" style:family="text">
      <style:text-properties style:font-name="Times New Roman" fo:font-size="12pt" officeooo:rsid="02171900" style:font-size-asian="10.5pt" style:font-size-complex="12pt"/>
    </style:style>
    <style:style style:name="T142" style:family="text">
      <style:text-properties style:font-name="Times New Roman" fo:font-size="12pt" officeooo:rsid="021750a1" style:font-size-asian="10.5pt" style:font-size-complex="12pt"/>
    </style:style>
    <style:style style:name="T143" style:family="text">
      <style:text-properties style:font-name="Times New Roman" fo:font-size="12pt" officeooo:rsid="021fe53e" style:font-size-asian="10.5pt" style:font-size-complex="12pt"/>
    </style:style>
    <style:style style:name="T144" style:family="text">
      <style:text-properties style:font-name="Times New Roman" fo:font-size="12pt" officeooo:rsid="02219307" style:font-size-asian="10.5pt" style:font-size-complex="12pt"/>
    </style:style>
    <style:style style:name="T145" style:family="text">
      <style:text-properties style:font-name="Times New Roman" fo:font-size="12pt" officeooo:rsid="02219934" style:font-size-asian="10.5pt" style:font-size-complex="12pt"/>
    </style:style>
    <style:style style:name="T146" style:family="text">
      <style:text-properties style:font-name="Times New Roman" fo:font-size="12pt" officeooo:rsid="0222456e" style:font-size-asian="10.5pt" style:font-size-complex="12pt"/>
    </style:style>
    <style:style style:name="T147"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48"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49"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50"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51"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52"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53"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57" style:family="text">
      <style:text-properties style:font-name="Times New Roman" fo:font-size="12pt" fo:font-style="normal" style:font-size-asian="10.5pt" style:font-style-asian="normal" style:font-size-complex="12pt" style:font-style-complex="normal"/>
    </style:style>
    <style:style style:name="T158" style:family="text">
      <style:text-properties style:font-name="Times New Roman" fo:font-size="12pt" fo:font-style="normal" officeooo:rsid="0202329b" style:font-size-asian="10.5pt" style:font-style-asian="normal" style:font-size-complex="12pt" style:font-style-complex="normal"/>
    </style:style>
    <style:style style:name="T159" style:family="text">
      <style:text-properties style:font-name="Times New Roman" fo:font-size="12pt" fo:font-style="normal" officeooo:rsid="0203edbc" style:font-size-asian="10.5pt" style:font-style-asian="normal" style:font-size-complex="12pt" style:font-style-complex="normal"/>
    </style:style>
    <style:style style:name="T160" style:family="text">
      <style:text-properties style:font-name="Times New Roman" fo:font-size="12pt" fo:font-style="normal" officeooo:rsid="0205e513" style:font-size-asian="10.5pt" style:font-style-asian="normal" style:font-size-complex="12pt" style:font-style-complex="normal"/>
    </style:style>
    <style:style style:name="T161" style:family="text">
      <style:text-properties style:font-name="Times New Roman" fo:font-size="12pt" fo:font-style="normal" officeooo:rsid="0207fd97" style:font-size-asian="10.5pt" style:font-style-asian="normal" style:font-size-complex="12pt" style:font-style-complex="normal"/>
    </style:style>
    <style:style style:name="T162" style:family="text">
      <style:text-properties style:font-name="Times New Roman" fo:font-size="12pt" fo:font-style="normal" officeooo:rsid="0209aa97" style:font-size-asian="10.5pt" style:font-style-asian="normal" style:font-size-complex="12pt" style:font-style-complex="normal"/>
    </style:style>
    <style:style style:name="T163" style:family="text">
      <style:text-properties style:font-name="Times New Roman" fo:font-size="12pt" fo:font-style="normal" officeooo:rsid="020adbb0" style:font-size-asian="10.5pt" style:font-style-asian="normal" style:font-size-complex="12pt" style:font-style-complex="normal"/>
    </style:style>
    <style:style style:name="T164" style:family="text">
      <style:text-properties style:font-name="Times New Roman" fo:font-size="12pt" fo:font-style="normal" officeooo:rsid="020b3036" style:font-size-asian="10.5pt" style:font-style-asian="normal" style:font-size-complex="12pt" style:font-style-complex="normal"/>
    </style:style>
    <style:style style:name="T165" style:family="text">
      <style:text-properties style:font-name="Times New Roman" fo:font-size="12pt" fo:font-style="normal" officeooo:rsid="020b66ee" style:font-size-asian="10.5pt" style:font-style-asian="normal" style:font-size-complex="12pt" style:font-style-complex="normal"/>
    </style:style>
    <style:style style:name="T166" style:family="text">
      <style:text-properties style:font-name="Times New Roman" fo:font-size="12pt" fo:font-style="normal" officeooo:rsid="020c3a91" style:font-size-asian="10.5pt" style:font-style-asian="normal" style:font-size-complex="12pt" style:font-style-complex="normal"/>
    </style:style>
    <style:style style:name="T167"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68"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69"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70"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71"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72"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73" style:family="text">
      <style:text-properties style:font-name="Times New Roman" fo:font-size="12pt" officeooo:rsid="02373462"/>
    </style:style>
    <style:style style:name="T174" style:family="text">
      <style:text-properties style:font-name="Times New Roman" fo:font-size="12pt" style:text-underline-style="none" officeooo:rsid="022ce5ee" style:font-size-asian="10.5pt" style:font-size-complex="12pt"/>
    </style:style>
    <style:style style:name="T175" style:family="text">
      <style:text-properties style:font-name="Times New Roman" fo:font-size="12pt" style:text-underline-style="none" officeooo:rsid="022cfe89" style:font-size-asian="10.5pt" style:font-size-complex="12pt"/>
    </style:style>
    <style:style style:name="T176" style:family="text">
      <style:text-properties style:font-name="Times New Roman" fo:font-size="12pt" style:text-underline-style="none" officeooo:rsid="022d42da" style:font-size-asian="10.5pt" style:font-size-complex="12pt"/>
    </style:style>
    <style:style style:name="T177" style:family="text">
      <style:text-properties style:font-name="Times New Roman" fo:font-size="12pt" style:text-underline-style="none" officeooo:rsid="023054de" style:font-size-asian="10.5pt" style:font-size-complex="12pt"/>
    </style:style>
    <style:style style:name="T178" style:family="text">
      <style:text-properties style:font-name="Times New Roman" fo:font-size="12pt" style:text-underline-style="none" officeooo:rsid="0231ae37" style:font-size-asian="10.5pt" style:font-size-complex="12pt"/>
    </style:style>
    <style:style style:name="T179"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80"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81"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182"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183"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184"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185"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186" style:family="text">
      <style:text-properties style:font-name="Times New Roman" officeooo:rsid="0062e9ae"/>
    </style:style>
    <style:style style:name="T187" style:family="text">
      <style:text-properties style:font-name="Times New Roman" officeooo:rsid="006af0c5"/>
    </style:style>
    <style:style style:name="T188" style:family="text">
      <style:text-properties style:font-name="Times New Roman" officeooo:rsid="006b08d3"/>
    </style:style>
    <style:style style:name="T189" style:family="text">
      <style:text-properties style:font-name="Times New Roman" officeooo:rsid="006c492d"/>
    </style:style>
    <style:style style:name="T190" style:family="text">
      <style:text-properties style:font-name="Times New Roman" officeooo:rsid="006cb074"/>
    </style:style>
    <style:style style:name="T191" style:family="text">
      <style:text-properties style:font-name="Times New Roman" officeooo:rsid="006e615b"/>
    </style:style>
    <style:style style:name="T192" style:family="text">
      <style:text-properties style:font-name="Times New Roman" officeooo:rsid="00700cc5"/>
    </style:style>
    <style:style style:name="T193" style:family="text">
      <style:text-properties style:font-name="Times New Roman" officeooo:rsid="0070dc84"/>
    </style:style>
    <style:style style:name="T194" style:family="text">
      <style:text-properties style:font-name="Times New Roman" officeooo:rsid="0072b5fd"/>
    </style:style>
    <style:style style:name="T195" style:family="text">
      <style:text-properties style:font-name="Times New Roman" officeooo:rsid="00739c73"/>
    </style:style>
    <style:style style:name="T196" style:family="text">
      <style:text-properties style:font-name="Times New Roman" officeooo:rsid="00759f96"/>
    </style:style>
    <style:style style:name="T197" style:family="text">
      <style:text-properties style:font-name="Times New Roman" officeooo:rsid="00777f12"/>
    </style:style>
    <style:style style:name="T198" style:family="text">
      <style:text-properties style:font-name="Times New Roman" officeooo:rsid="00788086"/>
    </style:style>
    <style:style style:name="T199" style:family="text">
      <style:text-properties style:font-name="Times New Roman" officeooo:rsid="007b043e"/>
    </style:style>
    <style:style style:name="T200" style:family="text">
      <style:text-properties style:font-name="Times New Roman" officeooo:rsid="007b272e"/>
    </style:style>
    <style:style style:name="T201" style:family="text">
      <style:text-properties style:font-name="Times New Roman" officeooo:rsid="007c151c"/>
    </style:style>
    <style:style style:name="T202" style:family="text">
      <style:text-properties style:font-name="Times New Roman" officeooo:rsid="007d5c2b"/>
    </style:style>
    <style:style style:name="T203" style:family="text">
      <style:text-properties style:font-name="Times New Roman" officeooo:rsid="007eeb3a"/>
    </style:style>
    <style:style style:name="T204" style:family="text">
      <style:text-properties style:font-name="Times New Roman" officeooo:rsid="0080590e"/>
    </style:style>
    <style:style style:name="T205" style:family="text">
      <style:text-properties style:font-name="Times New Roman" officeooo:rsid="0082de28"/>
    </style:style>
    <style:style style:name="T206" style:family="text">
      <style:text-properties style:font-name="Times New Roman" officeooo:rsid="00842a58"/>
    </style:style>
    <style:style style:name="T207" style:family="text">
      <style:text-properties style:font-name="Times New Roman" officeooo:rsid="00860228"/>
    </style:style>
    <style:style style:name="T208" style:family="text">
      <style:text-properties style:font-name="Times New Roman" officeooo:rsid="009b879c"/>
    </style:style>
    <style:style style:name="T209" style:family="text">
      <style:text-properties style:font-name="Times New Roman" officeooo:rsid="009d5760"/>
    </style:style>
    <style:style style:name="T210" style:family="text">
      <style:text-properties style:font-name="Times New Roman" officeooo:rsid="009ec9fe"/>
    </style:style>
    <style:style style:name="T211" style:family="text">
      <style:text-properties style:font-name="Times New Roman" officeooo:rsid="009febc4"/>
    </style:style>
    <style:style style:name="T212" style:family="text">
      <style:text-properties style:font-name="Times New Roman" officeooo:rsid="01e04794" style:font-size-asian="12pt"/>
    </style:style>
    <style:style style:name="T213" style:family="text">
      <style:text-properties style:font-name="Times New Roman" fo:font-style="normal" officeooo:rsid="01e9a95f" style:font-size-asian="12pt" style:font-style-asian="normal" style:font-style-complex="normal"/>
    </style:style>
    <style:style style:name="T214" style:family="text">
      <style:text-properties style:font-name="Times New Roman" fo:font-style="normal" officeooo:rsid="01eab36e" style:font-size-asian="12pt" style:font-style-asian="normal" style:font-style-complex="normal"/>
    </style:style>
    <style:style style:name="T215" style:family="text">
      <style:text-properties style:font-name="Times New Roman" fo:font-style="normal" officeooo:rsid="01ef0402" style:font-size-asian="12pt" style:font-style-asian="normal" style:font-style-complex="normal"/>
    </style:style>
    <style:style style:name="T216" style:family="text">
      <style:text-properties style:font-name="Times New Roman" fo:font-style="normal" officeooo:rsid="01f1f5a1" style:font-size-asian="12pt" style:font-style-asian="normal" style:font-style-complex="normal"/>
    </style:style>
    <style:style style:name="T217" style:family="text">
      <style:text-properties style:font-name="Times New Roman" fo:font-style="normal" officeooo:rsid="01f29317" style:font-size-asian="12pt" style:font-style-asian="normal" style:font-style-complex="normal"/>
    </style:style>
    <style:style style:name="T218" style:family="text">
      <style:text-properties style:font-name="Times New Roman" fo:font-style="normal" officeooo:rsid="01f5a366" style:font-size-asian="12pt" style:font-style-asian="normal" style:font-style-complex="normal"/>
    </style:style>
    <style:style style:name="T219" style:family="text">
      <style:text-properties style:font-name="Times New Roman" fo:font-style="normal" officeooo:rsid="01fd9ebb" style:font-size-asian="12pt" style:font-style-asian="normal" style:font-style-complex="normal"/>
    </style:style>
    <style:style style:name="T220" style:family="text">
      <style:text-properties style:font-name="Times New Roman" fo:language="ro" fo:country="RO"/>
    </style:style>
    <style:style style:name="T221" style:family="text">
      <style:text-properties style:font-name="Times New Roman" fo:language="ro" fo:country="RO" officeooo:rsid="03475b77"/>
    </style:style>
    <style:style style:name="T222" style:family="text">
      <style:text-properties style:font-name="Times New Roman" fo:language="ro" fo:country="RO" officeooo:rsid="03490277"/>
    </style:style>
    <style:style style:name="T223" style:family="text">
      <style:text-properties style:font-name="Times New Roman" fo:language="ro" fo:country="RO" officeooo:rsid="0349ae39"/>
    </style:style>
    <style:style style:name="T224" style:family="text">
      <style:text-properties style:font-name="Times New Roman" fo:language="ro" fo:country="RO" officeooo:rsid="034b5e3c"/>
    </style:style>
    <style:style style:name="T225" style:family="text">
      <style:text-properties style:font-name="Times New Roman" fo:language="ro" fo:country="RO" officeooo:rsid="034b77a7"/>
    </style:style>
    <style:style style:name="T226" style:family="text">
      <style:text-properties style:font-name="Times New Roman" fo:language="ro" fo:country="RO" officeooo:rsid="034caf69"/>
    </style:style>
    <style:style style:name="T227" style:family="text">
      <style:text-properties fo:color="#000080" fo:font-weight="bold"/>
    </style:style>
    <style:style style:name="T228" style:family="text">
      <style:text-properties fo:color="#000080" fo:font-weight="bold" officeooo:rsid="00b9a56c"/>
    </style:style>
    <style:style style:name="T229" style:family="text">
      <style:text-properties fo:color="#000080" fo:font-weight="bold" officeooo:rsid="0220aa61"/>
    </style:style>
    <style:style style:name="T230" style:family="text">
      <style:text-properties fo:color="#000080" fo:font-weight="bold" officeooo:rsid="0221dadd"/>
    </style:style>
    <style:style style:name="T231" style:family="text">
      <style:text-properties fo:color="#000080" fo:font-weight="bold" officeooo:rsid="0224a079"/>
    </style:style>
    <style:style style:name="T232" style:family="text">
      <style:text-properties fo:color="#000080" fo:font-weight="bold" officeooo:rsid="02251837"/>
    </style:style>
    <style:style style:name="T233" style:family="text">
      <style:text-properties fo:color="#000080" fo:font-weight="bold" style:font-size-asian="9pt" style:font-size-complex="9pt"/>
    </style:style>
    <style:style style:name="T234" style:family="text">
      <style:text-properties fo:color="#000080" style:font-name="Courier New1" fo:font-weight="bold"/>
    </style:style>
    <style:style style:name="T235" style:family="text">
      <style:text-properties fo:color="#000080" style:font-name="Courier New1" fo:font-weight="bold" officeooo:rsid="009239ef" style:font-weight-asian="bold" style:font-name-complex="Times New Roman1" style:font-weight-complex="bold"/>
    </style:style>
    <style:style style:name="T236" style:family="text">
      <style:text-properties fo:color="#000080" style:font-name="Courier New1" fo:font-weight="bold" officeooo:rsid="01db029f" style:font-size-asian="12pt"/>
    </style:style>
    <style:style style:name="T237" style:family="text">
      <style:text-properties fo:color="#000080" style:font-name="Courier New1" fo:font-weight="bold" officeooo:rsid="01e28ab7" style:font-size-asian="12pt"/>
    </style:style>
    <style:style style:name="T238" style:family="text">
      <style:text-properties fo:color="#000080" style:font-name="Courier New1" fo:font-weight="bold" style:font-size-asian="9pt" style:font-size-complex="9pt"/>
    </style:style>
    <style:style style:name="T239" style:family="text">
      <style:text-properties fo:color="#000080" style:font-name="Courier New1" fo:font-size="10pt" fo:font-weight="bold" style:font-size-asian="10pt" style:font-size-complex="10pt"/>
    </style:style>
    <style:style style:name="T240"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41" style:family="text">
      <style:text-properties fo:color="#000080" style:font-name="Courier New1" fo:font-style="normal" fo:font-weight="bold" officeooo:rsid="01e4af87" style:font-size-asian="12pt" style:font-style-asian="normal" style:font-style-complex="normal"/>
    </style:style>
    <style:style style:name="T242" style:family="text">
      <style:text-properties fo:color="#000080" style:font-name="Courier New1" fo:font-style="normal" fo:font-weight="bold" officeooo:rsid="01e82c47" style:font-size-asian="12pt" style:font-style-asian="normal" style:font-style-complex="normal"/>
    </style:style>
    <style:style style:name="T243" style:family="text">
      <style:text-properties fo:color="#000080" style:font-name="Courier New1" fo:font-style="normal" fo:font-weight="bold" officeooo:rsid="01e9703c" style:font-size-asian="12pt" style:font-style-asian="normal" style:font-style-complex="normal"/>
    </style:style>
    <style:style style:name="T244" style:family="text">
      <style:text-properties fo:color="#000080" style:font-name="Courier New1" fo:font-size="9pt" fo:font-weight="bold"/>
    </style:style>
    <style:style style:name="T245" style:family="text">
      <style:text-properties fo:color="#000080" style:font-name="Courier New" fo:font-size="10pt" fo:font-weight="bold" style:font-size-asian="10pt" style:font-size-complex="10pt"/>
    </style:style>
    <style:style style:name="T246" style:family="text">
      <style:text-properties fo:color="#000080" style:font-name="Courier New" fo:font-size="10pt" fo:font-weight="bold" officeooo:rsid="00a1a0a3" style:font-size-asian="10pt" style:font-size-complex="10pt"/>
    </style:style>
    <style:style style:name="T247" style:family="text">
      <style:text-properties fo:color="#000080" style:font-name="Courier New" fo:font-size="10pt" fo:font-weight="bold" officeooo:rsid="00a869b8" style:font-size-asian="10pt" style:font-size-complex="10pt"/>
    </style:style>
    <style:style style:name="T248" style:family="text">
      <style:text-properties fo:color="#000080" style:font-name="Courier New" fo:font-size="10pt" fo:font-weight="bold" officeooo:rsid="00ab58cc" style:font-size-asian="10pt" style:font-size-complex="10pt"/>
    </style:style>
    <style:style style:name="T249" style:family="text">
      <style:text-properties fo:color="#000080" style:font-name="Courier New" fo:font-size="10pt" fo:font-weight="bold" officeooo:rsid="00c16195" style:font-size-asian="10pt" style:font-size-complex="10pt"/>
    </style:style>
    <style:style style:name="T250" style:family="text">
      <style:text-properties fo:color="#000080" style:font-name="Courier New" fo:font-size="10pt" fo:font-weight="bold" officeooo:rsid="00c9d900" style:font-size-asian="10pt" style:font-size-complex="10pt"/>
    </style:style>
    <style:style style:name="T251" style:family="text">
      <style:text-properties fo:color="#000080" style:font-name="Courier New" fo:font-size="10pt" fo:font-weight="bold" officeooo:rsid="00cdd594" style:font-size-asian="10pt" style:font-size-complex="10pt"/>
    </style:style>
    <style:style style:name="T252" style:family="text">
      <style:text-properties fo:color="#000080" style:font-name="Courier New" fo:font-size="10pt" fo:font-weight="bold" officeooo:rsid="00d1e5dd" style:font-size-asian="10pt" style:font-size-complex="10pt"/>
    </style:style>
    <style:style style:name="T253" style:family="text">
      <style:text-properties fo:color="#000080" style:font-name="Courier New" fo:font-size="10pt" fo:font-weight="bold" officeooo:rsid="00d1f816" style:font-size-asian="10pt" style:font-size-complex="10pt"/>
    </style:style>
    <style:style style:name="T254" style:family="text">
      <style:text-properties fo:color="#000080" style:font-name="Courier New" fo:font-size="10pt" fo:font-weight="bold" officeooo:rsid="00cdd594" style:font-size-asian="10pt" style:font-weight-asian="bold" style:font-size-complex="10pt" style:font-weight-complex="bold"/>
    </style:style>
    <style:style style:name="T255"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56" style:family="text">
      <style:text-properties fo:color="#000080" style:font-name="Courier New" fo:font-weight="bold"/>
    </style:style>
    <style:style style:name="T257" style:family="text">
      <style:text-properties fo:color="#000080" style:font-name="Courier New" fo:font-style="normal" fo:font-weight="bold" officeooo:rsid="01eab36e" style:font-size-asian="12pt" style:font-style-asian="normal" style:font-style-complex="normal"/>
    </style:style>
    <style:style style:name="T258" style:family="text">
      <style:text-properties fo:color="#000080" style:font-name="Courier New" fo:font-style="normal" fo:font-weight="bold" officeooo:rsid="01f1f5a1" style:font-size-asian="12pt" style:font-style-asian="normal" style:font-style-complex="normal"/>
    </style:style>
    <style:style style:name="T259" style:family="text">
      <style:text-properties fo:color="#000080" style:font-name="Courier New" fo:font-style="normal" fo:font-weight="bold" officeooo:rsid="01f29317" style:font-size-asian="12pt" style:font-style-asian="normal" style:font-style-complex="normal"/>
    </style:style>
    <style:style style:name="T26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6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62" style:family="text">
      <style:text-properties fo:color="#000080" style:font-name="Times New Roman" fo:font-size="12pt" fo:font-weight="bold" officeooo:rsid="00d1f816" style:font-size-asian="10.5pt" style:font-size-complex="12pt"/>
    </style:style>
    <style:style style:name="T263" style:family="text">
      <style:text-properties fo:color="#000080" fo:font-size="10pt" fo:font-weight="bold" style:font-size-asian="10pt" style:font-size-complex="10pt"/>
    </style:style>
    <style:style style:name="T26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6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6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67" style:family="text">
      <style:text-properties fo:color="#000080" style:text-underline-style="none" fo:font-weight="bold" officeooo:rsid="022928f9"/>
    </style:style>
    <style:style style:name="T268" style:family="text">
      <style:text-properties fo:color="#000080" style:text-underline-style="none" fo:font-weight="bold" officeooo:rsid="0229849c"/>
    </style:style>
    <style:style style:name="T269" style:family="text">
      <style:text-properties fo:color="#000080" style:text-underline-style="none" fo:font-weight="bold" officeooo:rsid="022b64c6"/>
    </style:style>
    <style:style style:name="T270" style:family="text">
      <style:text-properties fo:color="#000080" style:text-underline-style="none" fo:font-weight="bold" officeooo:rsid="022ce5ee"/>
    </style:style>
    <style:style style:name="T271" style:family="text">
      <style:text-properties fo:color="#000080" style:text-underline-style="none" fo:font-weight="bold" officeooo:rsid="022d42da"/>
    </style:style>
    <style:style style:name="T272" style:family="text">
      <style:text-properties fo:color="#000080" style:text-underline-style="none" fo:font-weight="bold" officeooo:rsid="02325bc8"/>
    </style:style>
    <style:style style:name="T273" style:family="text">
      <style:text-properties fo:color="#000080" fo:font-size="9pt" fo:font-weight="bold"/>
    </style:style>
    <style:style style:name="T274" style:family="text">
      <style:text-properties fo:color="#000080" fo:font-size="9pt" fo:font-weight="bold" style:font-size-asian="9pt" style:font-size-complex="9pt"/>
    </style:style>
    <style:style style:name="T275" style:family="text">
      <style:text-properties fo:color="#000080" fo:font-style="normal" fo:font-weight="bold" officeooo:rsid="023c089f" style:font-style-asian="normal" style:font-weight-asian="normal" style:font-style-complex="normal" style:font-weight-complex="normal"/>
    </style:style>
    <style:style style:name="T276" style:family="text">
      <style:text-properties fo:color="#000080" fo:font-style="normal" fo:font-weight="bold" officeooo:rsid="02c870b5" style:font-style-asian="normal" style:font-weight-asian="normal" style:font-style-complex="normal" style:font-weight-complex="normal"/>
    </style:style>
    <style:style style:name="T277" style:family="text">
      <style:text-properties fo:color="#000080" fo:font-style="normal" officeooo:rsid="0242f156" style:font-style-asian="normal" style:font-style-complex="normal"/>
    </style:style>
    <style:style style:name="T278" style:family="text">
      <style:text-properties fo:color="#660e7a" fo:font-weight="bold"/>
    </style:style>
    <style:style style:name="T279" style:family="text">
      <style:text-properties fo:color="#660e7a" fo:font-weight="bold" officeooo:rsid="0224a079"/>
    </style:style>
    <style:style style:name="T280" style:family="text">
      <style:text-properties fo:color="#660e7a" fo:font-weight="bold" style:font-size-asian="9pt" style:font-size-complex="9pt"/>
    </style:style>
    <style:style style:name="T281" style:family="text">
      <style:text-properties fo:color="#660e7a" style:font-name="Courier New1" fo:font-weight="bold"/>
    </style:style>
    <style:style style:name="T282" style:family="text">
      <style:text-properties fo:color="#660e7a" style:font-name="Courier New1" fo:font-size="10pt" fo:font-weight="bold" style:font-size-asian="10pt" style:font-size-complex="10pt"/>
    </style:style>
    <style:style style:name="T283"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84" style:family="text">
      <style:text-properties fo:color="#660e7a" style:font-name="Courier New1" fo:font-size="9pt" fo:font-weight="bold"/>
    </style:style>
    <style:style style:name="T285" style:family="text">
      <style:text-properties fo:color="#660e7a" style:font-name="Courier New1" fo:font-style="italic" fo:font-weight="bold"/>
    </style:style>
    <style:style style:name="T286" style:family="text">
      <style:text-properties fo:color="#660e7a" style:font-name="Courier New" fo:font-size="10pt" fo:font-weight="bold" style:font-size-asian="10pt" style:font-size-complex="10pt"/>
    </style:style>
    <style:style style:name="T287" style:family="text">
      <style:text-properties fo:color="#660e7a" style:font-name="Courier New" fo:font-size="10pt" fo:font-weight="bold" officeooo:rsid="00a1a0a3" style:font-size-asian="10pt" style:font-size-complex="10pt"/>
    </style:style>
    <style:style style:name="T288" style:family="text">
      <style:text-properties fo:color="#660e7a" style:font-name="Courier New" fo:font-size="10pt" fo:font-weight="bold" officeooo:rsid="00a869b8" style:font-size-asian="10pt" style:font-size-complex="10pt"/>
    </style:style>
    <style:style style:name="T289" style:family="text">
      <style:text-properties fo:color="#660e7a" style:font-name="Courier New" fo:font-size="10pt" fo:font-weight="bold" officeooo:rsid="00ab58cc" style:font-size-asian="10pt" style:font-size-complex="10pt"/>
    </style:style>
    <style:style style:name="T290" style:family="text">
      <style:text-properties fo:color="#660e7a" style:font-name="Courier New" fo:font-weight="bold"/>
    </style:style>
    <style:style style:name="T291" style:family="text">
      <style:text-properties fo:color="#660e7a" fo:font-size="10pt" fo:font-weight="bold" style:font-size-asian="10pt" style:font-size-complex="10pt"/>
    </style:style>
    <style:style style:name="T292" style:family="text">
      <style:text-properties fo:color="#660e7a" style:text-underline-style="none" fo:font-weight="bold" officeooo:rsid="022928f9"/>
    </style:style>
    <style:style style:name="T293" style:family="text">
      <style:text-properties fo:color="#660e7a" style:text-underline-style="none" fo:font-weight="bold" officeooo:rsid="0229849c"/>
    </style:style>
    <style:style style:name="T294" style:family="text">
      <style:text-properties fo:color="#660e7a" style:text-underline-style="none" fo:font-weight="bold" officeooo:rsid="022b64c6"/>
    </style:style>
    <style:style style:name="T295" style:family="text">
      <style:text-properties fo:color="#660e7a" style:text-underline-style="none" fo:font-weight="bold" officeooo:rsid="022d42da"/>
    </style:style>
    <style:style style:name="T296" style:family="text">
      <style:text-properties fo:color="#660e7a" style:text-underline-style="none" fo:font-weight="bold" officeooo:rsid="02325bc8"/>
    </style:style>
    <style:style style:name="T297" style:family="text">
      <style:text-properties fo:color="#660e7a" fo:font-size="9pt" fo:font-weight="bold"/>
    </style:style>
    <style:style style:name="T298" style:family="text">
      <style:text-properties fo:color="#660e7a" fo:font-style="normal" fo:font-weight="bold" officeooo:rsid="023c089f" style:font-style-asian="normal" style:font-weight-asian="normal" style:font-style-complex="normal" style:font-weight-complex="normal"/>
    </style:style>
    <style:style style:name="T299" style:family="text">
      <style:text-properties fo:color="#660e7a" fo:font-style="italic" fo:font-weight="bold"/>
    </style:style>
    <style:style style:name="T300" style:family="text">
      <style:text-properties fo:color="#660e7a" fo:font-style="italic" fo:font-weight="bold" officeooo:rsid="02c870b5" style:font-style-asian="normal" style:font-weight-asian="normal" style:font-style-complex="normal" style:font-weight-complex="normal"/>
    </style:style>
    <style:style style:name="T301" style:family="text">
      <style:text-properties fo:color="#000000" style:font-name="Courier New1"/>
    </style:style>
    <style:style style:name="T302" style:family="text">
      <style:text-properties fo:color="#000000" style:font-name="Courier New1" fo:font-size="10pt" style:font-size-asian="10pt" style:font-size-complex="10pt"/>
    </style:style>
    <style:style style:name="T30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30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305" style:family="text">
      <style:text-properties fo:color="#000000" style:font-name="Times New Roman" fo:font-size="12pt" officeooo:rsid="00a997d9" style:font-size-asian="10.5pt" style:font-size-complex="12pt"/>
    </style:style>
    <style:style style:name="T306" style:family="text">
      <style:text-properties fo:color="#000000" style:font-name="Times New Roman" fo:font-size="12pt" officeooo:rsid="00aa3f33" style:font-size-asian="10.5pt" style:font-size-complex="12pt"/>
    </style:style>
    <style:style style:name="T307" style:family="text">
      <style:text-properties fo:color="#000000" style:font-name="Times New Roman" fo:font-size="12pt" officeooo:rsid="00ab58cc" style:font-size-asian="10.5pt" style:font-size-complex="12pt"/>
    </style:style>
    <style:style style:name="T308" style:family="text">
      <style:text-properties fo:color="#000000" style:font-name="Times New Roman" fo:font-size="12pt" officeooo:rsid="00ac6637" style:font-size-asian="10.5pt" style:font-size-complex="12pt"/>
    </style:style>
    <style:style style:name="T309" style:family="text">
      <style:text-properties fo:color="#000000" style:font-name="Times New Roman" fo:font-size="12pt" officeooo:rsid="00adf87d" style:font-size-asian="10.5pt" style:font-size-complex="12pt"/>
    </style:style>
    <style:style style:name="T310" style:family="text">
      <style:text-properties fo:color="#000000" style:font-name="Times New Roman" fo:font-size="12pt" officeooo:rsid="00aff78b" style:font-size-asian="10.5pt" style:font-size-complex="12pt"/>
    </style:style>
    <style:style style:name="T311" style:family="text">
      <style:text-properties fo:color="#000000" style:font-name="Times New Roman" fo:font-size="12pt" officeooo:rsid="00b1545b" style:font-size-asian="10.5pt" style:font-size-complex="12pt"/>
    </style:style>
    <style:style style:name="T312" style:family="text">
      <style:text-properties fo:color="#000000" style:font-name="Times New Roman" fo:font-size="12pt" officeooo:rsid="00b34e18" style:font-size-asian="10.5pt" style:font-size-complex="12pt"/>
    </style:style>
    <style:style style:name="T313" style:family="text">
      <style:text-properties fo:color="#000000" style:font-name="Times New Roman" fo:font-size="12pt" officeooo:rsid="00b47bf3" style:font-size-asian="10.5pt" style:font-size-complex="12pt"/>
    </style:style>
    <style:style style:name="T314" style:family="text">
      <style:text-properties fo:color="#000000" style:font-name="Times New Roman" fo:font-size="12pt" officeooo:rsid="00b546fe" style:font-size-asian="10.5pt" style:font-size-complex="12pt"/>
    </style:style>
    <style:style style:name="T315" style:family="text">
      <style:text-properties fo:color="#000000" style:font-name="Times New Roman" fo:font-size="12pt" officeooo:rsid="00b62d4f" style:font-size-asian="10.5pt" style:font-size-complex="12pt"/>
    </style:style>
    <style:style style:name="T316" style:family="text">
      <style:text-properties fo:color="#000000" style:font-name="Times New Roman" fo:font-size="12pt" officeooo:rsid="00b9a56c" style:font-size-asian="10.5pt" style:font-size-complex="12pt"/>
    </style:style>
    <style:style style:name="T317" style:family="text">
      <style:text-properties fo:color="#000000" style:font-name="Times New Roman" fo:font-size="12pt" officeooo:rsid="00c0a67e" style:font-size-asian="10.5pt" style:font-size-complex="12pt"/>
    </style:style>
    <style:style style:name="T318" style:family="text">
      <style:text-properties fo:color="#000000" style:font-name="Times New Roman" fo:font-size="12pt" officeooo:rsid="00c0d0d2" style:font-size-asian="10.5pt" style:font-size-complex="12pt"/>
    </style:style>
    <style:style style:name="T319" style:family="text">
      <style:text-properties fo:color="#000000" style:font-name="Times New Roman" fo:font-size="12pt" officeooo:rsid="00c16195" style:font-size-asian="10.5pt" style:font-size-complex="12pt"/>
    </style:style>
    <style:style style:name="T320" style:family="text">
      <style:text-properties fo:color="#000000" style:font-name="Times New Roman" fo:font-size="12pt" officeooo:rsid="00c4da2f" style:font-size-asian="10.5pt" style:font-size-complex="12pt"/>
    </style:style>
    <style:style style:name="T321" style:family="text">
      <style:text-properties fo:color="#000000" style:font-name="Times New Roman" fo:font-size="12pt" officeooo:rsid="00c93209" style:font-size-asian="10.5pt" style:font-size-complex="12pt"/>
    </style:style>
    <style:style style:name="T322" style:family="text">
      <style:text-properties fo:color="#000000" style:font-name="Times New Roman" fo:font-size="12pt" officeooo:rsid="00c9ce66" style:font-size-asian="10.5pt" style:font-size-complex="12pt"/>
    </style:style>
    <style:style style:name="T323" style:family="text">
      <style:text-properties fo:color="#000000" style:font-name="Times New Roman" fo:font-size="12pt" officeooo:rsid="00c9d900" style:font-size-asian="10.5pt" style:font-size-complex="12pt"/>
    </style:style>
    <style:style style:name="T324" style:family="text">
      <style:text-properties fo:color="#000000" style:font-name="Times New Roman" fo:font-size="12pt" officeooo:rsid="00cdd594" style:font-size-asian="10.5pt" style:font-size-complex="12pt"/>
    </style:style>
    <style:style style:name="T325" style:family="text">
      <style:text-properties fo:color="#000000" style:font-name="Times New Roman" fo:font-size="12pt" officeooo:rsid="00d1e5dd" style:font-size-asian="10.5pt" style:font-size-complex="12pt"/>
    </style:style>
    <style:style style:name="T326" style:family="text">
      <style:text-properties fo:color="#000000" style:font-name="Times New Roman" fo:font-size="12pt" officeooo:rsid="00d1f2f6" style:font-size-asian="10.5pt" style:font-size-complex="12pt"/>
    </style:style>
    <style:style style:name="T327" style:family="text">
      <style:text-properties fo:color="#000000" style:font-name="Times New Roman" fo:font-size="12pt" officeooo:rsid="00d1f816" style:font-size-asian="10.5pt" style:font-size-complex="12pt"/>
    </style:style>
    <style:style style:name="T328" style:family="text">
      <style:text-properties fo:color="#000000" style:font-name="Times New Roman" fo:font-size="12pt" officeooo:rsid="00d40fcb" style:font-size-asian="10.5pt" style:font-size-complex="12pt"/>
    </style:style>
    <style:style style:name="T329" style:family="text">
      <style:text-properties fo:color="#000000" style:font-name="Times New Roman" fo:font-size="12pt" officeooo:rsid="00d47eb7" style:font-size-asian="10.5pt" style:font-size-complex="12pt"/>
    </style:style>
    <style:style style:name="T330" style:family="text">
      <style:text-properties fo:color="#000000" style:font-name="Times New Roman" fo:font-size="12pt" fo:font-weight="bold" officeooo:rsid="00cdd594" style:font-size-asian="10.5pt" style:font-weight-asian="bold" style:font-size-complex="12pt" style:font-weight-complex="bold"/>
    </style:style>
    <style:style style:name="T331" style:family="text">
      <style:text-properties fo:color="#000000" style:font-name="Times New Roman" fo:font-size="12pt" fo:font-weight="normal" officeooo:rsid="00de4d59" style:font-size-asian="10.5pt" style:font-weight-asian="normal" style:font-size-complex="12pt" style:font-weight-complex="normal"/>
    </style:style>
    <style:style style:name="T332" style:family="text">
      <style:text-properties fo:color="#000000" style:font-name="Times New Roman" fo:font-size="12pt" fo:font-weight="normal" officeooo:rsid="011c0122" style:font-size-asian="10.5pt" style:font-weight-asian="normal" style:font-size-complex="12pt" style:font-weight-complex="normal"/>
    </style:style>
    <style:style style:name="T333" style:family="text">
      <style:text-properties fo:color="#000000" style:font-name="Times New Roman" fo:font-size="12pt" fo:font-weight="normal" officeooo:rsid="00e24901" style:font-size-asian="10.5pt" style:font-weight-asian="normal" style:font-size-complex="12pt" style:font-weight-complex="normal"/>
    </style:style>
    <style:style style:name="T334" style:family="text">
      <style:text-properties fo:color="#000000" style:font-name="Times New Roman" fo:font-size="12pt" fo:font-weight="normal" officeooo:rsid="0145f11f" style:font-size-asian="10.5pt" style:font-weight-asian="normal" style:font-size-complex="12pt" style:font-weight-complex="normal"/>
    </style:style>
    <style:style style:name="T335" style:family="text">
      <style:text-properties fo:color="#000000" style:font-name="Times New Roman" fo:font-size="12pt" fo:font-weight="normal" officeooo:rsid="0147246b" style:font-size-asian="10.5pt" style:font-weight-asian="normal" style:font-size-complex="12pt" style:font-weight-complex="normal"/>
    </style:style>
    <style:style style:name="T336" style:family="text">
      <style:text-properties fo:color="#000000" style:font-name="Times New Roman" fo:font-size="12pt" fo:font-weight="normal" officeooo:rsid="0147949f" style:font-size-asian="10.5pt" style:font-weight-asian="normal" style:font-size-complex="12pt" style:font-weight-complex="normal"/>
    </style:style>
    <style:style style:name="T337" style:family="text">
      <style:text-properties fo:color="#000000" style:font-name="Times New Roman" fo:font-size="12pt" fo:font-weight="normal" officeooo:rsid="00e986d6" style:font-size-asian="10.5pt" style:font-weight-asian="normal" style:font-size-complex="12pt" style:font-weight-complex="normal"/>
    </style:style>
    <style:style style:name="T338" style:family="text">
      <style:text-properties fo:color="#000000" style:font-name="Times New Roman" fo:font-size="12pt" fo:font-weight="normal" officeooo:rsid="01496b65" style:font-size-asian="10.5pt" style:font-weight-asian="normal" style:font-size-complex="12pt" style:font-weight-complex="normal"/>
    </style:style>
    <style:style style:name="T339" style:family="text">
      <style:text-properties fo:color="#000000" style:font-name="Times New Roman" fo:font-size="12pt" fo:font-weight="normal" officeooo:rsid="00f70450" style:font-size-asian="10.5pt" style:font-weight-asian="normal" style:font-size-complex="12pt" style:font-weight-complex="normal"/>
    </style:style>
    <style:style style:name="T340" style:family="text">
      <style:text-properties fo:color="#000000" style:font-name="Times New Roman" fo:font-size="12pt" fo:font-weight="normal" officeooo:rsid="015071ba" style:font-size-asian="10.5pt" style:font-weight-asian="normal" style:font-size-complex="12pt" style:font-weight-complex="normal"/>
    </style:style>
    <style:style style:name="T341" style:family="text">
      <style:text-properties fo:color="#000000" style:font-name="Times New Roman" fo:font-size="12pt" fo:font-weight="normal" officeooo:rsid="00f89ede" style:font-size-asian="10.5pt" style:font-weight-asian="normal" style:font-size-complex="12pt" style:font-weight-complex="normal"/>
    </style:style>
    <style:style style:name="T342"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43"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44"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4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4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47"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48"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49"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350"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351"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52" style:family="text">
      <style:text-properties fo:color="#000000" style:font-name="Times New Roman" fo:font-size="16pt" fo:font-weight="bold" officeooo:rsid="00d829ed" style:font-size-asian="16pt" style:font-weight-asian="bold" style:font-size-complex="16pt" style:font-weight-complex="bold"/>
    </style:style>
    <style:style style:name="T353" style:family="text">
      <style:text-properties fo:color="#000000" style:font-name="Times New Roman" fo:font-size="16pt" fo:font-weight="bold" officeooo:rsid="00f36711" style:font-size-asian="16pt" style:font-weight-asian="bold" style:font-size-complex="16pt" style:font-weight-complex="bold"/>
    </style:style>
    <style:style style:name="T354"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55" style:family="text">
      <style:text-properties fo:color="#000000" style:font-name="Times New Roman" officeooo:rsid="00d829ed"/>
    </style:style>
    <style:style style:name="T356" style:family="text">
      <style:text-properties fo:color="#000000" style:font-name="Times New Roman" officeooo:rsid="00da1926"/>
    </style:style>
    <style:style style:name="T357" style:family="text">
      <style:text-properties fo:color="#000000" style:font-name="Times New Roman" officeooo:rsid="00db6647"/>
    </style:style>
    <style:style style:name="T358" style:family="text">
      <style:text-properties fo:color="#000000" style:font-name="Times New Roman" officeooo:rsid="00dc645e"/>
    </style:style>
    <style:style style:name="T359" style:family="text">
      <style:text-properties fo:color="#000000" style:font-name="Times New Roman" officeooo:rsid="00dc83ca"/>
    </style:style>
    <style:style style:name="T360" style:family="text">
      <style:text-properties fo:color="#000000" style:font-name="Times New Roman" officeooo:rsid="00ddd576"/>
    </style:style>
    <style:style style:name="T361" style:family="text">
      <style:text-properties fo:color="#000000" style:font-name="Times New Roman" officeooo:rsid="00de4d59"/>
    </style:style>
    <style:style style:name="T362" style:family="text">
      <style:text-properties fo:color="#000000" style:font-name="Times New Roman" officeooo:rsid="00e0719e"/>
    </style:style>
    <style:style style:name="T363" style:family="text">
      <style:text-properties fo:color="#000000" style:font-name="Times New Roman" officeooo:rsid="00e24901"/>
    </style:style>
    <style:style style:name="T364" style:family="text">
      <style:text-properties fo:color="#000000" style:font-name="Times New Roman" officeooo:rsid="00e37c2a"/>
    </style:style>
    <style:style style:name="T365" style:family="text">
      <style:text-properties fo:color="#000000" style:font-name="Times New Roman" officeooo:rsid="00e5a662"/>
    </style:style>
    <style:style style:name="T366" style:family="text">
      <style:text-properties fo:color="#000000" style:font-name="Times New Roman" officeooo:rsid="00e6b4a7"/>
    </style:style>
    <style:style style:name="T367" style:family="text">
      <style:text-properties fo:color="#000000" style:font-name="Times New Roman" officeooo:rsid="00e986d6"/>
    </style:style>
    <style:style style:name="T368" style:family="text">
      <style:text-properties fo:color="#000000" style:font-name="Times New Roman" officeooo:rsid="00ea9339"/>
    </style:style>
    <style:style style:name="T369" style:family="text">
      <style:text-properties fo:color="#000000" style:font-name="Times New Roman" officeooo:rsid="00eb35bf"/>
    </style:style>
    <style:style style:name="T370" style:family="text">
      <style:text-properties fo:color="#000000" style:font-name="Times New Roman" officeooo:rsid="00ed5553"/>
    </style:style>
    <style:style style:name="T371" style:family="text">
      <style:text-properties fo:color="#000000" style:font-name="Times New Roman" officeooo:rsid="00ede4ae"/>
    </style:style>
    <style:style style:name="T372" style:family="text">
      <style:text-properties fo:color="#000000" style:font-name="Times New Roman" officeooo:rsid="00efb625"/>
    </style:style>
    <style:style style:name="T373" style:family="text">
      <style:text-properties fo:color="#000000" style:font-name="Times New Roman" officeooo:rsid="00f0a1a0"/>
    </style:style>
    <style:style style:name="T374" style:family="text">
      <style:text-properties fo:color="#000000" style:font-name="Times New Roman" officeooo:rsid="00f10b3f"/>
    </style:style>
    <style:style style:name="T375" style:family="text">
      <style:text-properties fo:color="#000000" style:font-name="Times New Roman" officeooo:rsid="00f1f2b2"/>
    </style:style>
    <style:style style:name="T376" style:family="text">
      <style:text-properties fo:color="#000000" style:font-name="Times New Roman" officeooo:rsid="00f36711"/>
    </style:style>
    <style:style style:name="T377" style:family="text">
      <style:text-properties fo:color="#000000" style:font-name="Times New Roman" officeooo:rsid="00f70450"/>
    </style:style>
    <style:style style:name="T378" style:family="text">
      <style:text-properties fo:color="#000000" style:font-name="Times New Roman" officeooo:rsid="00f89ede"/>
    </style:style>
    <style:style style:name="T379" style:family="text">
      <style:text-properties fo:color="#000000" style:font-name="Times New Roman" officeooo:rsid="00fc05ba"/>
    </style:style>
    <style:style style:name="T380" style:family="text">
      <style:text-properties fo:color="#000000" style:font-name="Times New Roman" officeooo:rsid="00fd2374"/>
    </style:style>
    <style:style style:name="T381" style:family="text">
      <style:text-properties fo:color="#000000" style:font-name="Times New Roman" officeooo:rsid="00fe768b"/>
    </style:style>
    <style:style style:name="T382" style:family="text">
      <style:text-properties fo:color="#000000" style:font-name="Times New Roman" officeooo:rsid="01002bda"/>
    </style:style>
    <style:style style:name="T383" style:family="text">
      <style:text-properties fo:color="#000000" style:font-name="Times New Roman" officeooo:rsid="0100ff04"/>
    </style:style>
    <style:style style:name="T384" style:family="text">
      <style:text-properties fo:color="#000000" style:font-name="Times New Roman" officeooo:rsid="010273df"/>
    </style:style>
    <style:style style:name="T385" style:family="text">
      <style:text-properties fo:color="#000000" style:font-name="Times New Roman" officeooo:rsid="0104319f"/>
    </style:style>
    <style:style style:name="T386" style:family="text">
      <style:text-properties fo:color="#000000" style:font-name="Times New Roman" officeooo:rsid="01062c76"/>
    </style:style>
    <style:style style:name="T387" style:family="text">
      <style:text-properties fo:color="#000000" style:font-name="Times New Roman" officeooo:rsid="0106a0df"/>
    </style:style>
    <style:style style:name="T388" style:family="text">
      <style:text-properties fo:color="#000000" style:font-name="Times New Roman" officeooo:rsid="01075749"/>
    </style:style>
    <style:style style:name="T389" style:family="text">
      <style:text-properties fo:color="#000000" style:font-name="Times New Roman" officeooo:rsid="010a8185"/>
    </style:style>
    <style:style style:name="T390" style:family="text">
      <style:text-properties fo:color="#000000" style:font-name="Times New Roman" officeooo:rsid="010b75a2"/>
    </style:style>
    <style:style style:name="T391" style:family="text">
      <style:text-properties fo:color="#000000" style:font-name="Times New Roman" officeooo:rsid="010c185e"/>
    </style:style>
    <style:style style:name="T392" style:family="text">
      <style:text-properties fo:color="#000000" style:font-name="Times New Roman" officeooo:rsid="010dbc00"/>
    </style:style>
    <style:style style:name="T393" style:family="text">
      <style:text-properties fo:color="#000000" style:font-name="Times New Roman" officeooo:rsid="01112f01"/>
    </style:style>
    <style:style style:name="T394" style:family="text">
      <style:text-properties fo:color="#000000" style:font-name="Times New Roman" officeooo:rsid="01114563"/>
    </style:style>
    <style:style style:name="T395" style:family="text">
      <style:text-properties fo:color="#000000" style:font-name="Times New Roman" officeooo:rsid="0111b1f0"/>
    </style:style>
    <style:style style:name="T396" style:family="text">
      <style:text-properties fo:color="#000000" style:font-name="Times New Roman" officeooo:rsid="01132aaf"/>
    </style:style>
    <style:style style:name="T397" style:family="text">
      <style:text-properties fo:color="#000000" style:font-name="Times New Roman" officeooo:rsid="0117814a"/>
    </style:style>
    <style:style style:name="T398" style:family="text">
      <style:text-properties fo:color="#000000" style:font-name="Times New Roman" officeooo:rsid="011c0122"/>
    </style:style>
    <style:style style:name="T399" style:family="text">
      <style:text-properties fo:color="#000000" style:font-name="Times New Roman" officeooo:rsid="011e26a9"/>
    </style:style>
    <style:style style:name="T400" style:family="text">
      <style:text-properties fo:color="#000000" style:font-name="Times New Roman" officeooo:rsid="011e6be8"/>
    </style:style>
    <style:style style:name="T401" style:family="text">
      <style:text-properties fo:color="#000000" style:font-name="Times New Roman" officeooo:rsid="011f25e7"/>
    </style:style>
    <style:style style:name="T402" style:family="text">
      <style:text-properties fo:color="#000000" style:font-name="Times New Roman" officeooo:rsid="01212cf5"/>
    </style:style>
    <style:style style:name="T403" style:family="text">
      <style:text-properties fo:color="#000000" style:font-name="Times New Roman" officeooo:rsid="0122cf0c"/>
    </style:style>
    <style:style style:name="T404" style:family="text">
      <style:text-properties fo:color="#000000" style:font-name="Times New Roman" officeooo:rsid="012486fa"/>
    </style:style>
    <style:style style:name="T405" style:family="text">
      <style:text-properties fo:color="#000000" style:font-name="Times New Roman" officeooo:rsid="01267826"/>
    </style:style>
    <style:style style:name="T406" style:family="text">
      <style:text-properties fo:color="#000000" style:font-name="Times New Roman" officeooo:rsid="0127ccfd"/>
    </style:style>
    <style:style style:name="T407" style:family="text">
      <style:text-properties fo:color="#000000" style:font-name="Times New Roman" officeooo:rsid="01299615"/>
    </style:style>
    <style:style style:name="T408" style:family="text">
      <style:text-properties fo:color="#000000" style:font-name="Times New Roman" officeooo:rsid="012b1ef3"/>
    </style:style>
    <style:style style:name="T409" style:family="text">
      <style:text-properties fo:color="#000000" style:font-name="Times New Roman" officeooo:rsid="012d69f5"/>
    </style:style>
    <style:style style:name="T410" style:family="text">
      <style:text-properties fo:color="#000000" style:font-name="Times New Roman" officeooo:rsid="012f329e"/>
    </style:style>
    <style:style style:name="T411" style:family="text">
      <style:text-properties fo:color="#000000" style:font-name="Times New Roman" officeooo:rsid="01335cf5"/>
    </style:style>
    <style:style style:name="T412" style:family="text">
      <style:text-properties fo:color="#000000" style:font-name="Times New Roman" officeooo:rsid="013426c0"/>
    </style:style>
    <style:style style:name="T413" style:family="text">
      <style:text-properties fo:color="#000000" style:font-name="Times New Roman" officeooo:rsid="0136d03a"/>
    </style:style>
    <style:style style:name="T414" style:family="text">
      <style:text-properties fo:color="#000000" style:font-name="Times New Roman" officeooo:rsid="013756f2"/>
    </style:style>
    <style:style style:name="T415" style:family="text">
      <style:text-properties fo:color="#000000" style:font-name="Times New Roman" officeooo:rsid="01385047"/>
    </style:style>
    <style:style style:name="T416" style:family="text">
      <style:text-properties fo:color="#000000" style:font-name="Times New Roman" officeooo:rsid="0138e4e7"/>
    </style:style>
    <style:style style:name="T417" style:family="text">
      <style:text-properties fo:color="#000000" style:font-name="Times New Roman" officeooo:rsid="013a26df"/>
    </style:style>
    <style:style style:name="T418" style:family="text">
      <style:text-properties fo:color="#000000" style:font-name="Times New Roman" officeooo:rsid="013a8143"/>
    </style:style>
    <style:style style:name="T419" style:family="text">
      <style:text-properties fo:color="#000000" style:font-name="Times New Roman" officeooo:rsid="0141d1b5"/>
    </style:style>
    <style:style style:name="T420" style:family="text">
      <style:text-properties fo:color="#000000" style:font-name="Times New Roman" officeooo:rsid="01429fa6"/>
    </style:style>
    <style:style style:name="T421" style:family="text">
      <style:text-properties fo:color="#000000" style:font-name="Times New Roman" officeooo:rsid="0142f33d"/>
    </style:style>
    <style:style style:name="T422" style:family="text">
      <style:text-properties fo:color="#000000" style:font-name="Times New Roman" officeooo:rsid="0144d273"/>
    </style:style>
    <style:style style:name="T423" style:family="text">
      <style:text-properties fo:color="#000000" style:font-name="Times New Roman" officeooo:rsid="01452c39"/>
    </style:style>
    <style:style style:name="T424" style:family="text">
      <style:text-properties fo:color="#000000" style:font-name="Times New Roman" officeooo:rsid="014575f3"/>
    </style:style>
    <style:style style:name="T425" style:family="text">
      <style:text-properties fo:color="#000000" style:font-name="Times New Roman" officeooo:rsid="01458c5b"/>
    </style:style>
    <style:style style:name="T426" style:family="text">
      <style:text-properties fo:color="#000000" style:font-name="Times New Roman" officeooo:rsid="014d7872"/>
    </style:style>
    <style:style style:name="T427" style:family="text">
      <style:text-properties fo:color="#000000" style:font-name="Times New Roman" officeooo:rsid="014e6370"/>
    </style:style>
    <style:style style:name="T428" style:family="text">
      <style:text-properties fo:color="#000000" style:font-name="Times New Roman" officeooo:rsid="014e8063"/>
    </style:style>
    <style:style style:name="T429" style:family="text">
      <style:text-properties fo:color="#000000" style:font-name="Courier New" fo:font-size="10pt" style:font-size-asian="10pt" style:font-size-complex="10pt"/>
    </style:style>
    <style:style style:name="T430" style:family="text">
      <style:text-properties fo:color="#000000" style:font-name="Courier New" fo:font-size="10pt" officeooo:rsid="00a869b8" style:font-size-asian="10pt" style:font-size-complex="10pt"/>
    </style:style>
    <style:style style:name="T431" style:family="text">
      <style:text-properties fo:color="#000000" style:font-name="Courier New" fo:font-size="10pt" officeooo:rsid="00ab58cc" style:font-size-asian="10pt" style:font-size-complex="10pt"/>
    </style:style>
    <style:style style:name="T432" style:family="text">
      <style:text-properties fo:color="#000000" style:font-name="Courier New" fo:font-size="10pt" officeooo:rsid="00c16195" style:font-size-asian="10pt" style:font-size-complex="10pt"/>
    </style:style>
    <style:style style:name="T433" style:family="text">
      <style:text-properties fo:color="#000000" style:font-name="Courier New" fo:font-size="10pt" officeooo:rsid="00c9d900" style:font-size-asian="10pt" style:font-size-complex="10pt"/>
    </style:style>
    <style:style style:name="T434" style:family="text">
      <style:text-properties fo:color="#000000" style:font-name="Courier New" fo:font-size="10pt" officeooo:rsid="00cdd594" style:font-size-asian="10pt" style:font-size-complex="10pt"/>
    </style:style>
    <style:style style:name="T435" style:family="text">
      <style:text-properties fo:color="#000000" style:font-name="Courier New" fo:font-size="10pt" officeooo:rsid="00cf3bf2" style:font-size-asian="10pt" style:font-size-complex="10pt"/>
    </style:style>
    <style:style style:name="T436" style:family="text">
      <style:text-properties fo:color="#000000" style:font-name="Courier New" fo:font-size="10pt" officeooo:rsid="00d1e5dd" style:font-size-asian="10pt" style:font-size-complex="10pt"/>
    </style:style>
    <style:style style:name="T437" style:family="text">
      <style:text-properties fo:color="#000000" fo:font-size="10pt" style:font-size-asian="10pt" style:font-size-complex="10pt"/>
    </style:style>
    <style:style style:name="T438" style:family="text">
      <style:text-properties fo:color="#000000" style:font-name="Liberation Sans" fo:font-size="16pt" fo:font-weight="bold" officeooo:rsid="00d829ed" style:font-size-asian="16pt" style:font-weight-asian="bold" style:font-size-complex="16pt" style:font-weight-complex="bold"/>
    </style:style>
    <style:style style:name="T439" style:family="text">
      <style:text-properties fo:color="#000000" style:font-name="Liberation Sans" fo:font-size="16pt" fo:font-weight="bold" officeooo:rsid="00f9761d" style:font-size-asian="16pt" style:font-weight-asian="bold" style:font-size-complex="16pt" style:font-weight-complex="bold"/>
    </style:style>
    <style:style style:name="T440" style:family="text">
      <style:text-properties fo:color="#000000" style:font-name="Liberation Sans" fo:font-size="16pt" fo:font-weight="bold" officeooo:rsid="013639bc" style:font-size-asian="16pt" style:font-weight-asian="bold" style:font-size-complex="16pt" style:font-weight-complex="bold"/>
    </style:style>
    <style:style style:name="T441"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42"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43"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44" style:family="text">
      <style:text-properties fo:color="#0000ff"/>
    </style:style>
    <style:style style:name="T445" style:family="text">
      <style:text-properties fo:color="#0000ff" style:font-name="Courier New" fo:font-size="10pt" officeooo:rsid="00a1a0a3" style:font-size-asian="10pt" style:font-size-complex="10pt"/>
    </style:style>
    <style:style style:name="T446" style:family="text">
      <style:text-properties fo:color="#0000ff" style:font-name="Courier New1"/>
    </style:style>
    <style:style style:name="T447" style:family="text">
      <style:text-properties fo:color="#0000ff" style:font-name="Courier New1" fo:font-size="9pt"/>
    </style:style>
    <style:style style:name="T448" style:family="text">
      <style:text-properties fo:color="#0000ff" officeooo:rsid="0220aa61"/>
    </style:style>
    <style:style style:name="T449" style:family="text">
      <style:text-properties fo:color="#0000ff" style:text-underline-style="none" officeooo:rsid="022b64c6"/>
    </style:style>
    <style:style style:name="T450" style:family="text">
      <style:text-properties fo:color="#0000ff" style:text-underline-style="none" officeooo:rsid="022d42da"/>
    </style:style>
    <style:style style:name="T451" style:family="text">
      <style:text-properties fo:color="#0000ff" style:text-underline-style="none" officeooo:rsid="02325bc8"/>
    </style:style>
    <style:style style:name="T452" style:family="text">
      <style:text-properties fo:color="#0000ff" fo:font-style="normal" fo:font-weight="normal" officeooo:rsid="02c870b5" style:font-style-asian="normal" style:font-weight-asian="normal" style:font-style-complex="normal" style:font-weight-complex="normal"/>
    </style:style>
    <style:style style:name="T453" style:family="text">
      <style:text-properties style:font-name="Courier New"/>
    </style:style>
    <style:style style:name="T454" style:family="text">
      <style:text-properties style:font-name="Courier New" fo:font-size="10pt" style:font-size-asian="10pt" style:font-size-complex="10pt"/>
    </style:style>
    <style:style style:name="T455" style:family="text">
      <style:text-properties style:font-name="Courier New" fo:font-size="10pt" officeooo:rsid="00a1a0a3" style:font-size-asian="10pt" style:font-size-complex="10pt"/>
    </style:style>
    <style:style style:name="T456" style:family="text">
      <style:text-properties style:font-name="Courier New" fo:font-size="10pt" officeooo:rsid="00d1f816" style:font-size-asian="10pt" style:font-size-complex="10pt"/>
    </style:style>
    <style:style style:name="T457"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58" style:family="text">
      <style:text-properties style:font-name="Courier New" fo:font-style="normal" officeooo:rsid="01eab36e" style:font-size-asian="12pt" style:font-style-asian="normal" style:font-style-complex="normal"/>
    </style:style>
    <style:style style:name="T459" style:family="text">
      <style:text-properties style:font-name="Courier New" fo:font-style="normal" officeooo:rsid="01f1f5a1" style:font-size-asian="12pt" style:font-style-asian="normal" style:font-style-complex="normal"/>
    </style:style>
    <style:style style:name="T460" style:family="text">
      <style:text-properties style:font-name="Courier New" fo:font-style="normal" officeooo:rsid="01f29317" style:font-size-asian="12pt" style:font-style-asian="normal" style:font-style-complex="normal"/>
    </style:style>
    <style:style style:name="T46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6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63"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64"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65" style:family="text">
      <style:text-properties fo:font-weight="bold" officeooo:rsid="00b9a56c"/>
    </style:style>
    <style:style style:name="T466" style:family="text">
      <style:text-properties officeooo:rsid="00b9a56c"/>
    </style:style>
    <style:style style:name="T467" style:family="text">
      <style:text-properties officeooo:rsid="0131e978"/>
    </style:style>
    <style:style style:name="T468" style:family="text">
      <style:text-properties officeooo:rsid="013756f2"/>
    </style:style>
    <style:style style:name="T469" style:family="text">
      <style:text-properties officeooo:rsid="013b0f51"/>
    </style:style>
    <style:style style:name="T470" style:family="text">
      <style:text-properties officeooo:rsid="013b9174"/>
    </style:style>
    <style:style style:name="T471" style:family="text">
      <style:text-properties officeooo:rsid="013d90d1"/>
    </style:style>
    <style:style style:name="T472" style:family="text">
      <style:text-properties officeooo:rsid="0153c657"/>
    </style:style>
    <style:style style:name="T473" style:family="text">
      <style:text-properties officeooo:rsid="01561853"/>
    </style:style>
    <style:style style:name="T474" style:family="text">
      <style:text-properties style:font-size-asian="12pt"/>
    </style:style>
    <style:style style:name="T475" style:family="text">
      <style:text-properties officeooo:rsid="0156d09c" style:font-size-asian="12pt"/>
    </style:style>
    <style:style style:name="T476" style:family="text">
      <style:text-properties officeooo:rsid="0158829c" style:font-size-asian="12pt"/>
    </style:style>
    <style:style style:name="T477" style:family="text">
      <style:text-properties officeooo:rsid="015946f1" style:font-size-asian="12pt"/>
    </style:style>
    <style:style style:name="T478" style:family="text">
      <style:text-properties officeooo:rsid="015af81d" style:font-size-asian="12pt"/>
    </style:style>
    <style:style style:name="T479" style:family="text">
      <style:text-properties officeooo:rsid="015dccf8" style:font-size-asian="12pt"/>
    </style:style>
    <style:style style:name="T480" style:family="text">
      <style:text-properties officeooo:rsid="015eb780" style:font-size-asian="12pt"/>
    </style:style>
    <style:style style:name="T481" style:family="text">
      <style:text-properties officeooo:rsid="015f2026" style:font-size-asian="12pt"/>
    </style:style>
    <style:style style:name="T482" style:family="text">
      <style:text-properties officeooo:rsid="015f8c3c" style:font-size-asian="12pt"/>
    </style:style>
    <style:style style:name="T483" style:family="text">
      <style:text-properties officeooo:rsid="0160c4c9" style:font-size-asian="12pt"/>
    </style:style>
    <style:style style:name="T484" style:family="text">
      <style:text-properties officeooo:rsid="01632740" style:font-size-asian="12pt"/>
    </style:style>
    <style:style style:name="T485" style:family="text">
      <style:text-properties officeooo:rsid="01639af8" style:font-size-asian="12pt"/>
    </style:style>
    <style:style style:name="T486" style:family="text">
      <style:text-properties officeooo:rsid="0164adb0" style:font-size-asian="12pt"/>
    </style:style>
    <style:style style:name="T487" style:family="text">
      <style:text-properties officeooo:rsid="0165c5fd" style:font-size-asian="12pt"/>
    </style:style>
    <style:style style:name="T488" style:family="text">
      <style:text-properties officeooo:rsid="0167d021" style:font-size-asian="12pt"/>
    </style:style>
    <style:style style:name="T489" style:family="text">
      <style:text-properties officeooo:rsid="01688689" style:font-size-asian="12pt"/>
    </style:style>
    <style:style style:name="T490" style:family="text">
      <style:text-properties officeooo:rsid="016a24dd" style:font-size-asian="12pt"/>
    </style:style>
    <style:style style:name="T491" style:family="text">
      <style:text-properties officeooo:rsid="016c10e9" style:font-size-asian="12pt"/>
    </style:style>
    <style:style style:name="T492" style:family="text">
      <style:text-properties officeooo:rsid="016dca30" style:font-size-asian="12pt"/>
    </style:style>
    <style:style style:name="T493" style:family="text">
      <style:text-properties officeooo:rsid="016e560d" style:font-size-asian="12pt"/>
    </style:style>
    <style:style style:name="T494" style:family="text">
      <style:text-properties officeooo:rsid="0171861b" style:font-size-asian="12pt"/>
    </style:style>
    <style:style style:name="T495" style:family="text">
      <style:text-properties officeooo:rsid="0172a02c" style:font-size-asian="12pt"/>
    </style:style>
    <style:style style:name="T496" style:family="text">
      <style:text-properties officeooo:rsid="017390a7" style:font-size-asian="12pt"/>
    </style:style>
    <style:style style:name="T497" style:family="text">
      <style:text-properties officeooo:rsid="017656ac" style:font-size-asian="12pt"/>
    </style:style>
    <style:style style:name="T498" style:family="text">
      <style:text-properties officeooo:rsid="01784a49" style:font-size-asian="12pt"/>
    </style:style>
    <style:style style:name="T499" style:family="text">
      <style:text-properties officeooo:rsid="017a497b" style:font-size-asian="12pt"/>
    </style:style>
    <style:style style:name="T500" style:family="text">
      <style:text-properties officeooo:rsid="017a9dbe" style:font-size-asian="12pt"/>
    </style:style>
    <style:style style:name="T501" style:family="text">
      <style:text-properties officeooo:rsid="017bf02e" style:font-size-asian="12pt"/>
    </style:style>
    <style:style style:name="T502" style:family="text">
      <style:text-properties officeooo:rsid="017edcf5" style:font-size-asian="12pt"/>
    </style:style>
    <style:style style:name="T503" style:family="text">
      <style:text-properties officeooo:rsid="017fb7e8" style:font-size-asian="12pt"/>
    </style:style>
    <style:style style:name="T504" style:family="text">
      <style:text-properties officeooo:rsid="0181af62" style:font-size-asian="12pt"/>
    </style:style>
    <style:style style:name="T505" style:family="text">
      <style:text-properties officeooo:rsid="01825491" style:font-size-asian="12pt"/>
    </style:style>
    <style:style style:name="T506" style:family="text">
      <style:text-properties officeooo:rsid="0183962a" style:font-size-asian="12pt"/>
    </style:style>
    <style:style style:name="T507" style:family="text">
      <style:text-properties officeooo:rsid="0184f1a2" style:font-size-asian="12pt"/>
    </style:style>
    <style:style style:name="T508" style:family="text">
      <style:text-properties officeooo:rsid="0185e187" style:font-size-asian="12pt"/>
    </style:style>
    <style:style style:name="T509" style:family="text">
      <style:text-properties officeooo:rsid="018794b3" style:font-size-asian="12pt"/>
    </style:style>
    <style:style style:name="T510" style:family="text">
      <style:text-properties officeooo:rsid="0188e32f" style:font-size-asian="12pt"/>
    </style:style>
    <style:style style:name="T511" style:family="text">
      <style:text-properties officeooo:rsid="018a874d" style:font-size-asian="12pt"/>
    </style:style>
    <style:style style:name="T512" style:family="text">
      <style:text-properties officeooo:rsid="018ab181" style:font-size-asian="12pt"/>
    </style:style>
    <style:style style:name="T513" style:family="text">
      <style:text-properties officeooo:rsid="018c9db6" style:font-size-asian="12pt"/>
    </style:style>
    <style:style style:name="T514" style:family="text">
      <style:text-properties officeooo:rsid="018da817" style:font-size-asian="12pt"/>
    </style:style>
    <style:style style:name="T515" style:family="text">
      <style:text-properties officeooo:rsid="018f3510" style:font-size-asian="12pt"/>
    </style:style>
    <style:style style:name="T516" style:family="text">
      <style:text-properties officeooo:rsid="018ffb41" style:font-size-asian="12pt"/>
    </style:style>
    <style:style style:name="T517" style:family="text">
      <style:text-properties officeooo:rsid="019063a8" style:font-size-asian="12pt"/>
    </style:style>
    <style:style style:name="T518" style:family="text">
      <style:text-properties officeooo:rsid="0193081e" style:font-size-asian="12pt"/>
    </style:style>
    <style:style style:name="T519" style:family="text">
      <style:text-properties officeooo:rsid="01943226" style:font-size-asian="12pt"/>
    </style:style>
    <style:style style:name="T520" style:family="text">
      <style:text-properties officeooo:rsid="01947931" style:font-size-asian="12pt"/>
    </style:style>
    <style:style style:name="T521" style:family="text">
      <style:text-properties officeooo:rsid="01ab7b67" style:font-size-asian="12pt"/>
    </style:style>
    <style:style style:name="T522" style:family="text">
      <style:text-properties officeooo:rsid="01bb5aaf" style:font-size-asian="12pt"/>
    </style:style>
    <style:style style:name="T523" style:family="text">
      <style:text-properties officeooo:rsid="01bb67ed" style:font-size-asian="12pt"/>
    </style:style>
    <style:style style:name="T524" style:family="text">
      <style:text-properties officeooo:rsid="01a8d2f4" style:font-size-asian="12pt"/>
    </style:style>
    <style:style style:name="T525" style:family="text">
      <style:text-properties officeooo:rsid="01c35e1c" style:font-size-asian="12pt"/>
    </style:style>
    <style:style style:name="T526" style:family="text">
      <style:text-properties officeooo:rsid="01c46931" style:font-size-asian="12pt"/>
    </style:style>
    <style:style style:name="T527" style:family="text">
      <style:text-properties officeooo:rsid="01d8b60c" style:font-size-asian="12pt"/>
    </style:style>
    <style:style style:name="T528" style:family="text">
      <style:text-properties officeooo:rsid="01da5578" style:font-size-asian="12pt"/>
    </style:style>
    <style:style style:name="T529" style:family="text">
      <style:text-properties officeooo:rsid="01dabef0" style:font-size-asian="12pt"/>
    </style:style>
    <style:style style:name="T530" style:family="text">
      <style:text-properties officeooo:rsid="01db029f" style:font-size-asian="12pt"/>
    </style:style>
    <style:style style:name="T531" style:family="text">
      <style:text-properties officeooo:rsid="01dc5b65" style:font-size-asian="12pt"/>
    </style:style>
    <style:style style:name="T532" style:family="text">
      <style:text-properties officeooo:rsid="01e28ab7" style:font-size-asian="12pt"/>
    </style:style>
    <style:style style:name="T533" style:family="text">
      <style:text-properties officeooo:rsid="01e31ed0" style:font-size-asian="12pt"/>
    </style:style>
    <style:style style:name="T534" style:family="text">
      <style:text-properties officeooo:rsid="01e4af87" style:font-size-asian="12pt"/>
    </style:style>
    <style:style style:name="T535" style:family="text">
      <style:text-properties officeooo:rsid="0195fc2d"/>
    </style:style>
    <style:style style:name="T536" style:family="text">
      <style:text-properties officeooo:rsid="019ac4ef" style:font-size-asian="10.5pt"/>
    </style:style>
    <style:style style:name="T537" style:family="text">
      <style:text-properties officeooo:rsid="019cc390" style:font-size-asian="10.5pt"/>
    </style:style>
    <style:style style:name="T538" style:family="text">
      <style:text-properties officeooo:rsid="01af7c02" style:font-size-asian="10.5pt"/>
    </style:style>
    <style:style style:name="T539" style:family="text">
      <style:text-properties officeooo:rsid="01aec1c9" style:font-size-asian="10.5pt"/>
    </style:style>
    <style:style style:name="T540" style:family="text">
      <style:text-properties officeooo:rsid="01a98d29"/>
    </style:style>
    <style:style style:name="T541" style:family="text">
      <style:text-properties officeooo:rsid="01ac002a"/>
    </style:style>
    <style:style style:name="T542" style:family="text">
      <style:text-properties officeooo:rsid="01ad93a3"/>
    </style:style>
    <style:style style:name="T543" style:family="text">
      <style:text-properties officeooo:rsid="01aec1c9"/>
    </style:style>
    <style:style style:name="T544" style:family="text">
      <style:text-properties officeooo:rsid="01af7c02"/>
    </style:style>
    <style:style style:name="T545" style:family="text">
      <style:text-properties officeooo:rsid="01c611d9"/>
    </style:style>
    <style:style style:name="T546" style:family="text">
      <style:text-properties officeooo:rsid="01d08f56"/>
    </style:style>
    <style:style style:name="T547" style:family="text">
      <style:text-properties officeooo:rsid="01d49048"/>
    </style:style>
    <style:style style:name="T548" style:family="text">
      <style:text-properties fo:font-style="italic"/>
    </style:style>
    <style:style style:name="T549" style:family="text">
      <style:text-properties fo:font-style="italic" officeooo:rsid="01da5578" style:font-size-asian="12pt" style:font-style-asian="italic" style:font-style-complex="italic"/>
    </style:style>
    <style:style style:name="T550" style:family="text">
      <style:text-properties fo:font-style="italic" officeooo:rsid="01e28ab7" style:font-size-asian="12pt" style:font-style-asian="italic" style:font-style-complex="italic"/>
    </style:style>
    <style:style style:name="T551" style:family="text">
      <style:text-properties fo:font-style="italic" officeooo:rsid="01e4af87" style:font-size-asian="12pt" style:font-style-asian="italic" style:font-style-complex="italic"/>
    </style:style>
    <style:style style:name="T552" style:family="text">
      <style:text-properties fo:font-style="italic" officeooo:rsid="01e82c47" style:font-size-asian="12pt" style:font-style-asian="italic" style:font-style-complex="italic"/>
    </style:style>
    <style:style style:name="T553" style:family="text">
      <style:text-properties fo:font-style="italic" officeooo:rsid="023b19d6" style:font-style-asian="italic" style:font-style-complex="italic"/>
    </style:style>
    <style:style style:name="T554" style:family="text">
      <style:text-properties fo:font-style="italic" officeooo:rsid="02416d63" style:font-style-asian="italic" style:font-style-complex="italic"/>
    </style:style>
    <style:style style:name="T555" style:family="text">
      <style:text-properties fo:font-style="italic" officeooo:rsid="022599c6" style:font-style-asian="italic" style:font-style-complex="italic"/>
    </style:style>
    <style:style style:name="T556" style:family="text">
      <style:text-properties fo:font-style="italic" officeooo:rsid="022739be" style:font-style-asian="italic" style:font-style-complex="italic"/>
    </style:style>
    <style:style style:name="T557" style:family="text">
      <style:text-properties fo:font-style="italic" officeooo:rsid="02353903" style:font-style-asian="italic" style:font-style-complex="italic"/>
    </style:style>
    <style:style style:name="T558" style:family="text">
      <style:text-properties fo:font-style="italic" officeooo:rsid="0242723d" style:font-style-asian="italic" style:font-style-complex="italic"/>
    </style:style>
    <style:style style:name="T559" style:family="text">
      <style:text-properties fo:font-style="italic" officeooo:rsid="0242f156" style:font-style-asian="italic" style:font-style-complex="italic"/>
    </style:style>
    <style:style style:name="T560" style:family="text">
      <style:text-properties fo:font-style="italic" officeooo:rsid="024a65e9" style:font-style-asian="italic" style:font-style-complex="italic"/>
    </style:style>
    <style:style style:name="T561" style:family="text">
      <style:text-properties fo:font-style="italic" officeooo:rsid="024af1d8" style:font-style-asian="italic" style:font-style-complex="italic"/>
    </style:style>
    <style:style style:name="T562" style:family="text">
      <style:text-properties fo:font-style="italic" officeooo:rsid="024ec640" style:font-style-asian="italic" style:font-style-complex="italic"/>
    </style:style>
    <style:style style:name="T563" style:family="text">
      <style:text-properties fo:font-style="italic" officeooo:rsid="0253a66e" style:font-style-asian="italic" style:font-style-complex="italic"/>
    </style:style>
    <style:style style:name="T564" style:family="text">
      <style:text-properties fo:font-style="italic" officeooo:rsid="021b7192" style:font-style-asian="italic" style:font-style-complex="italic"/>
    </style:style>
    <style:style style:name="T565" style:family="text">
      <style:text-properties fo:font-style="italic" officeooo:rsid="0220aa61" style:font-style-asian="italic" style:font-style-complex="italic"/>
    </style:style>
    <style:style style:name="T566" style:family="text">
      <style:text-properties fo:font-style="italic" officeooo:rsid="02396907" style:font-style-asian="italic" style:font-style-complex="italic"/>
    </style:style>
    <style:style style:name="T567" style:family="text">
      <style:text-properties fo:font-style="italic" officeooo:rsid="023b755d" style:font-style-asian="italic" style:font-style-complex="italic"/>
    </style:style>
    <style:style style:name="T568" style:family="text">
      <style:text-properties fo:font-style="italic" officeooo:rsid="023c089f" style:font-style-asian="italic" style:font-style-complex="italic"/>
    </style:style>
    <style:style style:name="T569" style:family="text">
      <style:text-properties fo:font-style="italic" officeooo:rsid="02422b7c" style:font-style-asian="italic" style:font-style-complex="italic"/>
    </style:style>
    <style:style style:name="T570" style:family="text">
      <style:text-properties fo:font-style="italic" officeooo:rsid="02469bb4" style:font-style-asian="italic" style:font-style-complex="italic"/>
    </style:style>
    <style:style style:name="T571" style:family="text">
      <style:text-properties fo:font-style="italic" officeooo:rsid="024ac5fa" style:font-style-asian="italic" style:font-style-complex="italic"/>
    </style:style>
    <style:style style:name="T572" style:family="text">
      <style:text-properties fo:font-style="italic" officeooo:rsid="024dbf60" style:font-style-asian="italic" style:font-style-complex="italic"/>
    </style:style>
    <style:style style:name="T573" style:family="text">
      <style:text-properties fo:font-style="italic" officeooo:rsid="02b705ab" style:font-style-asian="italic" style:font-style-complex="italic"/>
    </style:style>
    <style:style style:name="T574" style:family="text">
      <style:text-properties fo:font-style="italic" officeooo:rsid="02bd4e93" style:font-style-asian="italic" style:font-style-complex="italic"/>
    </style:style>
    <style:style style:name="T575" style:family="text">
      <style:text-properties fo:font-style="italic" officeooo:rsid="02c0bf5b" style:font-style-asian="italic" style:font-style-complex="italic"/>
    </style:style>
    <style:style style:name="T576" style:family="text">
      <style:text-properties fo:font-style="italic" officeooo:rsid="02e0ee49" style:font-style-asian="italic" style:font-style-complex="italic"/>
    </style:style>
    <style:style style:name="T577" style:family="text">
      <style:text-properties fo:font-style="italic" officeooo:rsid="02e5ea83" style:font-style-asian="italic" style:font-style-complex="italic"/>
    </style:style>
    <style:style style:name="T578" style:family="text">
      <style:text-properties fo:font-style="italic" officeooo:rsid="02e67f45" style:font-style-asian="italic" style:font-style-complex="italic"/>
    </style:style>
    <style:style style:name="T579" style:family="text">
      <style:text-properties fo:font-style="italic" officeooo:rsid="02f2e86d" style:font-style-asian="italic" style:font-style-complex="italic"/>
    </style:style>
    <style:style style:name="T580" style:family="text">
      <style:text-properties fo:font-style="italic" officeooo:rsid="02f3916b" style:font-style-asian="italic" style:font-style-complex="italic"/>
    </style:style>
    <style:style style:name="T581" style:family="text">
      <style:text-properties fo:font-style="italic" officeooo:rsid="02f5a3f2" style:font-style-asian="italic" style:font-style-complex="italic"/>
    </style:style>
    <style:style style:name="T582" style:family="text">
      <style:text-properties fo:font-style="italic" officeooo:rsid="02f71cc1" style:font-style-asian="italic" style:font-style-complex="italic"/>
    </style:style>
    <style:style style:name="T583" style:family="text">
      <style:text-properties fo:font-style="italic" officeooo:rsid="02f9e9c3" style:font-style-asian="italic" style:font-style-complex="italic"/>
    </style:style>
    <style:style style:name="T584" style:family="text">
      <style:text-properties fo:font-style="italic" officeooo:rsid="030010df" style:font-style-asian="italic" style:font-style-complex="italic"/>
    </style:style>
    <style:style style:name="T585" style:family="text">
      <style:text-properties fo:font-style="italic" officeooo:rsid="0305b9d8" style:font-style-asian="italic" style:font-style-complex="italic"/>
    </style:style>
    <style:style style:name="T586" style:family="text">
      <style:text-properties fo:font-style="italic" officeooo:rsid="0312a230" style:font-style-asian="italic" style:font-style-complex="italic"/>
    </style:style>
    <style:style style:name="T587" style:family="text">
      <style:text-properties fo:font-style="italic" officeooo:rsid="03187d7b" style:font-style-asian="italic" style:font-style-complex="italic"/>
    </style:style>
    <style:style style:name="T588" style:family="text">
      <style:text-properties fo:font-style="italic" officeooo:rsid="031fce92" style:font-style-asian="italic" style:font-style-complex="italic"/>
    </style:style>
    <style:style style:name="T589" style:family="text">
      <style:text-properties fo:font-style="italic" officeooo:rsid="03203c3d" style:font-style-asian="italic" style:font-style-complex="italic"/>
    </style:style>
    <style:style style:name="T590" style:family="text">
      <style:text-properties fo:font-style="italic" officeooo:rsid="0321781c" style:font-style-asian="italic" style:font-style-complex="italic"/>
    </style:style>
    <style:style style:name="T591" style:family="text">
      <style:text-properties fo:font-style="italic" officeooo:rsid="03264502" style:font-style-asian="italic" style:font-style-complex="italic"/>
    </style:style>
    <style:style style:name="T592" style:family="text">
      <style:text-properties fo:font-style="italic" officeooo:rsid="0328a755" style:font-style-asian="italic" style:font-style-complex="italic"/>
    </style:style>
    <style:style style:name="T593" style:family="text">
      <style:text-properties fo:font-style="italic" officeooo:rsid="0329a7b8" style:font-style-asian="italic" style:font-style-complex="italic"/>
    </style:style>
    <style:style style:name="T594" style:family="text">
      <style:text-properties fo:font-style="italic" style:text-underline-style="none" officeooo:rsid="0227c734"/>
    </style:style>
    <style:style style:name="T59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9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9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9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9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600"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601"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602"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603" style:family="text">
      <style:text-properties fo:font-style="italic" fo:font-weight="normal" officeooo:rsid="02e94ba9" style:font-style-asian="italic" style:font-weight-asian="normal" style:font-style-complex="italic" style:font-weight-complex="normal"/>
    </style:style>
    <style:style style:name="T604" style:family="text">
      <style:text-properties fo:font-style="normal" officeooo:rsid="01da5578" style:font-size-asian="12pt" style:font-style-asian="normal" style:font-style-complex="normal"/>
    </style:style>
    <style:style style:name="T605" style:family="text">
      <style:text-properties fo:font-style="normal" officeooo:rsid="01dabef0" style:font-size-asian="12pt" style:font-style-asian="normal" style:font-style-complex="normal"/>
    </style:style>
    <style:style style:name="T606" style:family="text">
      <style:text-properties fo:font-style="normal" officeooo:rsid="01e4af87" style:font-size-asian="12pt" style:font-style-asian="normal" style:font-style-complex="normal"/>
    </style:style>
    <style:style style:name="T607" style:family="text">
      <style:text-properties fo:font-style="normal" officeooo:rsid="01e82c47" style:font-size-asian="12pt" style:font-style-asian="normal" style:font-style-complex="normal"/>
    </style:style>
    <style:style style:name="T608" style:family="text">
      <style:text-properties fo:font-style="normal" officeooo:rsid="01e9703c" style:font-size-asian="12pt" style:font-style-asian="normal" style:font-style-complex="normal"/>
    </style:style>
    <style:style style:name="T609" style:family="text">
      <style:text-properties fo:font-style="normal" fo:font-weight="bold" officeooo:rsid="01fd9ebb" style:font-style-asian="normal" style:font-weight-asian="bold" style:font-style-complex="normal" style:font-weight-complex="bold"/>
    </style:style>
    <style:style style:name="T61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61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61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61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61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61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61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61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61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61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62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62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62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62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62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62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62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62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62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62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63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63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3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3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3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3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3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37" style:family="text">
      <style:text-properties fo:font-style="normal" fo:font-weight="normal" officeooo:rsid="022599c6" style:font-style-asian="normal" style:font-weight-asian="normal" style:font-style-complex="normal" style:font-weight-complex="normal"/>
    </style:style>
    <style:style style:name="T638" style:family="text">
      <style:text-properties fo:font-style="normal" fo:font-weight="normal" officeooo:rsid="023c089f" style:font-style-asian="normal" style:font-weight-asian="normal" style:font-style-complex="normal" style:font-weight-complex="normal"/>
    </style:style>
    <style:style style:name="T639" style:family="text">
      <style:text-properties fo:font-style="normal" fo:font-weight="normal" officeooo:rsid="02c870b5" style:font-style-asian="normal" style:font-weight-asian="normal" style:font-style-complex="normal" style:font-weight-complex="normal"/>
    </style:style>
    <style:style style:name="T640" style:family="text">
      <style:text-properties fo:font-style="normal" fo:font-weight="normal" officeooo:rsid="0242f156" style:font-style-asian="normal" style:font-weight-asian="normal" style:font-style-complex="normal" style:font-weight-complex="normal"/>
    </style:style>
    <style:style style:name="T641" style:family="text">
      <style:text-properties fo:font-style="normal" fo:font-weight="normal" officeooo:rsid="02e71355" style:font-style-asian="normal" style:font-weight-asian="normal" style:font-style-complex="normal" style:font-weight-complex="normal"/>
    </style:style>
    <style:style style:name="T642" style:family="text">
      <style:text-properties fo:font-style="normal" fo:font-weight="normal" officeooo:rsid="02e7e010" style:font-style-asian="normal" style:font-weight-asian="normal" style:font-style-complex="normal" style:font-weight-complex="normal"/>
    </style:style>
    <style:style style:name="T643" style:family="text">
      <style:text-properties fo:font-style="normal" fo:font-weight="normal" officeooo:rsid="02e94ba9" style:font-style-asian="normal" style:font-weight-asian="normal" style:font-style-complex="normal" style:font-weight-complex="normal"/>
    </style:style>
    <style:style style:name="T644" style:family="text">
      <style:text-properties fo:font-style="normal" fo:font-weight="normal" officeooo:rsid="02ea9480" style:font-style-asian="normal" style:font-weight-asian="normal" style:font-style-complex="normal" style:font-weight-complex="normal"/>
    </style:style>
    <style:style style:name="T645" style:family="text">
      <style:text-properties fo:font-style="normal" fo:font-weight="normal" officeooo:rsid="024dbf60" style:font-style-asian="normal" style:font-weight-asian="normal" style:font-style-complex="normal" style:font-weight-complex="normal"/>
    </style:style>
    <style:style style:name="T646" style:family="text">
      <style:text-properties fo:font-style="normal" fo:font-weight="normal" officeooo:rsid="030cbc64" style:font-style-asian="normal" style:font-weight-asian="normal" style:font-style-complex="normal" style:font-weight-complex="normal"/>
    </style:style>
    <style:style style:name="T647" style:family="text">
      <style:text-properties fo:font-style="normal" fo:font-weight="normal" officeooo:rsid="031062ff" style:font-style-asian="normal" style:font-weight-asian="normal" style:font-style-complex="normal" style:font-weight-complex="normal"/>
    </style:style>
    <style:style style:name="T648" style:family="text">
      <style:text-properties fo:font-style="normal" officeooo:rsid="02e67f45" style:font-style-asian="normal" style:font-style-complex="normal"/>
    </style:style>
    <style:style style:name="T649" style:family="text">
      <style:text-properties style:font-name="Courier New1"/>
    </style:style>
    <style:style style:name="T650" style:family="text">
      <style:text-properties style:font-name="Courier New1" officeooo:rsid="01db029f" style:font-size-asian="12pt"/>
    </style:style>
    <style:style style:name="T651" style:family="text">
      <style:text-properties style:font-name="Courier New1" officeooo:rsid="01e28ab7" style:font-size-asian="12pt"/>
    </style:style>
    <style:style style:name="T65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53" style:family="text">
      <style:text-properties style:font-name="Courier New1" fo:font-style="normal" officeooo:rsid="01e4af87" style:font-size-asian="12pt" style:font-style-asian="normal" style:font-style-complex="normal"/>
    </style:style>
    <style:style style:name="T654" style:family="text">
      <style:text-properties style:font-name="Courier New1" fo:font-style="normal" officeooo:rsid="01e82c47" style:font-size-asian="12pt" style:font-style-asian="normal" style:font-style-complex="normal"/>
    </style:style>
    <style:style style:name="T655" style:family="text">
      <style:text-properties style:font-name="Courier New1" fo:font-style="normal" officeooo:rsid="01e9703c" style:font-size-asian="12pt" style:font-style-asian="normal" style:font-style-complex="normal"/>
    </style:style>
    <style:style style:name="T656" style:family="text">
      <style:text-properties style:font-name="Courier New1" fo:font-size="10pt" style:font-size-asian="10pt" style:font-size-complex="10pt"/>
    </style:style>
    <style:style style:name="T657" style:family="text">
      <style:text-properties style:font-name="Courier New1" fo:font-size="9pt"/>
    </style:style>
    <style:style style:name="T658" style:family="text">
      <style:text-properties style:font-name="Courier New1" fo:font-size="9pt" fo:font-style="italic"/>
    </style:style>
    <style:style style:name="T659" style:family="text">
      <style:text-properties style:font-name="Courier New1" style:font-size-asian="9pt" style:font-size-complex="9pt"/>
    </style:style>
    <style:style style:name="T660" style:family="text">
      <style:text-properties style:font-name="Courier New1" fo:font-style="italic"/>
    </style:style>
    <style:style style:name="T661" style:family="text">
      <style:text-properties officeooo:rsid="020dc531"/>
    </style:style>
    <style:style style:name="T662" style:family="text">
      <style:text-properties officeooo:rsid="020f3749"/>
    </style:style>
    <style:style style:name="T663" style:family="text">
      <style:text-properties officeooo:rsid="020f52f1"/>
    </style:style>
    <style:style style:name="T664" style:family="text">
      <style:text-properties officeooo:rsid="020f9920"/>
    </style:style>
    <style:style style:name="T665" style:family="text">
      <style:text-properties officeooo:rsid="021131dd"/>
    </style:style>
    <style:style style:name="T666" style:family="text">
      <style:text-properties officeooo:rsid="023b19d6"/>
    </style:style>
    <style:style style:name="T667" style:family="text">
      <style:text-properties officeooo:rsid="02416d63"/>
    </style:style>
    <style:style style:name="T668" style:family="text">
      <style:text-properties officeooo:rsid="021750a1"/>
    </style:style>
    <style:style style:name="T669" style:family="text">
      <style:text-properties fo:color="#008000" style:font-name="Courier New1" fo:font-size="9pt" fo:font-weight="bold"/>
    </style:style>
    <style:style style:name="T670" style:family="text">
      <style:text-properties fo:color="#008000" style:font-name="Courier New1" fo:font-weight="bold"/>
    </style:style>
    <style:style style:name="T671" style:family="text">
      <style:text-properties fo:color="#008000" fo:font-weight="bold"/>
    </style:style>
    <style:style style:name="T672" style:family="text">
      <style:text-properties officeooo:rsid="021b9f17"/>
    </style:style>
    <style:style style:name="T673" style:family="text">
      <style:text-properties officeooo:rsid="022599c6"/>
    </style:style>
    <style:style style:name="T674" style:family="text">
      <style:text-properties officeooo:rsid="022739be"/>
    </style:style>
    <style:style style:name="T675" style:family="text">
      <style:text-properties officeooo:rsid="02279a19"/>
    </style:style>
    <style:style style:name="T676" style:family="text">
      <style:text-properties fo:color="#808080"/>
    </style:style>
    <style:style style:name="T677" style:family="text">
      <style:text-properties officeooo:rsid="02353903"/>
    </style:style>
    <style:style style:name="T678" style:family="text">
      <style:text-properties officeooo:rsid="023c0672"/>
    </style:style>
    <style:style style:name="T679" style:family="text">
      <style:text-properties officeooo:rsid="0242723d"/>
    </style:style>
    <style:style style:name="T680" style:family="text">
      <style:text-properties officeooo:rsid="0242f156"/>
    </style:style>
    <style:style style:name="T681" style:family="text">
      <style:text-properties officeooo:rsid="024a65e9"/>
    </style:style>
    <style:style style:name="T682" style:family="text">
      <style:text-properties officeooo:rsid="024af1d8"/>
    </style:style>
    <style:style style:name="T683" style:family="text">
      <style:text-properties officeooo:rsid="024bded5"/>
    </style:style>
    <style:style style:name="T684" style:family="text">
      <style:text-properties officeooo:rsid="024ec640"/>
    </style:style>
    <style:style style:name="T685" style:family="text">
      <style:text-properties fo:color="#808000"/>
    </style:style>
    <style:style style:name="T686" style:family="text">
      <style:text-properties fo:color="#808000" style:font-name="Courier New1" fo:font-size="9pt"/>
    </style:style>
    <style:style style:name="T687" style:family="text">
      <style:text-properties officeooo:rsid="024efdf9"/>
    </style:style>
    <style:style style:name="T688" style:family="text">
      <style:text-properties officeooo:rsid="0253a66e"/>
    </style:style>
    <style:style style:name="T689" style:family="text">
      <style:text-properties fo:background-color="#e4e4ff" loext:char-shading-value="0"/>
    </style:style>
    <style:style style:name="T690" style:family="text">
      <style:text-properties officeooo:rsid="02554dcc"/>
    </style:style>
    <style:style style:name="T691" style:family="text">
      <style:text-properties officeooo:rsid="0219558f"/>
    </style:style>
    <style:style style:name="T692" style:family="text">
      <style:text-properties officeooo:rsid="021b7192"/>
    </style:style>
    <style:style style:name="T693" style:family="text">
      <style:text-properties officeooo:rsid="022034ff"/>
    </style:style>
    <style:style style:name="T694" style:family="text">
      <style:text-properties officeooo:rsid="0220aa61"/>
    </style:style>
    <style:style style:name="T695" style:family="text">
      <style:text-properties officeooo:rsid="0221dadd"/>
    </style:style>
    <style:style style:name="T696" style:family="text">
      <style:text-properties officeooo:rsid="0224a079"/>
    </style:style>
    <style:style style:name="T697" style:family="text">
      <style:text-properties officeooo:rsid="02251837"/>
    </style:style>
    <style:style style:name="T698" style:family="text">
      <style:text-properties style:text-underline-style="none" officeooo:rsid="0227c734"/>
    </style:style>
    <style:style style:name="T699" style:family="text">
      <style:text-properties style:text-underline-style="none" officeooo:rsid="022928f9"/>
    </style:style>
    <style:style style:name="T700" style:family="text">
      <style:text-properties style:text-underline-style="none" officeooo:rsid="0229849c"/>
    </style:style>
    <style:style style:name="T701" style:family="text">
      <style:text-properties style:text-underline-style="none" officeooo:rsid="022b64c6"/>
    </style:style>
    <style:style style:name="T702" style:family="text">
      <style:text-properties style:text-underline-style="none" officeooo:rsid="022ce5ee"/>
    </style:style>
    <style:style style:name="T703" style:family="text">
      <style:text-properties style:text-underline-style="none" officeooo:rsid="022d42da"/>
    </style:style>
    <style:style style:name="T704" style:family="text">
      <style:text-properties style:text-underline-style="none" officeooo:rsid="02325bc8"/>
    </style:style>
    <style:style style:name="T705" style:family="text">
      <style:text-properties officeooo:rsid="0237b97e"/>
    </style:style>
    <style:style style:name="T706" style:family="text">
      <style:text-properties officeooo:rsid="02396907"/>
    </style:style>
    <style:style style:name="T707" style:family="text">
      <style:text-properties officeooo:rsid="023b755d"/>
    </style:style>
    <style:style style:name="T708" style:family="text">
      <style:text-properties officeooo:rsid="023c089f"/>
    </style:style>
    <style:style style:name="T709" style:family="text">
      <style:text-properties officeooo:rsid="023f6a5b"/>
    </style:style>
    <style:style style:name="T710" style:family="text">
      <style:text-properties officeooo:rsid="02440595"/>
    </style:style>
    <style:style style:name="T711" style:family="text">
      <style:text-properties officeooo:rsid="02469bb4"/>
    </style:style>
    <style:style style:name="T712" style:family="text">
      <style:text-properties officeooo:rsid="024ac5fa"/>
    </style:style>
    <style:style style:name="T713" style:family="text">
      <style:text-properties officeooo:rsid="027e888e"/>
    </style:style>
    <style:style style:name="T714" style:family="text">
      <style:text-properties officeooo:rsid="028537ea"/>
    </style:style>
    <style:style style:name="T715" style:family="text">
      <style:text-properties officeooo:rsid="0286c44f"/>
    </style:style>
    <style:style style:name="T716" style:family="text">
      <style:text-properties officeooo:rsid="02895b9f"/>
    </style:style>
    <style:style style:name="T717" style:family="text">
      <style:text-properties officeooo:rsid="02b705ab"/>
    </style:style>
    <style:style style:name="T718" style:family="text">
      <style:text-properties officeooo:rsid="02b8eed6"/>
    </style:style>
    <style:style style:name="T719" style:family="text">
      <style:text-properties officeooo:rsid="02bd4e93"/>
    </style:style>
    <style:style style:name="T720" style:family="text">
      <style:text-properties officeooo:rsid="02be42cf"/>
    </style:style>
    <style:style style:name="T721" style:family="text">
      <style:text-properties officeooo:rsid="02c0bf5b"/>
    </style:style>
    <style:style style:name="T722" style:family="text">
      <style:text-properties style:font-size-asian="9pt" style:font-size-complex="9pt"/>
    </style:style>
    <style:style style:name="T723" style:family="text">
      <style:text-properties officeooo:rsid="02d32bff"/>
    </style:style>
    <style:style style:name="T724" style:family="text">
      <style:text-properties officeooo:rsid="02d858b5"/>
    </style:style>
    <style:style style:name="T725" style:family="text">
      <style:text-properties officeooo:rsid="02d9432d"/>
    </style:style>
    <style:style style:name="T726" style:family="text">
      <style:text-properties fo:font-size="9pt" style:font-size-asian="9pt" style:font-size-complex="9pt"/>
    </style:style>
    <style:style style:name="T727" style:family="text">
      <style:text-properties style:use-window-font-color="true" style:font-name="Times New Roman" fo:font-style="normal" officeooo:rsid="02e2723c" style:font-style-asian="normal" style:font-style-complex="normal"/>
    </style:style>
    <style:style style:name="T728" style:family="text">
      <style:text-properties officeooo:rsid="02e5ea83"/>
    </style:style>
    <style:style style:name="T729" style:family="text">
      <style:text-properties officeooo:rsid="02ef7b24"/>
    </style:style>
    <style:style style:name="T730" style:family="text">
      <style:text-properties officeooo:rsid="02f01f5f"/>
    </style:style>
    <style:style style:name="T731" style:family="text">
      <style:text-properties officeooo:rsid="02f083aa"/>
    </style:style>
    <style:style style:name="T732" style:family="text">
      <style:text-properties officeooo:rsid="02f2e86d"/>
    </style:style>
    <style:style style:name="T733" style:family="text">
      <style:text-properties officeooo:rsid="02f3916b"/>
    </style:style>
    <style:style style:name="T734" style:family="text">
      <style:text-properties officeooo:rsid="02f5a3f2"/>
    </style:style>
    <style:style style:name="T735" style:family="text">
      <style:text-properties officeooo:rsid="02f71cc1"/>
    </style:style>
    <style:style style:name="T736" style:family="text">
      <style:text-properties officeooo:rsid="02f8b3ce"/>
    </style:style>
    <style:style style:name="T737" style:family="text">
      <style:text-properties officeooo:rsid="02f9e9c3"/>
    </style:style>
    <style:style style:name="T738" style:family="text">
      <style:text-properties fo:background-color="#ffe4ff" loext:char-shading-value="0"/>
    </style:style>
    <style:style style:name="T739" style:family="text">
      <style:text-properties officeooo:rsid="030010df"/>
    </style:style>
    <style:style style:name="T740" style:family="text">
      <style:text-properties officeooo:rsid="030296d0"/>
    </style:style>
    <style:style style:name="T741" style:family="text">
      <style:text-properties officeooo:rsid="03049cec"/>
    </style:style>
    <style:style style:name="T742" style:family="text">
      <style:text-properties officeooo:rsid="0305b9d8"/>
    </style:style>
    <style:style style:name="T743" style:family="text">
      <style:text-properties officeooo:rsid="0312a230"/>
    </style:style>
    <style:style style:name="T744" style:family="text">
      <style:text-properties officeooo:rsid="0315060e"/>
    </style:style>
    <style:style style:name="T745" style:family="text">
      <style:text-properties officeooo:rsid="03187d7b"/>
    </style:style>
    <style:style style:name="T746" style:family="text">
      <style:text-properties officeooo:rsid="0319e713"/>
    </style:style>
    <style:style style:name="T747" style:family="text">
      <style:text-properties officeooo:rsid="031fce92"/>
    </style:style>
    <style:style style:name="T748" style:family="text">
      <style:text-properties officeooo:rsid="03203c3d"/>
    </style:style>
    <style:style style:name="T749" style:family="text">
      <style:text-properties officeooo:rsid="0321781c"/>
    </style:style>
    <style:style style:name="T750" style:family="text">
      <style:text-properties officeooo:rsid="0321a142"/>
    </style:style>
    <style:style style:name="T751" style:family="text">
      <style:text-properties officeooo:rsid="03253836"/>
    </style:style>
    <style:style style:name="T752" style:family="text">
      <style:text-properties officeooo:rsid="03264502"/>
    </style:style>
    <style:style style:name="T753" style:family="text">
      <style:text-properties officeooo:rsid="032826e2"/>
    </style:style>
    <style:style style:name="T754" style:family="text">
      <style:text-properties officeooo:rsid="0329a7b8"/>
    </style:style>
    <style:style style:name="T755" style:family="text">
      <style:text-properties style:font-name-complex="Times New Roman1"/>
    </style:style>
    <style:style style:name="T756" style:family="text">
      <style:text-properties officeooo:rsid="00540758" style:font-name-complex="Times New Roman1"/>
    </style:style>
    <style:style style:name="T757" style:family="text">
      <style:text-properties officeooo:rsid="006b08d3"/>
    </style:style>
    <style:style style:name="T758" style:family="text">
      <style:text-properties officeooo:rsid="0330c6a1"/>
    </style:style>
    <style:style style:name="T759" style:family="text">
      <style:text-properties officeooo:rsid="03327cfb"/>
    </style:style>
    <style:style style:name="T760" style:family="text">
      <style:text-properties officeooo:rsid="03346f08"/>
    </style:style>
    <style:style style:name="T761" style:family="text">
      <style:text-properties officeooo:rsid="0334a4d9"/>
    </style:style>
    <style:style style:name="T762" style:family="text">
      <style:text-properties officeooo:rsid="03360221"/>
    </style:style>
    <style:style style:name="T763" style:family="text">
      <style:text-properties officeooo:rsid="0337b7a8"/>
    </style:style>
    <style:style style:name="T764" style:family="text">
      <style:text-properties officeooo:rsid="034d8df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UNIVERSITATEA DIN BUCUREŞTI</text:p>
      <text:p text:style-name="P5">FACULTATEA DE MATEMATICĂ ŞI INFORMATICĂ</text:p>
      <text:p text:style-name="P5"/>
      <text:p text:style-name="P5"/>
      <text:p text:style-name="P5"/>
      <text:p text:style-name="P5"/>
      <text:p text:style-name="P5"/>
      <text:p text:style-name="P5"/>
      <text:p text:style-name="P9">LUCRARE DE LICENŢĂ</text:p>
      <text:p text:style-name="P5"/>
      <text:p text:style-name="P5"/>
      <text:p text:style-name="P5"/>
      <text:p text:style-name="P5"/>
      <text:p text:style-name="P5"/>
      <text:p text:style-name="P5"/>
      <text:p text:style-name="P5"/>
      <text:p text:style-name="P5"/>
      <text:p text:style-name="P5"/>
      <text:p text:style-name="P5"/>
      <text:p text:style-name="P5"/>
      <text:p text:style-name="P12">COORDONATOR ŞTIINŢIFIC</text:p>
      <text:p text:style-name="P13">Lect. dr. Stupariu Mihai-Sorin</text:p>
      <text:p text:style-name="P14">STUDENT</text:p>
      <text:p text:style-name="P15">Roscaneanu George</text:p>
      <text:p text:style-name="P8"/>
      <text:p text:style-name="P8"/>
      <text:p text:style-name="P8"/>
      <text:p text:style-name="P8"/>
      <text:p text:style-name="P6">BUCUREŞTI</text:p>
      <text:p text:style-name="P7">Februarie 2016</text:p>
      <text:p text:style-name="P6"/>
      <text:p text:style-name="P6"/>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9"><text:a xlink:type="simple" xlink:href="#__RefHeading___Toc6586_343084211" text:style-name="Index_20_Link" text:visited-style-name="Index_20_Link">1.Introducere<text:tab/>3</text:a></text:p>
          <text:p text:style-name="P238"><text:a xlink:type="simple" xlink:href="#__RefHeading___Toc7487_1975565357" text:style-name="Index_20_Link" text:visited-style-name="Index_20_Link">Motivația<text:tab/>3</text:a></text:p>
          <text:p text:style-name="P238"><text:a xlink:type="simple" xlink:href="#__RefHeading___Toc6588_343084211" text:style-name="Index_20_Link" text:visited-style-name="Index_20_Link">Definiţii şi scurt istoric<text:tab/>3</text:a></text:p>
          <text:p text:style-name="P238"><text:a xlink:type="simple" xlink:href="#__RefHeading___Toc6590_343084211" text:style-name="Index_20_Link" text:visited-style-name="Index_20_Link">Comparație: Grafica vectoriala VS Grafica raster<text:tab/>4</text:a></text:p>
          <text:p text:style-name="P238"><text:a xlink:type="simple" xlink:href="#__RefHeading___Toc6594_343084211" text:style-name="Index_20_Link" text:visited-style-name="Index_20_Link">Despre limbajul Java<text:tab/>5</text:a></text:p>
          <text:p text:style-name="P238"><text:a xlink:type="simple" xlink:href="#__RefHeading___Toc6596_343084211" text:style-name="Index_20_Link" text:visited-style-name="Index_20_Link">Despre IDE-uri<text:tab/>6</text:a></text:p>
          <text:p text:style-name="P238"><text:a xlink:type="simple" xlink:href="#__RefHeading___Toc6598_343084211" text:style-name="Index_20_Link" text:visited-style-name="Index_20_Link">Despre IntelliJ IDEA<text:tab/>7</text:a></text:p>
          <text:p text:style-name="P238"><text:a xlink:type="simple" xlink:href="#__RefHeading___Toc6600_343084211" text:style-name="Index_20_Link" text:visited-style-name="Index_20_Link">Despre GitHub și Git<text:tab/>7</text:a></text:p>
          <text:p text:style-name="P239"><text:a xlink:type="simple" xlink:href="#__RefHeading___Toc6844_343084211" text:style-name="Index_20_Link" text:visited-style-name="Index_20_Link">2.Despre implementarea lucrarii<text:tab/>8</text:a></text:p>
          <text:p text:style-name="P238"><text:a xlink:type="simple" xlink:href="#__RefHeading___Toc6846_343084211" text:style-name="Index_20_Link" text:visited-style-name="Index_20_Link">Continutul clasei BaseVectorizer<text:tab/>8</text:a></text:p>
          <text:p text:style-name="P238"><text:a xlink:type="simple" xlink:href="#__RefHeading___Toc6606_343084211" text:style-name="Index_20_Link" text:visited-style-name="Index_20_Link">SquareVectorizer<text:tab/>11</text:a></text:p>
          <text:p text:style-name="P238"><text:a xlink:type="simple" xlink:href="#__RefHeading___Toc6608_343084211" text:style-name="Index_20_Link" text:visited-style-name="Index_20_Link">TriangleVectorizer<text:tab/>12</text:a></text:p>
          <text:p text:style-name="P238"><text:a xlink:type="simple" xlink:href="#__RefHeading___Toc6610_343084211" text:style-name="Index_20_Link" text:visited-style-name="Index_20_Link">PolygonVectorizer<text:tab/>13</text:a></text:p>
          <text:p text:style-name="P238"><text:a xlink:type="simple" xlink:href="#__RefHeading___Toc6848_343084211" text:style-name="Index_20_Link" text:visited-style-name="Index_20_Link">Despre Scalable Vector Graphics (SVG)<text:tab/>14</text:a></text:p>
          <text:p text:style-name="P239"><text:a xlink:type="simple" xlink:href="#__RefHeading___Toc6614_343084211" text:style-name="Index_20_Link" text:visited-style-name="Index_20_Link">3.Benchmark Triangle Vectorizer<text:tab/>17</text:a></text:p>
          <text:p text:style-name="P239"><text:a xlink:type="simple" xlink:href="#__RefHeading___Toc6616_343084211" text:style-name="Index_20_Link" text:visited-style-name="Index_20_Link">4.Benchmark Square Vectorizer<text:tab/>19</text:a></text:p>
          <text:p text:style-name="P239"><text:a xlink:type="simple" xlink:href="#__RefHeading___Toc6618_343084211" text:style-name="Index_20_Link" text:visited-style-name="Index_20_Link">5.Benchmark Polygon Vectorizer<text:tab/>20</text:a></text:p>
          <text:p text:style-name="P239"><text:a xlink:type="simple" xlink:href="#__RefHeading___Toc6620_343084211" text:style-name="Index_20_Link" text:visited-style-name="Index_20_Link">6.Exemple<text:tab/>23</text:a></text:p>
          <text:p text:style-name="P239"><text:a xlink:type="simple" xlink:href="#__RefHeading___Toc6622_343084211" text:style-name="Index_20_Link" text:visited-style-name="Index_20_Link">7.Static Point Array<text:tab/>26</text:a></text:p>
          <text:p text:style-name="P239"><text:a xlink:type="simple" xlink:href="#__RefHeading___Toc6850_343084211" text:style-name="Index_20_Link" text:visited-style-name="Index_20_Link">8.Clasa Utility<text:tab/>27</text:a></text:p>
          <text:p text:style-name="P239"><text:a xlink:type="simple" xlink:href="#__RefHeading___Toc6626_343084211" text:style-name="Index_20_Link" text:visited-style-name="Index_20_Link">9.Clasa Image Panel<text:tab/>29</text:a></text:p>
          <text:p text:style-name="P239"><text:a xlink:type="simple" xlink:href="#__RefHeading___Toc6628_343084211" text:style-name="Index_20_Link" text:visited-style-name="Index_20_Link">10.Clasa Triangle Vectorizer<text:tab/>30</text:a></text:p>
          <text:p text:style-name="P238"><text:a xlink:type="simple" xlink:href="#__RefHeading___Toc6630_343084211" text:style-name="Index_20_Link" text:visited-style-name="Index_20_Link">Subclasa Job a clasei TriangleVectorizer<text:tab/>34</text:a></text:p>
          <text:p text:style-name="P239"><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8"><text:a xlink:type="simple" xlink:href="#__RefHeading___Toc6634_343084211" text:style-name="Index_20_Link" text:visited-style-name="Index_20_Link">Subclasa Job a clasei SquareVectorizer<text:tab/>41</text:a></text:p>
          <text:p text:style-name="P239"><text:a xlink:type="simple" xlink:href="#__RefHeading___Toc6960_1975565357" text:style-name="Index_20_Link" text:visited-style-name="Index_20_Link">12.Bibliografie<text:tab/>47</text:a></text:p>
        </text:index-body>
      </text:table-of-content>
      <text:p text:style-name="P232"/>
      <text:h text:style-name="P250" text:outline-level="1"><text:bookmark-start text:name="__RefHeading___Toc6586_343084211"/>Introducere<text:bookmark-end text:name="__RefHeading___Toc6586_343084211"/></text:h>
      <text:h text:style-name="P251" text:outline-level="2"><text:bookmark-start text:name="__RefHeading___Toc7487_1975565357"/>Motivația<text:bookmark-end text:name="__RefHeading___Toc7487_1975565357"/></text:h>
      <text:p text:style-name="P261"><text:tab/>Într-o zi căutam un cadou pentru o prieten<text:span text:style-name="T758">ă</text:span> prin zona <text:span text:style-name="T759">Pieței</text:span> Unirii, iar unul dintre lucrurile care mi-a atras atenția au fost tricourile cu texte sau desene <text:span text:style-name="T760">tipărite</text:span> pe ele. Trecând prin toate modele pe care le aveau nu am găsit ceva destul de potrivit. Am întrebat <text:span text:style-name="T761">vânzătoarea</text:span> dacă poate să facă tricouri personalizate, <text:span text:style-name="T762">ea spunând că </text:span>pozele <text:span text:style-name="T762">trebuie </text:span>să fie în format vectorial. Eram puțin uimit de ce driver-ul imprimantei nu este în stare sa folosească imagini raster obișnuite.</text:p>
      <text:p text:style-name="P261"><text:tab/>Din curiozitate am căutat pe internet dacă exista tool-uri sau aplicații care fac <text:span text:style-name="T763">acest</text:span> cu ușurința. </text:p>
      <text:p text:style-name="P263"><text:span text:style-name="T63"><text:tab/>Primul lucru pe care l-am încercat a fost </text:span><text:a xlink:type="simple" xlink:href="http://vectormagic.com/" text:style-name="Internet_20_link" text:visited-style-name="Visited_20_Internet_20_Link"><text:span text:style-name="T63">http://vectormagic.com</text:span></text:a><text:span text:style-name="T63"> . Acesta </text:span><text:span text:style-name="T64">oferă</text:span><text:span text:style-name="T63"> rezultate foarte bune , având multe opțiuni și </text:span><text:span text:style-name="T65">setări</text:span><text:span text:style-name="T63"> , dar timpul de procesare este relativ mare și costul unei singure </text:span><text:span text:style-name="T65">licențe</text:span><text:span text:style-name="T63"> este de 295 $ , iar versiunea trial </text:span><text:span text:style-name="T65">oferă</text:span><text:span text:style-name="T63"> </text:span><text:span text:style-name="T66">doar</text:span><text:span text:style-name="T63"> posibilitatea de a vedea cum arat</text:span><text:span text:style-name="T67">ă </text:span><text:span text:style-name="T63">fișierul vectorial ; nu poate fi salvat.</text:span></text:p>
      <text:p text:style-name="P262"><text:tab/><text:span text:style-name="T100">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260"><text:span text:style-name="T179"><text:tab/></text:span><text:span text:style-name="T180">Ultima variant</text:span><text:span text:style-name="T181">ă</text:span><text:span text:style-name="T180"> la care m-am uitat este Scan2CAD care are la dispoziție trial gratuit , Lite pentru 699$ , Pro pentru 999$ </text:span><text:span text:style-name="T182">și</text:span><text:span text:style-name="T180"> Business $1500 . Versiunea cea mai ieftină care conține convertirea la o poz</text:span><text:span text:style-name="T184">ă </text:span><text:span text:style-name="T180">vectorial</text:span><text:span text:style-name="T183">ă</text:span><text:span text:style-name="T180"> este Lite.</text:span></text:p>
      <text:p text:style-name="P260"><text:span text:style-name="T179"><text:tab/></text:span><text:span text:style-name="T185">Văzând</text:span><text:span text:style-name="T220"> toate aceste </text:span><text:span text:style-name="T221">implementări</text:span><text:span text:style-name="T220"> diferite oferite la pre</text:span><text:span text:style-name="T221">țuri</text:span><text:span text:style-name="T220"> relativ mari , am decis sa creez câteva </text:span><text:span text:style-name="T222">implementări</text:span><text:span text:style-name="T220"> pentru vectorizarea unei imagini, și s</text:span><text:span text:style-name="T223">ă</text:span><text:span text:style-name="T220"> public codul surs</text:span><text:span text:style-name="T226">ă</text:span><text:span text:style-name="T220"> pe GitHub.</text:span></text:p>
      <text:h text:style-name="P252" text:outline-level="2"><text:bookmark-start text:name="__RefHeading___Toc6588_343084211"/><text:span text:style-name="T764">Definiții</text:span> <text:span text:style-name="T764">și</text:span> scurt istoric<text:bookmark-end text:name="__RefHeading___Toc6588_343084211"/></text:h>
      <text:p text:style-name="P264"><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264"><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264"><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265"><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266"><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266"><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3" text:outline-level="2"><text:bookmark-start text:name="__RefHeading___Toc6590_343084211"/><text:soft-page-break/>Comparație: Grafica vectorial<text:span text:style-name="T716">a</text:span> VS Grafica raster<text:bookmark-end text:name="__RefHeading___Toc6590_343084211"/></text:h>
      <text:p text:style-name="P2"><draw:frame draw:style-name="fr1" draw:name="Frame1" text:anchor-type="paragraph" svg:x="9.142cm" svg:y="0.198cm" svg:width="8.387cm" svg:height="3.395cm" style:rel-height="scale-min" draw:z-index="14"><draw:text-box><text:p text:style-name="P233">(1.1)</text:p></draw:text-box></draw:frame></text:p>
      <text:p text:style-name="P2"><text:tab/><text:span text:style-name="T57">Imaginile raster sunt formate din pixeli. Un pixel este un singur punct sau cel mai mic element care poate fi afisat pe ecranul device-ului </text:span><text:span text:style-name="T59">(1.1)</text:span><text:span text:style-name="T57">.</text:span></text:p>
      <text:p text:style-name="P1"><text:tab/></text:p>
      <text:p text:style-name="P1"/>
      <text:p text:style-name="P1"/>
      <text:p text:style-name="P2"><draw:frame draw:style-name="fr2" draw:name="Frame2" text:anchor-type="paragraph" svg:x="10.28cm" svg:y="-0.594cm" svg:width="6.978cm" draw:z-index="15"><draw:text-box fo:min-height="3.739cm"><text:p text:style-name="Caption">(1.2)</text:p></draw:text-box></draw:frame></text:p>
      <text:p text:style-name="P3"><text:tab/><text:span text:style-name="T58">Se poate observa ca atunci când imaginea este mărita <text:s text:c="2"/>suficient de mult , încep sa apara diferente evidente</text:span><text:span text:style-name="T60">(1.2)</text:span><text:span text:style-name="T58">.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4"/>
          </table:table-cell>
          <table:table-cell table:style-name="Table1.A1" office:value-type="string">
            <text:p text:style-name="P235">Avantaje</text:p>
          </table:table-cell>
          <table:table-cell table:style-name="Table1.C1" office:value-type="string">
            <text:p text:style-name="P235">Dezavantaje</text:p>
          </table:table-cell>
        </table:table-row>
        <table:table-row>
          <table:table-cell table:style-name="Table1.A2" office:value-type="string">
            <text:p text:style-name="P235">Vector</text:p>
          </table:table-cell>
          <table:table-cell table:style-name="Table1.A2" office:value-type="string">
            <text:p text:style-name="P236">* <text:span text:style-name="T96">Infinit scalabil : datorită proprietatilor matematice ale figurilor geometrice , acestea se pot scala mai mic sau mare fără a pierde din calitate</text:span></text:p>
            <text:p text:style-name="P236">* <text:span text:style-name="T97">Fisiere mai mici : pentru imagini continand grafica simpla , precum figuri geometrice și tipografie</text:span></text:p>
            <text:p text:style-name="P236">* <text:span text:style-name="T98">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7">* Detalii limitate : <text:span text:style-name="T99">figurile geometrice nu sunt practice pentru imagini complexe, chiar dacă acestea pot conține gradiente, nu se poate compara cu avantajul imaginile raster de avea culori independente pentru fiecare pixel</text:span></text:p>
            <text:p text:style-name="P237">* <text:span text:style-name="T99">Efecte limitate : prin definitie , imaginile vectoriale sunt create din linii și puncte , deci nu sunt la dispoziție efecte precum blurare sau umbre</text:span></text:p>
            <text:p text:style-name="P237"/>
          </table:table-cell>
        </table:table-row>
        <table:table-row>
          <table:table-cell table:style-name="Table1.A2" office:value-type="string">
            <text:p text:style-name="P235">Raster</text:p>
          </table:table-cell>
          <table:table-cell table:style-name="Table1.A2" office:value-type="string">
            <text:p text:style-name="P234">* <text:span text:style-name="T94">Detalii bogate : o poza care are valorea dpi mai mare va conține mai multe detalii subtile</text:span></text:p>
            <text:p text:style-name="P234">* <text:span text:style-name="T94">Editare precisa : oricare dintre pixeli poate fi modificat independent ; o </text:span><text:soft-page-break/><text:span text:style-name="T94">persoana poate sa editeze poza respectiva cu usurinta</text:span></text:p>
          </table:table-cell>
          <table:table-cell table:style-name="Table1.C2" office:value-type="string">
            <text:p text:style-name="P234">* <text:span text:style-name="T95">Blurata atunci când este mărita : din cauza ca exista un numar finit de pixeli, calculatorul va încerca sa umple spațiul dintre pixeli cu interpolari ale valorilor de pe canalele de culoare</text:span></text:p>
            <text:p text:style-name="P234"><text:soft-page-break/>* <text:span text:style-name="T97">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54" text:outline-level="2"/>
      <text:p text:style-name="P4"/>
      <text:h text:style-name="Heading_20_2" text:outline-level="2"><text:bookmark-start text:name="__RefHeading___Toc6594_343084211"/>Despre limbajul Java<text:bookmark-end text:name="__RefHeading___Toc6594_343084211"/></text:h>
      <text:p text:style-name="P11"><text:span text:style-name="T106"><text:tab/>P</text:span><text:span text:style-name="T105">rogramul meu este realizat în Java. Nu am folosit nicio particularitate a acestui limbaj (în afară de faptul că este orientat pe obiecte), totuşi, pentru completitudinea lucrării, aceasta </text:span><text:span text:style-name="T107">i</text:span><text:span text:style-name="T105">nclude şi o secţiune despre el.</text:span></text:p>
      <text:p text:style-name="P11"><text:span text:style-name="T105"><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11"><text:span text:style-name="T105"><text:tab/>Originalele compilatoare Java, maşini virtuale şi bibliotecile </text:span><text:span text:style-name="T117">class </text:span><text:span text:style-name="T105">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10"><text:tab/>Alţii au dezvoltat de asemenea implementări alternative pentru aceste tehnologii Java, cum ar fi Compilatorul GNU pentru Java, GNU Classpath (biblioteci standard) şi IcedTea-Web (un plugin pentru aplicaţiile de browser – applet-uri).</text:p>
      <text:p text:style-name="P11"><text:span text:style-name="T108"><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109">limbaj de asamblare.</text:span></text:p>
      <text:p text:style-name="P11"><text:soft-page-break/><text:span text:style-name="T110"><text:tab/></text:span><text:span text:style-name="T111">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112">programatorul trebuie să fie atent la diferențele subtile de pe diverse platforme , codul scris în nativ este foarte greu de debug-uit . Luând în considerare aceste dezavantaje am decis ca programul sa nu conțină cod scris în nativ.</text:span></text:p>
      <text:p text:style-name="P11"><text:span text:style-name="T112"><text:tab/></text:span><text:span text:style-name="T113">Pentru scrierea codului sursa , am folosit un IDE (IntelliJ </text:span><text:span text:style-name="T115">IDEA</text:span><text:span text:style-name="T113">).</text:span></text:p>
      <text:h text:style-name="Heading_20_2" text:outline-level="2"><text:bookmark-start text:name="__RefHeading___Toc6596_343084211"/>Despre IDE-uri <text:bookmark-end text:name="__RefHeading___Toc6596_343084211"/></text:h>
      <text:p text:style-name="P16"><text:span text:style-name="T102"><text:tab/></text:span><text:span text:style-name="T119">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17"><text:span text:style-name="T112"><text:tab/>Unele IDE-uri conţin un compilator, un interpretor, sau ambele, cum ar fi cazul NetBeams , </text:span><text:span text:style-name="T114">IntelliJ </text:span><text:span text:style-name="T116">IDEA </text:span><text:span text:style-name="T114">și </text:span><text:span text:style-name="T112"><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P252" text:outline-level="2"><text:bookmark-start text:name="__RefHeading___Toc6598_343084211"/><text:span text:style-name="T756">D</text:span><text:span text:style-name="T755">espre IntelliJ IDEA</text:span><text:bookmark-end text:name="__RefHeading___Toc6598_343084211"/></text:h>
      <text:p text:style-name="P18"><text:span text:style-name="T105"><text:tab/></text:span><text:span text:style-name="T120">IntelliJ IDEA este un medie integrat de dezvoltare pentru limbajul Java . A fost creat de compania JetBrains. </text:span><text:span text:style-name="T121">Prima versiune a fost publicata <text:s/>în ianuarie 2001, și a fost unul dintre primele IDE-uri care oferea navigare advansata a codului și posibilitatea de refactoriza codul deja integrat.</text:span></text:p>
      <text:p text:style-name="P18"><text:span text:style-name="T121"><text:tab/></text:span><text:span text:style-name="T122">Intrun reportaz Infoworld din 2010 , <text:s/>IntelliJ a primit cele mai mare scor într-un test în care au participat și IDE-urile : Eclipse , NetBeans și Oracle Jdeveloper.</text:span></text:p>
      <text:p text:style-name="P18"><text:span text:style-name="T122"><text:tab/></text:span><text:span text:style-name="T123">În decembrie 2014 , Google a anunțat versiunea 1.0 a programului Android Studio , un IDE open source folosit la crearea aplicatiilor Android, bazat pe versiunea open source de comunitate al programului IntelliJ IDEA. Alte</text:span><text:span text:style-name="T122"> </text:span><text:span text:style-name="T123">medii de programare bazate pe IntelliJ sunt AppCode , PhpStorm , PyCharm , RubyMine , WebStorm și MPS .</text:span></text:p>
      <text:p text:style-name="Text_20_body"><text:tab/><text:span text:style-name="T186">Acest IDE are doua editii : Community Edition ( gratuit ) și <text:s/>Ultimate Edition (plătit). Ambele pot fi folosite în scop comercial. </text:span></text:p>
      <text:p text:style-name="Text_20_body"><text:span text:style-name="T187"><text:tab/>Ambele editii pot au mai multe capabilitati comune precum : Smart Code Completion , On-</text:span><text:soft-page-break/><text:span text:style-name="T187">The-Fly Code Analysis , Advanced Refactoring , </text:span><text:span text:style-name="T188">unelte de Version Control având interfata unificata pentru Git,SVN, Mercurial etc ,</text:span><text:span text:style-name="T187"> </text:span><text:span text:style-name="T188">și desigur suport pentru limbajul Java . Editia Ultimate ofera mai multe lucruri precum unelte pentru lucru cu baze de data , designer pentru tabele UML , unelte pentru Web Development și altele.</text:span></text:p>
      <text:p text:style-name="P20"/>
      <text:h text:style-name="P252" text:outline-level="2"><text:bookmark-start text:name="__RefHeading___Toc6600_343084211"/><text:span text:style-name="T757">D</text:span>espre GitHub și Git<text:bookmark-end text:name="__RefHeading___Toc6600_343084211"/></text:h>
      <text:p text:style-name="P103"><text:tab/></text:p>
      <text:p text:style-name="Text_20_body"><text:span text:style-name="T101"><text:tab/></text:span><text:span text:style-name="T189">Git este un </text:span><text:span text:style-name="T190">distributed revision control system (sistem distribuit de control al modificarilor) care a fost conceput pentru viteza de procesare mare , pastrarea integritatii datelor și suport pentru posibilitatea de avea „workflow”-uri </text:span><text:span text:style-name="T191">distribuite și non-liniare . Git a fost original creat de Linus Torvalds pentru programarea kernel-ului Linux în 2005, și de atunci a devenit unul dintre cele mai adoptate sisteme de version control.</text:span></text:p>
      <text:p text:style-name="Text_20_body"><text:span text:style-name="T191"><text:tab/></text:span><text:span text:style-name="T192">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93">Asemenea kernel-ului Linux , Git este un program oferit gratuit sub licenta GNU General Public License revizia 2.</text:span></text:p>
      <text:p text:style-name="Text_20_body"><text:tab/><text:span text:style-name="T194">Design-ul Git-ului a fost inspirat după BitKeeper și Monotone. Acesta avea ca plan original să fie un sistem low-level pe care alte aplicații îl poate apela. În momentul acesta Git poate fi folosit direct din linia de comanda. </text:span><text:span text:style-name="T195">Deși a fost puternic influențat de BitKeeper, Torvalds intenționat a evitat tehnicile conventionale , astfel ajungand la un design unic.</text:span></text:p>
      <text:p text:style-name="Text_20_body"><text:span text:style-name="T195"><text:tab/></text:span><text:span text:style-name="T196">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96"><text:tab/></text:span><text:span text:style-name="T197">Am decis sa îl folosesc deoarece doresc sa îl învăț mai mult și sa abuzez de comparatia ușoară a codului </text:span><text:span text:style-name="T198">cu commit-urile precedente </text:span><text:span text:style-name="T197">în caz în care am făcut greșeli. <text:s/></text:span></text:p>
      <text:p text:style-name="Text_20_body"><text:span text:style-name="T197"><text:tab/></text:span><text:span text:style-name="T199">Exista optiunea de a avea repozitorul stocat doar local pe disk, dar nu vroiam sa risc pierderea proiectului așa ca am decis sa folosesc GitHub pentru a stoca proiectul.</text:span></text:p>
      <text:p text:style-name="Text_20_body"><text:span text:style-name="T199"><text:tab/></text:span><text:span text:style-name="T200">GitHub este o serviciu online de hostare a repozitoarelor Git <text:s/>, astfel având toate capabilitatile Git-ului dar și adaugat câteva la acestea. </text:span><text:span text:style-name="T201">Spre deosebire de Git care ofera strict doar un program care se folosește prin linii de comanda, GitHub over o interfata grafica pentru Web , desktop și telefoane smartphone. </text:span><text:span text:style-name="T202">Deasemenea ofera administratorului posibilitatea de schimba </text:span><text:span text:style-name="T203">nivelul de acces al celorlaltor colegi care lucrează la proiect , și unelte de colabaroare precum bug tracking , feature request , managerierea task-urilor și </text:span><text:span text:style-name="T204">crearea </text:span><text:span text:style-name="T203">wiki-uri.</text:span></text:p>
      <text:p text:style-name="Text_20_body"><text:span text:style-name="T203"><text:tab/></text:span><text:span text:style-name="T205">Conturile gratuite de GitHub pot hosta decât proiecte care sunt complet vizibile oricarei persoane care ori găsește repozitorul ori are link-ul direct către acesta. </text:span><text:span text:style-name="T206">În anul 2015 , GitHub a raporat ca are peste 9 milioane de utilizatori și peste 21.1 milioane de repozitoare, astfel fiind cel mai mare service de hostare a codurilor sursa de pe Pământ în acel moment.</text:span></text:p>
      <text:p text:style-name="P99"><text:soft-page-break/><text:span text:style-name="T206"><text:tab/></text:span><text:span text:style-name="T207">GitHub este de obicei folosit doar pentru cod sursa, dar ofera în plus câteva formate și formate în plus precum vizualizarea fisierelor grafice 3D sau fisiere native PSD de PhotoShop și compararea lor cu celelalte versiuni ale acestora.</text:span></text:p>
      <text:h text:style-name="P241" text:outline-level="1"><text:bookmark-start text:name="__RefHeading___Toc6844_343084211"/>Despre implementarea lucrarii<text:bookmark-end text:name="__RefHeading___Toc6844_343084211"/></text:h>
      <text:p text:style-name="P21"><text:span text:style-name="T1"><text:tab/></text:span><text:span text:style-name="T61">După cum am menţionat anterior, proiectul meu este realizat in Java. În proiectul meu am creat trei clase de vectorizare care extind o clasa BaseVectorizer.</text:span></text:p>
      <text:p text:style-name="P100"><text:span text:style-name="T125"><text:tab/>Clasa BaseVectorizer a fost creata pentru usura tastarea codului în restul aplicației , astfel reducand codul care este „copy-pasted” și lasand posibilitatea de a integra cu ușurința </text:span><text:span text:style-name="T126">vectorizer-ele în codul pentru GUI.</text:span></text:p>
      <text:h text:style-name="P257" text:outline-level="2"><text:bookmark-start text:name="__RefHeading___Toc6846_343084211"/>Continutul clasei BaseVectorizer<text:bookmark-end text:name="__RefHeading___Toc6846_343084211"/></text:h>
      <text:p text:style-name="P22"><text:span text:style-name="T68"><text:tab/></text:span><text:span text:style-name="T240">protected </text:span><text:span text:style-name="T303">BufferedImage</text:span><text:span text:style-name="T304"> </text:span><text:span text:style-name="T283">originalImage</text:span><text:span text:style-name="T304">;</text:span></text:p>
      <text:p text:style-name="P23"><text:span text:style-name="T235"><text:tab/></text:span><text:span text:style-name="T234">protected </text:span><text:span text:style-name="T301">BufferedImage </text:span><text:span text:style-name="T281">destImage</text:span><text:span text:style-name="T301">;</text:span></text:p>
      <text:p text:style-name="P105"><text:span text:style-name="T62"><text:tab/></text:span><text:span text:style-name="T127">În originalImage este păstrată referinta către poza originala în format raster , iar în destImage este pusa imaginea după ce a fost transformata în format vectorial și apoi folosită să fie afisata în interata GUI. </text:span><text:span text:style-name="T128">Motivul de ce am ales obiectele să fie de tip BufferedImage este din cauza ca exista functia getRGB(int x,int y) deja implementata și ajuta la </text:span><text:span text:style-name="T129">luarea informațiilor. </text:span><text:span text:style-name="T130">Din păcate nu am avut încredere deplina </text:span><text:span text:style-name="T131">în</text:span><text:span text:style-name="T130"> viteza de procesare a functiei getRGB așa ca am creat câteva array-uri ajutătoare.</text:span></text:p>
      <text:p text:style-name="Standard"><text:tab/><text:span text:style-name="T239">protected char</text:span><text:span text:style-name="T302">[] </text:span><text:span text:style-name="T282">originalRedArray</text:span><text:span text:style-name="T302">;</text:span></text:p>
      <text:p text:style-name="P209"><text:span text:style-name="T227"><text:tab/>protected char</text:span>[] <text:span text:style-name="T278">originalGreenArray</text:span>;</text:p>
      <text:p text:style-name="P209"><text:span text:style-name="T227"><text:tab/>protected char</text:span>[] <text:span text:style-name="T278">originalBlueArray</text:span>;</text:p>
      <text:p text:style-name="P107"><text:span text:style-name="T227"><text:tab/>protected int</text:span>[] <text:span text:style-name="T278">originalColorArray</text:span>;</text:p>
      <text:p text:style-name="P107"><text:span text:style-name="T227"><text:tab/>public void </text:span>calculateColorArrays()</text:p>
      <text:p text:style-name="P28"><text:tab/><text:span text:style-name="T208">În aceste array-uri sunt pastrate valorile culorillor roșu , verde, albastru și combinatia lor. Motiv de ce primele 3 array-uri sunt de tip char </text:span><text:span text:style-name="T209">este doarece char în Java ocupa un singur byte iar valorile sunt de la 0 la 255 în comparație cu tipul byte care este de la -128 la 127. </text:span><text:span text:style-name="T210">Primele trei array-uri sunt folosite pentru a calcula media culorilor dintr-o zona. În descrierea vectorizoarelor vor fi mai multe detalii despre acestea. <text:s/></text:span></text:p>
      <text:p text:style-name="P28"><text:span text:style-name="T210"><text:tab/>Metoda calculateColorArrays() este chemata la imediat după ce s-a setat </text:span><text:span text:style-name="T211">o nou obiect originalImage .</text:span></text:p>
      <text:p text:style-name="P105"><text:span text:style-name="T62"><text:tab/></text:span><text:span text:style-name="T227">protected short </text:span><text:span text:style-name="T278">w</text:span>,<text:span text:style-name="T278">h</text:span>;</text:p>
      <text:p text:style-name="P105"><text:span text:style-name="T227"><text:tab/>protected int </text:span><text:span text:style-name="T278">area</text:span>;</text:p>
      <text:p text:style-name="P105"><text:tab/><text:span text:style-name="T132">Aceste</text:span><text:span text:style-name="T133">a</text:span><text:span text:style-name="T132"> sunt variabile ajutătoare pentru alte funcții.</text:span></text:p>
      <text:p text:style-name="P105"><text:span text:style-name="T132"><text:tab/></text:span><text:span text:style-name="T246">public int </text:span><text:span text:style-name="T287">threshold</text:span><text:span text:style-name="T455">=-</text:span><text:span text:style-name="T445">1</text:span><text:span text:style-name="T455">;</text:span></text:p>
      <text:p text:style-name="Text_20_body"><text:span text:style-name="T455"><text:tab/></text:span><text:span text:style-name="T134">Valoarea threshold este una dintre cele mai folosite. Ea decide cât de agresiva să fie atunci </text:span><text:soft-page-break/><text:span text:style-name="T134">când sunt comparate doua culori . Dacă distanța manhattan a culorilor dintre doi pixeli este mai mare decât threshold atunci acei doi pixeli nu pot aparține aceleași figuri geometrice. </text:span><text:span text:style-name="T135">As</text:span><text:span text:style-name="T136">t</text:span><text:span text:style-name="T135">fel </text:span><text:span text:style-name="T137">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37"><text:tab/></text:span><text:span text:style-name="T138">Într-un alt capitol voi prezenta și diferențele din punct de vedere vizual și al marimii fisierului creat.</text:span></text:p>
      <text:p text:style-name="Text_20_body"><text:span text:style-name="T138"><text:tab/></text:span><text:span text:style-name="T247">protected </text:span><text:span text:style-name="T430">ImagePanel </text:span><text:span text:style-name="T288">destImagePanel</text:span><text:span text:style-name="T430">;</text:span></text:p>
      <text:p text:style-name="P29"><text:span text:style-name="T430"><text:tab/></text:span><text:span text:style-name="T305">Clasa ImagePanel a fost creata deoar</text:span><text:span text:style-name="T306">e</text:span><text:span text:style-name="T305">ce nu am reușit sa găsesc un element GUI care sa afiseze o imagine. </text:span><text:span text:style-name="T307">Acest obiect îl folosesc deasemenea în logica codului , de exemplu dacă destImagePanel == <text:s/>null atunci nu este necesar sa execut anumite bucăți de cod.</text:span></text:p>
      <text:p text:style-name="P29"><text:span text:style-name="T307"><text:tab/></text:span><text:span text:style-name="T248">protected </text:span><text:span text:style-name="T431">JobThread </text:span><text:span text:style-name="T289">lastJob</text:span><text:span text:style-name="T431">;</text:span></text:p>
      <text:p text:style-name="P30"><text:span text:style-name="T307"><text:tab/></text:span><text:span text:style-name="T305">Cl</text:span><text:span text:style-name="T308">asa JobThread a fost creata deoarece din câte am înțeles clasa Thread nu conține o metoda <text:s/></text:span><text:span text:style-name="T309">de încredere de a opri subit o linie de execuție. </text:span><text:span text:style-name="T310">Cea mai apropriata este metoda stop() , care din păcate este deprecata deoarece era considerat instabil și periculos pentru </text:span><text:span text:style-name="T311">mașina virtuala Java</text:span><text:span text:style-name="T310">.</text:span></text:p>
      <text:p text:style-name="P30"><text:span text:style-name="T310"><text:s/><text:tab/></text:span><text:span text:style-name="T312">Aceasta clasa acuma conține un boolean canceled care initial este false. </text:span><text:span text:style-name="T313">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314">(</text:span><text:span text:style-name="T315">dacă sunt necesare închiderea unor streamuri sau thread-uri secundare</text:span><text:span text:style-name="T314">)</text:span><text:span text:style-name="T313">.</text:span></text:p>
      <text:p text:style-name="Text_20_body"><text:span text:style-name="T138"><text:tab/></text:span><text:span text:style-name="T247">protected final </text:span><text:span text:style-name="T430">Object </text:span><text:span text:style-name="T288">jobLock</text:span><text:span text:style-name="T430">=</text:span><text:span text:style-name="T247">new </text:span><text:span text:style-name="T430">Object();</text:span></text:p>
      <text:p text:style-name="P31"><text:span text:style-name="T138"><text:tab/></text:span><text:span text:style-name="T316">Folosit atunci când un vectorizator dorește crearea unui nou jobThread sau oprirea celui curent.</text:span></text:p>
      <text:p text:style-name="P217"><text:span text:style-name="T465"><text:tab/></text:span><text:span text:style-name="T228">public abstract void </text:span><text:span text:style-name="T466">startJob();</text:span></text:p>
      <text:p text:style-name="P105"><text:span text:style-name="T227"><text:tab/>public abstract void </text:span>cancelLastJob();</text:p>
      <text:p text:style-name="P31"><text:span text:style-name="T316"><text:tab/></text:span><text:span text:style-name="T317">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318">Abia după ce s-a terminat ultimul thread se poate crea unul nou în siguranța.</text:span><text:span text:style-name="T319"> Metoda cancelLastJob() executa la fel în afara de crearea unui nou thread.</text:span></text:p>
      <text:p text:style-name="P31"><text:span text:style-name="T319"><text:tab/></text:span><text:span text:style-name="T249">public abstract void </text:span><text:span text:style-name="T432">exportToSVG(OutputStream os,</text:span><text:span text:style-name="T249">boolean </text:span><text:span text:style-name="T432">isCompressed);</text:span></text:p>
      <text:p text:style-name="P31"><text:span text:style-name="T319"><text:tab/></text:span><text:span text:style-name="T320">Atunci când se dorește exportarea rezultatului curent în format SVG sau SVGZ, se deschide un fisier , se obtine OutputStream-ul lui , se alege dacă va fi exportat comprimat sau nu , și se apeleaza functia. <text:s/></text:span><text:span text:style-name="T321">Dacă s-a ales optiunea de comprimare a fisierului , folosesc un obiect de tip GZIPOutputStream pentru comprimare. Ce este interesant cu acest </text:span><text:span text:style-name="T322">obiect</text:span><text:span text:style-name="T321"> este ca metoda de comprimare este compatibila cu InkScape pentru a deschide fiserul nou creat. </text:span><text:span text:style-name="T323">Dupa acea obiectul este infasurat cu un BufferedOutputStream , din câte am înțeles acesta poate ajuta la procese incete de scriere .</text:span></text:p>
      <text:p text:style-name="Preformatted_20_Text"><text:soft-page-break/><text:span text:style-name="T323"><text:tab/></text:span><text:span text:style-name="T250">public char </text:span><text:span text:style-name="T433">redOrig(</text:span><text:span text:style-name="T250">int </text:span><text:span text:style-name="T433">x,</text:span><text:span text:style-name="T250">int </text:span><text:span text:style-name="T433">y){</text:span><text:span text:style-name="T245">return </text:span><text:span text:style-name="T286">originalRedArray</text:span><text:span text:style-name="T429">[y*</text:span><text:span text:style-name="T286">w</text:span><text:span text:style-name="T429">+x];}</text:span></text:p>
      <text:p text:style-name="P230"><text:span text:style-name="T263"><text:tab/>public char </text:span><text:span text:style-name="T437">blueOrig(</text:span><text:span text:style-name="T263">int </text:span><text:span text:style-name="T437">x,</text:span><text:span text:style-name="T263">int </text:span><text:span text:style-name="T437">y){</text:span><text:span text:style-name="T263">return </text:span><text:span text:style-name="T291">originalBlueArray</text:span><text:span text:style-name="T437">[y*</text:span><text:span text:style-name="T291">w</text:span><text:span text:style-name="T437">+x];}</text:span></text:p>
      <text:p text:style-name="P230"><text:span text:style-name="T227"><text:tab/>public char </text:span>greenOrig(<text:span text:style-name="T227">int </text:span>x,<text:span text:style-name="T227">int </text:span>y){<text:span text:style-name="T227">return </text:span><text:span text:style-name="T278">originalGreenArray</text:span>[y*<text:span text:style-name="T278">w</text:span>+x];}</text:p>
      <text:p text:style-name="Preformatted_20_Text"><text:span text:style-name="T256"><text:tab/>public int </text:span><text:span text:style-name="T453">colorOrig(</text:span><text:span text:style-name="T256">int </text:span><text:span text:style-name="T453">x,</text:span><text:span text:style-name="T256">int </text:span><text:span text:style-name="T453">y) {</text:span><text:span text:style-name="T256">return </text:span><text:span text:style-name="T290">originalColorArray</text:span><text:span text:style-name="T453">[y*</text:span><text:span text:style-name="T290">w</text:span><text:span text:style-name="T453">+x];}</text:span></text:p>
      <text:p text:style-name="P223"><text:tab/></text:p>
      <text:p text:style-name="P231"><text:span text:style-name="T323"><text:tab/></text:span><text:span text:style-name="T324">Metode ajutătoare pentru accesarea valorilor culorilor pentru anumiti pixeli. Numele metodelor sunt foarte simpliste și scurte deoarece ele sunt foarte des folosite și ar umple codul prea mult.</text:span></text:p>
      <text:p text:style-name="P231"><text:span text:style-name="T330"><text:tab/></text:span><text:span text:style-name="T254">public void</text:span><text:span text:style-name="T251"> </text:span><text:span text:style-name="T434">initialize(){</text:span><text:span text:style-name="T429">calculateColorArrays();</text:span><text:span text:style-name="T435">}</text:span></text:p>
      <text:p text:style-name="P224"><text:tab/></text:p>
      <text:p text:style-name="Text_20_body"><text:span text:style-name="T324"><text:tab/></text:span><text:span text:style-name="T325">Este chemata atunci cand setOriginalImage(BufferedImage image) primește ca p</text:span><text:span text:style-name="T326">a</text:span><text:span text:style-name="T325">remetru un image care este diferit de fostul obiect originalImage.</text:span></text:p>
      <text:p text:style-name="Text_20_body"><text:span text:style-name="T325"><text:tab/></text:span><text:span text:style-name="T252">public void </text:span><text:span text:style-name="T436">setOriginalImage(BufferedImage image)</text:span></text:p>
      <text:p text:style-name="Text_20_body"><text:span text:style-name="T325"><text:tab/></text:span><text:span text:style-name="T327">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8"><text:span text:style-name="T262"><text:tab/></text:span><text:span text:style-name="T253">protected abstract void </text:span><text:span text:style-name="T456">constructStringSVG();</text:span></text:p>
      <text:p text:style-name="P218"/>
      <text:p text:style-name="P32"><text:span text:style-name="T456"><text:tab/></text:span><text:span text:style-name="T328">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33"/>
      <text:p text:style-name="Text_20_body"><text:span text:style-name="T327"><text:tab/></text:span><text:span text:style-name="T329">Am initializat obiectul StringBuilder cu un buffer de aproximativ 2 MB pentru a ajutat la performanța. Dacă se încearcă crearea unui string și mai mare de 2 MB , obiectul va reloca un buffer mai mare.</text:span></text:p>
      <text:h text:style-name="P255" text:outline-level="2"><text:bookmark-start text:name="__RefHeading___Toc6606_343084211"/>SquareVectorizer<text:bookmark-end text:name="__RefHeading___Toc6606_343084211"/></text:h>
      <text:p text:style-name="P83"><text:span text:style-name="T355"><text:tab/></text:span><text:span text:style-name="T356">Acest vectorizator cr</text:span><text:span text:style-name="T357">e</text:span><text:span text:style-name="T356">eaza o lista de dreptunghiuri </text:span><text:span text:style-name="T357">care acoperă întreaga suprafața a pozei originale. Fiecare dintre dreptunghiuri are o culoare care este calculata făcând media culorilor pixelilor care apartin dreptunghiului respectiv. </text:span></text:p>
      <text:p text:style-name="P83"><text:span text:style-name="T357"><text:tab/></text:span><text:span text:style-name="T358">Pentru a ajuta codarea acestei clase , am creat o clasa ajutătoare SquareFragment care rețin marginile left , right , top , down și culoarea dreptunghiului. Toate campurile sunt publice pentru a fi <text:s text:c="2"/>folosite mai rapid. </text:span><text:span text:style-name="T359">Pentru a spori siguranța, classa SquareFragment conține o funcție isValid() care return true dacă marginile sunt valide.</text:span></text:p>
      <text:p text:style-name="P84"><text:span text:style-name="T359"><text:tab/></text:span><text:span text:style-name="T360">Procesul de divizare în drepuntghiuri este recursiv, încercând prima data un dreptunghi care ocupa toată suprafața imagini , și dacă aceste nu e considerat bun el va fi fragmentat în 4 dreptunghiuri și procesul continua de acolo. </text:span></text:p>
      <text:p text:style-name="P84"><text:span text:style-name="T360"><text:tab/></text:span><text:span text:style-name="T361">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4"><text:soft-page-break/><text:span text:style-name="T361"><text:tab/></text:span><text:span text:style-name="T362">În primele revizii ale programului midX și midY erau pur și simplu </text:span><text:span text:style-name="T364">alese </text:span><text:span text:style-name="T362">să fie în mijlocul drepuntghiului, dar acestea generau imagini vectoriale care avea aspect de „caiet de matematica”; aratand tabelat și </text:span><text:span text:style-name="T363">stintific . </text:span></text:p>
      <text:p text:style-name="P84"><text:span text:style-name="T363"><text:tab/></text:span><text:span text:style-name="T365">Valorile alese aleator pentru midX și midY da</text:span><text:span text:style-name="T400">u</text:span><text:span text:style-name="T365"> un aspect mai plăcut </text:span><text:span text:style-name="T366">imaginii vectoriale generate. </text:span></text:p>
      <text:p text:style-name="P84"><text:span text:style-name="T366"><text:tab/></text:span><text:span text:style-name="T367">Procesul de validare al unei dreptunghi consta în verificarea fiecarei culori </text:span><text:span text:style-name="T368">și insumarea tuturor culorilor pentru a genera media culorilor. </text:span><text:span text:style-name="T369">Dacă distanța manhatten dintre cea </text:span><text:span text:style-name="T370">mai </text:span><text:span text:style-name="T369">apropriat</text:span><text:span text:style-name="T370">a</text:span><text:span text:style-name="T369"> culoare de negru și cea mai apropriata culoare de alb este mai mare decât valoarea threshold înseamna ca procesul de validare se poate anul</text:span><text:span text:style-name="T371">a</text:span><text:span text:style-name="T369"> în momentul acela deoarece acest dreptunghi ales este prea mare și conține culori prea diferite. Dacă un dreptunghi este respins acesta este </text:span><text:span text:style-name="T372">taiat</text:span><text:span text:style-name="T369"> în <text:s/>patru și se va încerca validarea acestora. Dacă un dreptunghi este valid , media culorilor din acel dreptunghi este stocat</text:span><text:span text:style-name="T373">a în câmpul color de la obiectul SquareFragment folosit la validare , </text:span><text:span text:style-name="T374">iar apoi este adaugat unei liste care a fost trimisa ca argument.</text:span></text:p>
      <text:p text:style-name="P84"><text:span text:style-name="T374"><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407">u</text:span><text:span text:style-name="T374"> este neglijabil având în considerare faptul ca acuma lucrează patru thread-uri , fiecare thread ruland metode recursiva cu patru LinkedList-uri independente și patru SquareFragments care a fost generate aleator din SquareFragment-ul principal. </text:span></text:p>
      <text:p text:style-name="P84"><text:span text:style-name="T374"><text:tab/></text:span><text:span text:style-name="T375">Când fiecare din thread-uri își termina executia , rezultatele depuse în LinkedList-</text:span><text:span text:style-name="T376">ul respectiv</text:span><text:span text:style-name="T375"> sunt acuma depuse de către thread-ul principal într-un ArrayList de SquareFragments.<text:tab/></text:span><text:span text:style-name="T376">Am ales ArrayList pentru performanța sporita la citire.</text:span></text:p>
      <text:p text:style-name="P84"><text:span text:style-name="T376"><text:tab/></text:span><text:span text:style-name="T377">După ce s-a făcut rost de ArrayList-ul cu toate dreptunghiurile , se construiește string-ul care va conține lista în format SVG. Am decis sa preconstruiesc acest string deoarece pe ecran este afisat mărimea fisierului când este salvat </text:span><text:span text:style-name="T378">în formatele SVG și SVGZ</text:span><text:span text:style-name="T377">.</text:span></text:p>
      <text:p text:style-name="P84"><text:span text:style-name="T377"><text:tab/></text:span><text:span text:style-name="T379">Odată ce s-a obținut lista finala, se creeaza un nou BufferedImage în care este desenat </text:span><text:span text:style-name="T380">o aproximatie a imaginei vectoriale și mărimea fisierului în format SVG și SCGZ. </text:span><text:span text:style-name="T381">Utilizatorul poate sa observe rezultatele și sa exporteze fișierul. </text:span></text:p>
      <text:h text:style-name="Heading_20_2" text:outline-level="2"><text:bookmark-start text:name="__RefHeading___Toc6608_343084211"/><text:span text:style-name="T439">TriangleV</text:span><text:span text:style-name="T438">ectorizer</text:span><text:bookmark-end text:name="__RefHeading___Toc6608_343084211"/></text:h>
      <text:p text:style-name="P86"><text:span text:style-name="T352"><text:tab/></text:span><text:span text:style-name="T356">Acest vectorizator cr</text:span><text:span text:style-name="T357">e</text:span><text:span text:style-name="T356">eaza o lista de </text:span><text:span text:style-name="T382">triunghiuri</text:span><text:span text:style-name="T356"> </text:span><text:span text:style-name="T357">care acoperă întreaga suprafața a pozei originale. Fiecare dintre </text:span><text:span text:style-name="T382">triunghiuri</text:span><text:span text:style-name="T357"> are o culoare care este calculata făcând media culorilor pixelilor care apartin </text:span><text:span text:style-name="T382">triunghiu</text:span><text:span text:style-name="T383">lui</text:span><text:span text:style-name="T357"> respectiv. </text:span></text:p>
      <text:p text:style-name="P87"><text:span text:style-name="T357"><text:tab/></text:span><text:span text:style-name="T358">Pentru a ajuta codarea acestei clase , am creat o clasa ajutătoare </text:span><text:span text:style-name="T384">Triangle</text:span><text:span text:style-name="T358"> care rețin</text:span><text:span text:style-name="T385">e coordonatele varfurilor retinute sub forma de float, </text:span><text:span text:style-name="T386">culoarea într-o valoare integer și câteva valori ajutătoare precum xMin , yMin , xMax și yMax care reprezintă bounding-box-ul tringhiului având lungimea și latimea paralele cu axele </text:span><text:span text:style-name="T387">X și Y ale imaginii. </text:span><text:span text:style-name="T388">Deasemenea în fiecare obiect de tipul Triangle se mai afla și un obiect de tipul Path2D.Float numit path care este folosit la optimizarea crearii imaginii demonstrative utilizatorului.</text:span></text:p>
      <text:p text:style-name="P35"><text:soft-page-break/><text:tab/>Clasa Triangle a fost notata ca fiind serializabila și valorile și obiectul ajutator sunt notate ca fiind transient ceea ce înseamnă ca ele nu vor fi scrise la serializare.</text:p>
      <text:p text:style-name="P88"><text:span text:style-name="T359"><text:tab/></text:span><text:span text:style-name="T360">Procesul de divizare în </text:span><text:span text:style-name="T389">triunghiuri</text:span><text:span text:style-name="T360"> este recursiv. </text:span><text:span text:style-name="T390">În faza initiala imaginea care este dreptunghiulara este despartita în doua triunghiuri pe una dintre diagonalele ei. </text:span><text:span text:style-name="T391">Fiecare triunghi este verificate dacă satisfac valoarea curenta a threshold-ului. Dacă da, aceasta este adaugata la o lista de obiecte Triangle. </text:span><text:span text:style-name="T392">Altfel aceasta este fragmentata în 2 triunghiuri și procesul continua de acolo.</text:span></text:p>
      <text:p text:style-name="P89"><text:span text:style-name="T360"><text:tab/></text:span><text:span text:style-name="T393">Am decis ca procesul de fragmentare să fie randomizat și în același limitat. Aleg aleator o valore uniforma </text:span><text:span text:style-name="T394">'r' </text:span><text:span text:style-name="T393">între 0.2 și 0.8, apoi caut latura cea mai lunga a tringhiului. </text:span><text:span text:style-name="T394">Linia care va fragmenta tringhiului în doua este trasa de la colțul opus al laturii mari la un punct interpolat </text:span><text:span text:style-name="T395">intre cele doua puncte ale laturi mari folosind valorea r. </text:span><text:span text:style-name="T396">În testele initiale am observat ca dacă las valoarea r să fie selectat aleator intre 0 și 1 produce rezultate neplăcute vizual. </text:span><text:span text:style-name="T361">Din cauza naturii aleatoarea, este foarte posibil ca mărimea fisierului generat după o imagine sursa și un threshold anume sa difere considerabil. </text:span><text:span text:style-name="T397">Deoarece r este ales aleator, las posibilitatea userului sa reincerce vectorizarea pana când este mulțumit de rezultat. </text:span><text:span text:style-name="T361">Din cauza naturii aleatoarea, este foarte posibil ca mărimea fisierului generat după o imagine sursa și un threshold anume sa difere considerabil. </text:span></text:p>
      <text:p text:style-name="P95"><text:span text:style-name="T331"><text:tab/></text:span><text:span text:style-name="T332">În primele revizii ale programului valoarea r era aleasa direct ca fiind 0.5, dar aceste generare un efect </text:span><text:span text:style-name="T398">kaleidoscopic </text:span><text:span text:style-name="T332">care deși arata interesant era prea predictiv.</text:span><text:span text:style-name="T333"> </text:span></text:p>
      <text:p text:style-name="P85"><text:span text:style-name="T363"><text:tab/></text:span><text:span text:style-name="T365">Valorile alese aleator pentru </text:span><text:span text:style-name="T399">r</text:span><text:span text:style-name="T365"> da un aspect mai plăcut </text:span><text:span text:style-name="T366">imaginii vectoriale generate. </text:span></text:p>
      <text:p text:style-name="P90"><text:span text:style-name="T367"><text:tab/>Procesul de validare al unei </text:span><text:span text:style-name="T401">triunghi</text:span><text:span text:style-name="T367"> consta în verificarea fiecarei culori </text:span><text:span text:style-name="T368">și insumarea tuturor culorilor pentru a genera media culorilor. </text:span><text:span text:style-name="T369">Dacă distanța manhatten dintre cea </text:span><text:span text:style-name="T370">mai </text:span><text:span text:style-name="T369">apropriat</text:span><text:span text:style-name="T370">a</text:span><text:span text:style-name="T369"> culoare de negru și cea mai apropriata culoare de alb este mai mare decât valoarea threshold înseamna ca procesul de validare se poate anul</text:span><text:span text:style-name="T371">a</text:span><text:span text:style-name="T369"> în momentul acela deoarece acest </text:span><text:span text:style-name="T402">triunghi</text:span><text:span text:style-name="T369"> ales este prea mare și conține culori prea diferite. Dacă un </text:span><text:span text:style-name="T403">triunghi</text:span><text:span text:style-name="T369"> este respins acesta este </text:span><text:span text:style-name="T372">taiat</text:span><text:span text:style-name="T369"> în </text:span><text:span text:style-name="T404">doua</text:span><text:span text:style-name="T369"> și se va încerca validarea acestora. </text:span><text:span text:style-name="T409">Este posibil ca din cauza erorilor de calcul ca un triunghi sa ajungă sa aibe aria mai mica de 0.5, care în acest moment va fi pur și simpla oprita procesul de fragmentare și verificare </text:span><text:span text:style-name="T410">pentru el</text:span><text:span text:style-name="T408">. </text:span><text:span text:style-name="T369">Dacă un </text:span><text:span text:style-name="T405">triunghi</text:span><text:span text:style-name="T369"> este valid , media culorilor din acel </text:span><text:span text:style-name="T405">triunghi</text:span><text:span text:style-name="T369"> este stocat</text:span><text:span text:style-name="T373">a în câmpul color de la obiectul </text:span><text:span text:style-name="T406">Triangle</text:span><text:span text:style-name="T373"> folosit la validare , </text:span><text:span text:style-name="T374">iar apoi este adaugat unei liste care a fost trimisa ca argument.</text:span></text:p>
      <text:p text:style-name="P34"><text:tab/>Am decis sa trimit ca parametru un LinkedList gol care sa adune toate rezultatele găsite pentru a putea abuza de multithreading fără a avea probleme de data racing când încerc sa adaug obiecte la același LinkedList. <text:span text:style-name="T467">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5"><text:span text:style-name="T374"><text:tab/></text:span><text:span text:style-name="T375">Când fiecare din thread-uri își termina executia , rezultatele depuse în LinkedList-</text:span><text:span text:style-name="T376">ul respectiv</text:span><text:span text:style-name="T375"> sunt acuma depuse de către thread-ul principal într-un ArrayList de </text:span><text:span text:style-name="T411">Triangles</text:span><text:span text:style-name="T375">.</text:span><text:span text:style-name="T376">Am ales ArrayList pentru performanța sporita la citire.</text:span></text:p>
      <text:p text:style-name="P85"><text:span text:style-name="T353"><text:tab/></text:span><text:span text:style-name="T377">După ce s-a făcut rost de ArrayList-ul cu toate </text:span><text:span text:style-name="T412">triunghiurile</text:span><text:span text:style-name="T377"> , se construiește string-ul care va conține lista în format SVG. Am decis sa preconstruiesc acest string deoarece pe ecran este afisat mărimea fisierului când este salvat </text:span><text:span text:style-name="T378">în formatele SVG și SVGZ</text:span><text:span text:style-name="T377">.</text:span></text:p>
      <text:h text:style-name="Heading_20_2" text:outline-level="2"><text:bookmark-start text:name="__RefHeading___Toc6610_343084211"/><text:soft-page-break/><text:span text:style-name="T440">Polygon</text:span><text:span text:style-name="T439">V</text:span><text:span text:style-name="T438">ectorizer</text:span><text:bookmark-end text:name="__RefHeading___Toc6610_343084211"/></text:h>
      <text:p text:style-name="P92"><text:span text:style-name="T352"><text:tab/></text:span><text:span text:style-name="T356">Acest vectorizator cr</text:span><text:span text:style-name="T357">e</text:span><text:span text:style-name="T356">eaza o lista de </text:span><text:span text:style-name="T413">poligoane</text:span><text:span text:style-name="T356"> </text:span><text:span text:style-name="T357">care acoperă întreaga suprafața a pozei originale. Fiecare dintre </text:span><text:span text:style-name="T413">poligoane</text:span><text:span text:style-name="T357"> are o culoare care este calculata făcând media culorilor pixelilor care apartin </text:span><text:span text:style-name="T413">poligonului</text:span><text:span text:style-name="T357"> respectiv. </text:span></text:p>
      <text:p text:style-name="P91"><text:span text:style-name="T357"><text:tab/></text:span><text:span text:style-name="T358">Pentru a ajuta codarea acestei clase , am creat o clasa ajutătoare </text:span><text:span text:style-name="T414">Colored</text:span><text:span text:style-name="T415">Polygon</text:span><text:span text:style-name="T358"> care rețin</text:span><text:span text:style-name="T385">e coordonatele varfurilor </text:span><text:span text:style-name="T416">stocate într-un array de short-uri folosind un obiect de tipul StaticPointArray și</text:span><text:span text:style-name="T385"> </text:span><text:span text:style-name="T386">culoarea într-o valoare integer</text:span><text:span text:style-name="T387">. </text:span><text:span text:style-name="T388">Deasemenea în fiecare obiect de tipul </text:span><text:span text:style-name="T417">ColoredPolygon</text:span><text:span text:style-name="T388"> se mai afla și un obiect de tipul Path2D.Float numit path care este folosit la optimizarea crearii imaginii demonstrative utilizatorului.</text:span></text:p>
      <text:p text:style-name="P91"><text:span text:style-name="T388"><text:tab/></text:span><text:span text:style-name="T418">Clasa StaticPointArray a fost creata pentru a spori viteza procesarii datelor și va fi detaliata mai târziu.</text:span></text:p>
      <text:p text:style-name="P36"><text:tab/>Clas<text:span text:style-name="T469">ele</text:span> <text:span text:style-name="T468">ColoredPolygon și StaticPointArray</text:span> a<text:span text:style-name="T469">u</text:span> fost notat<text:span text:style-name="T469">e</text:span> ca fiind serializabil<text:span text:style-name="T469">e</text:span> și obiectul ajutator <text:span text:style-name="T470">path a fost </text:span>notat ca fiind transient ceea ce înseamnă ca <text:span text:style-name="T471">el</text:span> nu vor fi scris la serializare.</text:p>
      <text:p text:style-name="P93"><text:span text:style-name="T359"><text:tab/></text:span><text:span text:style-name="T419">Procesul de divizare în poligoane consta în căutarea zonelor de culori care sunt similare </text:span><text:span text:style-name="T420">și continue. </text:span><text:span text:style-name="T421">Mulțimea de poligoane descoperita nu este ceea mai eficient deoarece am ales sa folosesc metoda Greedy pentru descoperirea lor. Folosind metoda Greedy am scăzut dificultatea codului de al scrie. </text:span><text:span text:style-name="T422">Din păcate procesul se ruleaza decât pe un singur thread, dar este posibila divizarea imaginii în celule și apoi aplicarea procesului doar pe acele celule pentru fiecare thread. </text:span><text:span text:style-name="T423">Procesul în sine nu este randomizat sau aleator, o imagine va da aceleași rezultate de fiecare data pentru un threshold anume.</text:span></text:p>
      <text:p text:style-name="P93"><text:span text:style-name="T360"><text:tab/></text:span><text:span text:style-name="T424">Una dintre dificultatile codului a fost faptul ca perimetrele poligoanelor erau dificil de calculat, odată chiar încercând sa folosesc back-tracking , dar am ajuns la un cod care găsește în timp liniar per</text:span><text:span text:style-name="T425">i</text:span><text:span text:style-name="T424">metrul unei multimi conectate de pixeli.</text:span><text:span text:style-name="T361"> </text:span></text:p>
      <text:p text:style-name="P96"><text:span text:style-name="T331"><text:tab/></text:span><text:span text:style-name="T334">De fiecare data când se începe un proces de divizare se initializeaza o matrice de flag-uri cu valori dacă un pixel este vizitat sau nevizitat.</text:span></text:p>
      <text:p text:style-name="P96"><text:span text:style-name="T334"><text:tab/></text:span><text:span text:style-name="T335">Atunci când se găsește un pixel nevizitat , se cauta toți pixelii conectați de acesta și care diferanta culorilor intre pixelul original și pixelii cei noi nu depășește threshold-ul curent. </text:span><text:span text:style-name="T336">Toți pixeli conectați sunt apoi considerati vizitati.</text:span><text:span text:style-name="T337"> </text:span><text:span text:style-name="T338">Fiecare poligon descoperit este adaugat la un ArrayList.</text:span></text:p>
      <text:p text:style-name="P94"><text:span text:style-name="T353"><text:tab/></text:span><text:span text:style-name="T426">Spre deosebire de </text:span><text:span text:style-name="T427">celelalte </text:span><text:span text:style-name="T428">procese de vectorizare, acesta deseneaza pe parcurs din când în când imaginea vectoriala partial construita. A fost mai mult o alegere estetica , și pentru a oferi userului senzația ca programul lucrează la ceva.</text:span></text:p>
      <text:p text:style-name="P101"><text:span text:style-name="T353"><text:tab/></text:span><text:span text:style-name="T339">După ce s-a făcut rost de ArrayList-ul cu toate </text:span><text:span text:style-name="T340">poligoanele</text:span><text:span text:style-name="T339"> , se construiește string-ul care va conține lista în format SVG. Am decis sa preconstruiesc acest string deoarece pe ecran este afisat mărimea fisierului când este salvat </text:span><text:span text:style-name="T341">în formatele SVG și SVGZ</text:span><text:span text:style-name="T339">.</text:span></text:p>
      <text:h text:style-name="P256" text:outline-level="2"><text:bookmark-start text:name="__RefHeading___Toc6848_343084211"/>Despre Scalable Vector Graphics (SVG)<text:bookmark-end text:name="__RefHeading___Toc6848_343084211"/></text:h>
      <text:p text:style-name="P37"><text:span text:style-name="T6"><text:tab/></text:span><text:span text:style-name="T472">Scalable Vector Graphics este un format de imagini vectoriale bazat pe XML pentru crearea imaginilor grafice bidimensionale cu suport pentru interactivitate și animații. Specificatia SVG este </text:span><text:soft-page-break/><text:span text:style-name="T472">un „open standard” developat de către World Wide Web Consortium (W3C) din 1999.</text:span></text:p>
      <text:p text:style-name="P37"><text:tab/><text:span text:style-name="T473">Deoarece imaginiile SVG sunt definite prinț fisiere XML, ele pot fi parsate, indexate, scriptate și compresate. Deasemenea ele pot fi editate chiar și cu un editor text, dar în majoritatea cazurilor se folosește software speciliazat.</text:span></text:p>
      <text:p text:style-name="P38"><text:span text:style-name="T5"><text:tab/></text:span><text:span text:style-name="T475">Toate web browser-ele moderne sunt capabile de a afisa imagini vectoriale SVG. </text:span></text:p>
      <text:p text:style-name="P39"><text:span text:style-name="T475"><text:tab/>S</text:span><text:span text:style-name="T474">VG-ul permite trei tipuri obiecte grafice : </text:span><text:span text:style-name="T476">grafica vectoriala, grafica raster și text. Obiectele grafice, care includ imaginile raster PNG și JPEG, pot fi grupate , stilizate , transformate și compozitionate cu obiectele care au fost deja randate. </text:span><text:span text:style-name="T477">El nu suporta în mod direct z-index-ing </text:span><text:span text:style-name="T478">care separa ordinea desenarii de ordinea lor în document pentru suprapunerea obiecteleor, spre deosebire de alte standarde precum VML. </text:span><text:span text:style-name="T479">Asupra obiectelor grafice </text:span><text:span text:style-name="T480">se pot aplica transformari multiple , clipping paths , masti alpha , efecte de filtru , </text:span><text:span text:style-name="T481">obiecte gen template și extensibilitate.</text:span></text:p>
      <text:p text:style-name="P40"><text:span text:style-name="T481"><text:tab/></text:span><text:span text:style-name="T482">Începând cu 2001 , specificatia </text:span><text:span text:style-name="T483">SVG a fost updatata la versiunea 1.1 . </text:span><text:span text:style-name="T484">SVG Mobile Recommendation a introdus doua profile simplificate de SVG 1.1 : SVG Basic și SVG Tiny , menit pentru aparatele cu putere computationala reducă și </text:span><text:span text:style-name="T485">display mai slab. </text:span><text:span text:style-name="T486">O versiunea îmbunătățită numita SVG Tiny 1.2 a devenit mai târziu recomandarea autonoma.</text:span></text:p>
      <text:p text:style-name="P40"><text:span text:style-name="T486"><text:tab/></text:span><text:span text:style-name="T487">În momentul acesta se lucrează la SVG 2 , care incorporeaza capabilitati noi </text:span><text:span text:style-name="T488">și include și pe cele folosite în SVG 1.1 și SVG Tiny 1.2 </text:span><text:span text:style-name="T487">.</text:span><text:span text:style-name="T483"> </text:span></text:p>
      <text:p text:style-name="P40"><text:span text:style-name="T483"><text:tab/></text:span><text:span text:style-name="T489">Deși specificatia SVG se concentreaza în mod primar pe limbajul de grafica vectoriala , design-ul sau include și câteva capabilitati de baza pentru definirea aranjarii obiecteleor în într-o pagina precum format-ul PDF de la Adobe. </text:span><text:span text:style-name="T490">SVG-ul are informațiile necesare pentru aranja fiecare glyph și imagine într-o poziția aleasa pe o pagina </text:span><text:span text:style-name="T491">de</text:span><text:span text:style-name="T490"> printat. </text:span><text:span text:style-name="T492">Spre deosebire </text:span><text:span text:style-name="T493">XHTML are ca scop principal sa comunice content-ul sau , nu prezentarea lui , deci HTML specifica ce obiecte sunt afisate , nu unde sunt aranjate. </text:span></text:p>
      <text:p text:style-name="P40"><text:span text:style-name="T493"><text:tab/></text:span><text:span text:style-name="T494">Imaginile SVG pot fi dinamica și interactive. Modificarile pe baza de timp asupra obiectelor pot fi descrise cu SMIL (Synchronized Multimedia Integration Language) sau JavaScript. </text:span><text:span text:style-name="T495">Deși W3C recomanda SMIL , Google Chrome la deprecat în August 2015. </text:span><text:span text:style-name="T496">Evenimente precum onmouseover și onclick pot fi folosite pentru a produce modificari și animații în SVG.</text:span></text:p>
      <text:p text:style-name="P40"><text:span text:style-name="T496"><text:tab/></text:span><text:span text:style-name="T497">Deoarece SVG este scris în format XML , sunt foarte multe bucăți de text repetate, deci poate fi foarte ușor comprimat. </text:span><text:span text:style-name="T498">Atunci când o imagine SVG a fost comprimata folosind algoritmul gzip , acesta este acuma referit ca tipul SVGZ. De obicei o imagine SVGZ este de obicei 20-50% din imaginea originala.</text:span></text:p>
      <text:p text:style-name="P40"><text:span text:style-name="T498"><text:tab/></text:span><text:span text:style-name="T499">Formatul SVG ofera la dispoziție 14 functionalitati pentru definirea lui.</text:span></text:p>
      <text:p text:style-name="P40"><text:span text:style-name="T499">*<text:tab/></text:span><text:span text:style-name="T500">Path : </text:span><text:span text:style-name="T501">Figuri geometrice definite prin linii drepte sau curbe. </text:span><text:span text:style-name="T502">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40"><text:span text:style-name="T501">*<text:tab/></text:span><text:span text:style-name="T504">Basic shapes</text:span></text:p>
      <text:p text:style-name="P40"><text:span text:style-name="T501">*<text:tab/></text:span><text:span text:style-name="T503">Text : </text:span><text:span text:style-name="T505">Support pentru caractere Unicode. Este posibil să fie scris textul în ambele </text:span><text:span text:style-name="T506">sensuri </text:span><text:soft-page-break/><text:span text:style-name="T506">orizontale , dar și vertical pentru chineza. </text:span><text:span text:style-name="T507">Textul poate deasemenea să fie scris </text:span><text:span text:style-name="T508">de-a lungul unui path </text:span><text:span text:style-name="T509">și sa folosească multe efecte vizuale.</text:span></text:p>
      <text:p text:style-name="P40"><text:span text:style-name="T509">*<text:tab/></text:span><text:span text:style-name="T510">Painting : </text:span><text:span text:style-name="T511">figurile pot fi umplute și/sau conturate folosind diverse culori , gradiente sau paterne.</text:span></text:p>
      <text:p text:style-name="P40"><text:span text:style-name="T511">* <text:tab/></text:span><text:span text:style-name="T512">Color : culorile sunt definite fie prin literale precum „black” , „red” , prin hexadecimale #63ff01 , #02f , prin decimale cu rgb(123,23,12) sau prin procente rgb(100%,0%,50%)</text:span></text:p>
      <text:p text:style-name="P40"><text:span text:style-name="T512">*<text:tab/></text:span><text:span text:style-name="T513">Gradients and patterns</text:span></text:p>
      <text:p text:style-name="P40"><text:span text:style-name="T513">*<text:tab/></text:span><text:span text:style-name="T514">Clipping, masking and compositing : conturul de alte elemente grafice , precume texte , paths , basic shapes pot fi folosite pentru a definii aceste lucruri</text:span></text:p>
      <text:p text:style-name="P40"><text:span text:style-name="T514">*<text:tab/></text:span><text:span text:style-name="T515">Filter effects : SVG are la dispoziție mai multe filtre precum : blend,gaussian blur , merge , tile etc</text:span></text:p>
      <text:p text:style-name="P40"><text:span text:style-name="T515">*<text:tab/></text:span><text:span text:style-name="T516">Interactivity : orice parte dintr-o imagine SVG poate avea event listeners</text:span></text:p>
      <text:p text:style-name="P40"><text:span text:style-name="T516">*<text:tab/></text:span><text:span text:style-name="T517">Linking</text:span></text:p>
      <text:p text:style-name="P56">*<text:tab/>Scripting</text:p>
      <text:p text:style-name="P40"><text:span text:style-name="T501">*<text:tab/></text:span><text:span text:style-name="T517">Animation : continutul SVG poate fi animat folosind elemente precum &lt;animate&gt; , &lt;animateMotion&gt; și &lt;animateColor&gt;</text:span></text:p>
      <text:p text:style-name="P40"><text:span text:style-name="T517">*<text:tab/></text:span><text:span text:style-name="T518">Fonts</text:span></text:p>
      <text:p text:style-name="P40"><text:span text:style-name="T518">*<text:tab/></text:span><text:span text:style-name="T519">Metadata</text:span></text:p>
      <text:p text:style-name="P40"><text:span text:style-name="T519"><text:tab/></text:span><text:span text:style-name="T520">Exemplu :</text:span></text:p>
      <text:p text:style-name="P57"><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6"><text:soft-page-break/>&lt;svg xmlns="http://www.w3.org/2000/svg" version="1.1"&gt;</text:p>
      <text:p text:style-name="P76"><text:s text:c="2"/>&lt;rect x="25" y="25" width="200" height="200" fill="lime" stroke-width="4" stroke="pink" /&gt;</text:p>
      <text:p text:style-name="P76"><text:s text:c="2"/>&lt;circle cx="125" cy="125" r="75" fill="orange" /&gt;</text:p>
      <text:p text:style-name="P76"><text:s text:c="2"/>&lt;polyline points="50,150 50,200 200,200 200,100" stroke="red" stroke-width="4" fill="none" /&gt;</text:p>
      <text:p text:style-name="P76"><text:s text:c="2"/>&lt;line x1="50" y1="50" x2="200" y2="200" stroke="blue" stroke-width="4" /&gt;</text:p>
      <text:p text:style-name="P76">&lt;/svg&gt;</text:p>
      <text:p text:style-name="P58"><text:tab/><text:span text:style-name="T535">În acest exemplu este desenat totul în afara de grila și texte. Acesta poate fi deasemenea scris într-un notepad , salvat cu formatul SVG , și apoi deschis cu browser precum Firefox sau Chrome.</text:span></text:p>
      <text:h text:style-name="P242" text:outline-level="1"><text:bookmark-start text:name="__RefHeading___Toc6614_343084211"/>Benchmark Triangle Vectorizer<text:bookmark-end text:name="__RefHeading___Toc6614_343084211"/></text:h>
      <text:p text:style-name="P44"><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44">Tabelul acesta măsoară în secunde timpul de vectorizare a imaginii.</text:span></text:p>
      <text:p text:style-name="P53"><text:tab/>Având în vedere faptul ca triangularizarea folosește doar doua thread-uri , sunt mulțumit de performanța pe care o ofera. </text:p>
      <text:p text:style-name="P42"><text:tab/><text:span text:style-name="T540">Se poate observa imediat fenomenul bizar de după 462 , când timpul de execuție este foarte mic. Treshold-ul este de mare încât se vectorizarea returneaza doar doua trinughiuri mari care ocupa toată imaginea.</text:span></text:p>
      <text:p text:style-name="P43"><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43">Tabelul aceste masoare valorile fisierelor SVG și SVGZ în bytes.</text:span></text:p>
      <text:p text:style-name="P55"><text:tab/>La prima vedere, nu pare a fi prea mare diferența. Dar aceasta este o scara logaritmica. În majoritatea cazurilor se vede cum SVGZ este aproximativ de 10 ori mai mic decât SVG.</text:p>
      <text:p text:style-name="P41"><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41">Acest tabel reprezintă procentul de similaritate cu poza originala. Se vede instant cât de mult variaza la diferite valori de threshold , dar eventual scade câte puțin câte puțin.</text:span></text:p>
      <text:p text:style-name="P41"><text:tab/><text:span text:style-name="T542">Chiar dacă valoarea de treshold este 0 , vectorizarea folosind triugnhiuri nu poate sa reproduca 100% poza originala.</text:span></text:p>
      <text:p text:style-name="P41"/>
      <text:p text:style-name="P41"/>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59"><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38">Tabelul acesta măsoară în secunde timpul de vectorizare a imaginii.</text:span></text:p>
      <text:p text:style-name="P54"><text:tab/>Având în vedere faptul ca vectorizarea cu dreptunghiuri folosește doar patru thread-uri , sunt mulțumit de performanța pe care o ofera. </text:p>
      <text:p text:style-name="P60"><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39">Tabelul aceste masoare valorile fisierelor SVG și SVGZ în bytes.</text:span></text:p>
      <text:p text:style-name="P45"><text:span text:style-name="T4"><text:tab/></text:span><text:span text:style-name="T521">La prima vedere, nu pare a fi prea mare diferența. Dar aceasta este o scara logaritmica. În majoritatea cazurilor se vede cum SVGZ este aproximativ de 10 ori mai mic decât SVG.</text:span></text:p>
      <text:p text:style-name="P62"/>
      <text:p text:style-name="P46"><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521"><text:tab/></text:span><text:span text:style-name="T541">Acest tabel reprezintă procentul de similaritate cu poza originala. Se vede instant cât de mult variaza la diferite valori de threshold , dar eventual scade câte puțin câte puțin.</text:span></text:p>
      <text:p text:style-name="P46"><text:span text:style-name="T521"><text:tab/></text:span><text:span text:style-name="T522">Vectorizarea folosind dreptunghiuri </text:span><text:span text:style-name="T523">poate sa reprodica 100% poza originala , dar cu dezavantajul ca este irosit foarte mult spațiu.</text:span></text:p>
      <text:p text:style-name="P63"/>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47"><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44">Tabelul acesta măsoară în secunde timpul de vectorizare a imaginii.</text:span></text:p>
      <text:p text:style-name="P47"><text:span text:style-name="T8"><text:tab/></text:span><text:span text:style-name="T524">Având în vedere faptul ca vectorizarea cu </text:span><text:span text:style-name="T525">poligoane</text:span><text:span text:style-name="T524"> folosește doar </text:span><text:span text:style-name="T526">un singur</text:span><text:span text:style-name="T524"> thread , sunt </text:span><text:soft-page-break/><text:span text:style-name="T524">mulțumit de performanța pe care o ofera.</text:span></text:p>
      <text:p text:style-name="P48"><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45">Acest tabel reprezintă procentul de similaritate cu poza originala. Se vede instant cât de mult variaza la diferite valori de threshold , dar eventual scade câte puțin câte puțin.</text:span></text:p>
      <text:p text:style-name="P51"><text:tab/>Vectorizarea folosind dreptunghiuri poate sa reprodica 100% poza originala , dar cu dezavantajul ca este irosit foarte mult spațiu.</text:p>
      <text:p text:style-name="P97"><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24">Acest tabel reprezintă procentul de similaritate cu poza originala. Se vede instant cât de mult variaza la diferite valori de threshold , dar eventual scade câte puțin câte puțin.</text:span></text:p>
      <text:p text:style-name="P24"><text:tab/>Vectorizarea folosind dreptunghiuri poate sa reprodica 100% poza originala , dar cu dezavantajul ca este irosit foarte mult spațiu.</text:p>
      <text:p text:style-name="P70"><text:soft-page-break/></text:p>
      <text:h text:style-name="P243" text:outline-level="1"><text:bookmark-start text:name="__RefHeading___Toc6620_343084211"/>Exemple<text:bookmark-end text:name="__RefHeading___Toc6620_343084211"/></text:h>
      <text:p text:style-name="P61"><text:span text:style-name="T2"><text:tab/></text:span><text:span text:style-name="T536">Poza originala : </text:span><text:span text:style-name="T537">JPG 1600 x 1200 370 KB</text:span></text:p>
      <text:p text:style-name="P52"><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49"><text:tab/></text:p>
      <text:p text:style-name="P49"><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49"><text:tab/><text:span text:style-name="T546">SVG: 4.81 MB ; SVGZ: 0.65 MB</text:span></text:p>
      <text:p text:style-name="P49"><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47">SVG: 4.22 MB ; SVGZ: 1.02 MB</text:span></text:p>
      <text:p text:style-name="P71"><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44" text:outline-level="1"><text:bookmark-start text:name="__RefHeading___Toc6622_343084211"/>Static Point Array<text:bookmark-end text:name="__RefHeading___Toc6622_343084211"/></text:h>
      <text:p text:style-name="P49"><text:span text:style-name="T9"><text:tab/></text:span><text:span text:style-name="T527">Pentru a mari viteza de procesare a perimetrelor la vectorizatorul de poligoane am creat o noua clasa care sa memoreze coordonatele punctelor perimetrelor. </text:span></text:p>
      <text:p text:style-name="P49"><text:span text:style-name="T528"><text:tab/>A denumit-o </text:span><text:span text:style-name="T549">Static</text:span><text:span text:style-name="T528"> Point Array deoarece odată ce este creat acest obiect , el are la dispoziție un array de mărime </text:span><text:span text:style-name="T549">size </text:span><text:span text:style-name="T604">cu care să facă toate operatiile. </text:span><text:span text:style-name="T605">Nu funcționează ca un ArrayList în care dacă se depășește spațiul disponibil să se realoce un array nou.</text:span></text:p>
      <text:p text:style-name="P49"><text:span text:style-name="T527"><text:tab/></text:span><text:span text:style-name="T529">Am ales sa folosesc doua array-uri de tipul short ca sa memorez coordonatele , deoarece nu ma aștept ca vreun user sa folosească poze care au înălțimea sau latimea mai mare de 32000.</text:span></text:p>
      <text:p text:style-name="P49"><text:span text:style-name="T529"><text:tab/></text:span><text:span text:style-name="T531">Exista o variabila cu numele count care memoreaza lungimea curenta a datelor relevante din array-uri.</text:span></text:p>
      <text:p text:style-name="P49"><text:span text:style-name="T529"><text:tab/></text:span><text:span text:style-name="T530">Descrierea metodelor :</text:span></text:p>
      <text:p text:style-name="P72"><text:span text:style-name="T20"><text:tab/></text:span><text:span text:style-name="T236">public void </text:span><text:span text:style-name="T650">push(</text:span><text:span text:style-name="T236">short </text:span><text:span text:style-name="T650">x,</text:span><text:span text:style-name="T236">short </text:span><text:span text:style-name="T650">y)</text:span></text:p>
      <text:p text:style-name="P73"><text:span text:style-name="T650"><text:tab/></text:span><text:span text:style-name="T212">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2"><text:span text:style-name="T20"><text:tab/></text:span><text:span text:style-name="T236">public void </text:span><text:span text:style-name="T650">deleteLast()</text:span></text:p>
      <text:p text:style-name="P50"><text:span text:style-name="T530"><text:tab/></text:span><text:span text:style-name="T532">Sterge punctul final din array , functia arunca excepții dacă operația nu este posibila. Tot ce se face este să se decrementeze variabila </text:span><text:span text:style-name="T550">count</text:span><text:span text:style-name="T532">. Operația are timp constant deoarece ea mereu sterge </text:span><text:soft-page-break/><text:span text:style-name="T532">de la finalul listei.</text:span></text:p>
      <text:p text:style-name="P74"><text:span text:style-name="T24"><text:tab/></text:span><text:span text:style-name="T237">public void </text:span><text:span text:style-name="T651">clearAll()</text:span></text:p>
      <text:p text:style-name="P50"><text:span text:style-name="T532"><text:tab/>Se</text:span><text:span text:style-name="T533"> sterg toate punctele din array. </text:span><text:span text:style-name="T534">Tot ce se face este să fie setata variabila </text:span><text:span text:style-name="T551">count </text:span><text:span text:style-name="T606">la 0. Operația are timp constant.</text:span></text:p>
      <text:p text:style-name="P74"><text:span text:style-name="T69"><text:tab/></text:span><text:span text:style-name="T241">public boolean </text:span><text:span text:style-name="T653">isEmpty()</text:span></text:p>
      <text:p text:style-name="P50"><text:span text:style-name="T606"><text:tab/></text:span><text:span text:style-name="T607">Se returneaza dacă </text:span><text:span text:style-name="T552">count </text:span><text:span text:style-name="T607">este egal cu 0.</text:span></text:p>
      <text:p text:style-name="P74"><text:span text:style-name="T70"><text:tab/></text:span><text:span text:style-name="T242">public int </text:span><text:span text:style-name="T654">size()</text:span></text:p>
      <text:p text:style-name="P50"><text:span text:style-name="T607"><text:tab/></text:span><text:span text:style-name="T608">Deși numele pe care l-am ales pentru funcție este size , el defapt returneaza count.</text:span></text:p>
      <text:p text:style-name="P74"><text:span text:style-name="T71"><text:tab/></text:span><text:span text:style-name="T243">public short </text:span><text:span text:style-name="T655">getX(</text:span><text:span text:style-name="T243">int </text:span><text:span text:style-name="T655">i)</text:span></text:p>
      <text:p text:style-name="P74"><text:span text:style-name="T652"><text:tab/></text:span><text:span text:style-name="T243">public short </text:span><text:span text:style-name="T655">getY(</text:span><text:span text:style-name="T243">int </text:span><text:span text:style-name="T655">i)</text:span></text:p>
      <text:p text:style-name="P50"><text:span text:style-name="T655"><text:tab/></text:span><text:span text:style-name="T213">Funcții getter pentru puncte de pe anumiti indexi , a trebuit sa fac doua deoarece nu vroiam sa fac un struct care sa conțină ambele puncte. </text:span><text:span text:style-name="T214">Operația are timp constant deoarece se citește dintr-un array.</text:span></text:p>
      <text:p text:style-name="P74"><text:span text:style-name="T147"><text:tab/></text:span><text:span text:style-name="T257">public short </text:span><text:span text:style-name="T458">getLastX()</text:span></text:p>
      <text:p text:style-name="P74"><text:span text:style-name="T147"><text:tab/></text:span><text:span text:style-name="T257">public short </text:span><text:span text:style-name="T458">getLastY()</text:span></text:p>
      <text:p text:style-name="P50"><text:span text:style-name="T214"><text:tab/></text:span><text:span text:style-name="T215">Funcții getter specializate, citește ultima valoare din array-uri.</text:span></text:p>
      <text:p text:style-name="P74"><text:span text:style-name="T148"><text:tab/></text:span><text:span text:style-name="T261">public void </text:span><text:span text:style-name="T462">setX(</text:span><text:span text:style-name="T261">short </text:span><text:span text:style-name="T462">i,</text:span><text:span text:style-name="T261">short </text:span><text:span text:style-name="T462">x)</text:span></text:p>
      <text:p text:style-name="P78"><text:span text:style-name="T72"><text:tab/></text:span><text:span text:style-name="T265">public void </text:span><text:span text:style-name="T72">setY(</text:span><text:span text:style-name="T265">short </text:span><text:span text:style-name="T72">i,</text:span><text:span text:style-name="T265">short </text:span><text:span text:style-name="T72">y)</text:span></text:p>
      <text:p text:style-name="P77"><text:span text:style-name="T75"><text:tab/></text:span><text:span text:style-name="T266">public void </text:span><text:span text:style-name="T75">setXY(</text:span><text:span text:style-name="T266">int </text:span><text:span text:style-name="T75">i,</text:span><text:span text:style-name="T266">short </text:span><text:span text:style-name="T75">x,</text:span><text:span text:style-name="T266">short </text:span><text:span text:style-name="T75">y)</text:span></text:p>
      <text:p text:style-name="P50"><text:span text:style-name="T215"><text:tab/></text:span><text:span text:style-name="T216">Funcții setter pentru puncte de pe anumite poziții. În momentul acesta nu se verifica dacă index-ul se afla intre 0 și </text:span><text:span text:style-name="T118">count</text:span><text:span text:style-name="T216">. </text:span></text:p>
      <text:p text:style-name="P74"><text:span text:style-name="T149"><text:tab/></text:span><text:span text:style-name="T258">public </text:span><text:span text:style-name="T459">StaticPointArray cloneUpTo(</text:span><text:span text:style-name="T258">int </text:span><text:span text:style-name="T459">s)</text:span></text:p>
      <text:p text:style-name="P50"><text:span text:style-name="T216"><text:tab/></text:span><text:span text:style-name="T217">Functia folosită pentru a crea un nou obiect StaticPointArray de mărime s care copiaza din array-ul original pana la indexul s. Timpul de execuție este liniar.</text:span></text:p>
      <text:p text:style-name="P74"><text:span text:style-name="T150"><text:tab/></text:span><text:span text:style-name="T259">public void </text:span><text:span text:style-name="T460">delete(</text:span><text:span text:style-name="T259">int </text:span><text:span text:style-name="T460">i)</text:span></text:p>
      <text:p text:style-name="P74"><text:span text:style-name="T460"><text:tab/></text:span><text:span text:style-name="T218">Funcție pentru a sterge un punct de la o anumita poziție. Din păcate timpul de execuție este liniar , din cauza la array-uri.</text:span></text:p>
      <text:p text:style-name="P74"><text:span text:style-name="T150"><text:tab/></text:span><text:span text:style-name="T259">public void </text:span><text:span text:style-name="T460">copyFrom(StaticPointArray spa)</text:span></text:p>
      <text:p text:style-name="P102"><text:span text:style-name="T345"><text:tab/></text:span><text:span text:style-name="T346">Am creat functia asta pentru a copia rapid valori de la StaticPointArray la altul. Timpul de copiere este liniar , și arunca excepție dacă nu este suficient spațiu pentru a copia array-urile.</text:span></text:p>
      <text:h text:style-name="P248" text:outline-level="1"><text:bookmark-start text:name="__RefHeading___Toc6850_343084211"/>Clasa Utility<text:bookmark-end text:name="__RefHeading___Toc6850_343084211"/></text:h>
      <text:p text:style-name="P50"><text:span text:style-name="T103"><text:tab/></text:span><text:span text:style-name="T219">Deoarece <text:s/>majoritatea claselor folosesc <text:s/>mai multe funcții la comun am decis sa le mut pe </text:span><text:soft-page-break/><text:span text:style-name="T219">toate într-o clasa utilitara. </text:span></text:p>
      <text:p text:style-name="P74"><text:span text:style-name="T104"><text:tab/></text:span><text:span text:style-name="T255">public static int </text:span><text:span text:style-name="T457">manhattanDistance(</text:span><text:span text:style-name="T255">int </text:span><text:span text:style-name="T457">c1,</text:span><text:span text:style-name="T255">int </text:span><text:span text:style-name="T457">c2){</text:span></text:p>
      <text:p text:style-name="P219"><text:s text:c="4"/><text:tab/><text:tab/><text:span text:style-name="T227">char </text:span>b1 = (<text:span text:style-name="T227">char</text:span>)(c1 &amp; <text:span text:style-name="T444">255</text:span>);</text:p>
      <text:p text:style-name="P220"><text:s text:c="4"/><text:tab/><text:tab/>c1 &gt;&gt;= <text:span text:style-name="T444">8</text:span>;</text:p>
      <text:p text:style-name="P216"><text:s text:c="4"/><text:tab/><text:tab/><text:span text:style-name="T227">char </text:span>g1 = (<text:span text:style-name="T227">char</text:span>)(c1 &amp; <text:span text:style-name="T444">255</text:span>);</text:p>
      <text:p text:style-name="P216"><text:s text:c="4"/><text:tab/><text:tab/>c1 &gt;&gt;= <text:span text:style-name="T444">8</text:span>;</text:p>
      <text:p text:style-name="P216"><text:s text:c="4"/><text:tab/><text:tab/><text:span text:style-name="T227">char </text:span>r1 = (<text:span text:style-name="T227">char</text:span>)(c1 &amp; <text:span text:style-name="T444">255</text:span>);</text:p>
      <text:p text:style-name="P216"><text:s text:c="4"/><text:tab/><text:tab/><text:span text:style-name="T227">char </text:span>b2 = (<text:span text:style-name="T227">char</text:span>)(c2 &amp; <text:span text:style-name="T444">255</text:span>);</text:p>
      <text:p text:style-name="P216"><text:s text:c="4"/><text:tab/><text:tab/>c2 &gt;&gt;= <text:span text:style-name="T444">8</text:span>;</text:p>
      <text:p text:style-name="P216"><text:s text:c="4"/><text:tab/><text:tab/><text:span text:style-name="T227">char </text:span>g2 = (<text:span text:style-name="T227">char</text:span>)(c2 &amp; <text:span text:style-name="T444">255</text:span>);</text:p>
      <text:p text:style-name="P216"><text:s text:c="4"/><text:tab/><text:tab/>c2 &gt;&gt;= <text:span text:style-name="T444">8</text:span>;</text:p>
      <text:p text:style-name="P216"><text:s text:c="4"/><text:tab/><text:tab/><text:span text:style-name="T227">char </text:span>r2 = (<text:span text:style-name="T227">char</text:span>)(c2 &amp; <text:span text:style-name="T444">255</text:span>);</text:p>
      <text:p text:style-name="P219"><text:s text:c="4"/><text:tab/><text:tab/><text:span text:style-name="T227">return </text:span><text:span text:style-name="T548">abs</text:span>(r1,r2)+<text:span text:style-name="T548">abs</text:span>(g1,g2)+<text:span text:style-name="T548">abs</text:span>(b1,b2);</text:p>
      <text:p text:style-name="P147"><text:tab/>}</text:p>
      <text:p text:style-name="P79"><text:span text:style-name="T609"><text:tab/></text:span><text:span text:style-name="T158">Folosesc </text:span><text:span text:style-name="T159">variabile de tipul int pentru a stoca culori, metoda aceasta este des întâlnită.</text:span></text:p>
      <text:p text:style-name="P80"><text:span text:style-name="T159"><text:tab/>În</text:span><text:span text:style-name="T157">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60">albastru.</text:span></text:p>
      <text:p text:style-name="P80"><text:span text:style-name="T160"><text:tab/></text:span><text:span text:style-name="T161">Pentru a accesa ultimii opt biti , se aplica operația binara AND folosind un numar care are ultimii 8 biti egali cu valorea unu și restul bitilor cu </text:span><text:span text:style-name="T162">zero. </text:span><text:span text:style-name="T163">Acest numar este 255 , </text:span><text:span text:style-name="T164">sau 0xFF scris în baza hexadecimala . </text:span></text:p>
      <text:p text:style-name="P80"><text:span text:style-name="T164"><text:tab/></text:span><text:span text:style-name="T165">Aplicand AND binar cu 255 , obțin ultimi opt biti dintr-o variabila int. </text:span><text:span text:style-name="T166">Ultimii opt biti dintr-o variabila int folosite pentru a stoca culor reprezintă culoarea albastră. După aceea trebuie sa împing la dreapta cu 8 biti întreaga variabila folosind operația Right Shift .</text:span></text:p>
      <text:p text:style-name="P64"><text:tab/><text:span text:style-name="T661">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662">După ce obtini valorile culorilor de la prima variabila , repet același proces pentru a doua variabila . </text:span></text:p>
      <text:p text:style-name="P65"><text:tab/><text:span text:style-name="T663">Am numit functia manhattenDistance deoarece doar insumez valorile absolute ale diferentelor culorilor pentru a obtine valorea care o doresc. Sunt mulțumit de rezultate și nu doresc sa calculez distanța euclidiana . </text:span></text:p>
      <text:p text:style-name="P65"><text:tab/><text:span text:style-name="T664">Deoarece folosesc operatii pe biti , întreaga funcție ar trebuii să fie destul de rapid, ca și bonus , am creat o funcție specială care calculează modulul cu variabile char.</text:span></text:p>
      <text:p text:style-name="P75"><text:span text:style-name="T76"><text:tab/></text:span><text:span text:style-name="T245">public static int </text:span><text:span text:style-name="T454">abs(</text:span><text:span text:style-name="T245">char </text:span><text:span text:style-name="T454">a,</text:span><text:span text:style-name="T245">char </text:span><text:span text:style-name="T454">b){</text:span></text:p>
      <text:p text:style-name="P216"><text:s text:c="4"/><text:tab/><text:tab/><text:span text:style-name="T227">if</text:span>(a&lt;b) <text:span text:style-name="T227">return </text:span>b-a;</text:p>
      <text:p text:style-name="P216"><text:s text:c="4"/><text:tab/><text:tab/><text:span text:style-name="T227">return </text:span>a-b;</text:p>
      <text:p text:style-name="P147"><text:tab/>}</text:p>
      <text:p text:style-name="P65"><text:tab/><text:span text:style-name="T665">Java da eroare dacă încerc sa returnez char, deoarce operația de scădere într-o doua variabile char returneaza o variabila int , și nu am vrut să mai creez overhead cu typecast-ul diferentei înapoi în char.</text:span></text:p>
      <text:p text:style-name="P75"><text:soft-page-break/><text:span text:style-name="T76"><text:tab/></text:span><text:span text:style-name="T239">public static void </text:span><text:span text:style-name="T656">writeTo(String s,OutputStream os) </text:span><text:span text:style-name="T239">throws </text:span><text:span text:style-name="T656">IOException {</text:span></text:p>
      <text:p text:style-name="P225"><text:s text:c="4"/><text:tab/><text:tab/><text:span text:style-name="T649">os.write(s.getBytes());</text:span></text:p>
      <text:p text:style-name="P106"><text:tab/>}</text:p>
      <text:p text:style-name="P106"><text:tab/><text:span text:style-name="T139">Funcție creata doar de dragul convenientei.</text:span></text:p>
      <text:p text:style-name="P104"><text:span text:style-name="T227">public static float </text:span>distanceFromPointToLine(<text:span text:style-name="T227">float </text:span>x0,<text:span text:style-name="T227">float </text:span>y0,<text:span text:style-name="T227">float </text:span>x1,<text:span text:style-name="T227">float </text:span>y1,<text:span text:style-name="T227">float </text:span>x2,<text:span text:style-name="T227">float </text:span>y2){</text:p>
      <text:p text:style-name="P227"><text:s text:c="4"/><text:tab/><text:tab/><text:span text:style-name="T244">float </text:span><text:span text:style-name="T657">a = (y2-y1)*x0-(x2-x1)*y0+x2*y1-y2*x1;</text:span></text:p>
      <text:p text:style-name="P227"><text:s text:c="4"/><text:tab/><text:tab/><text:span text:style-name="T657">a = Math.</text:span><text:span text:style-name="T658">abs</text:span><text:span text:style-name="T657">(a);</text:span></text:p>
      <text:p text:style-name="P227"><text:s text:c="4"/><text:tab/><text:tab/><text:span text:style-name="T244">float </text:span><text:span text:style-name="T657">b = (y2-y1)*(y2-y1)+(x2-x1)*(x2-x1);</text:span></text:p>
      <text:p text:style-name="P227"><text:s text:c="4"/><text:tab/><text:tab/><text:span text:style-name="T657">b = (</text:span><text:span text:style-name="T244">float</text:span><text:span text:style-name="T657">) Math.</text:span><text:span text:style-name="T658">sqrt</text:span><text:span text:style-name="T657">(b);</text:span></text:p>
      <text:p text:style-name="P227"><text:s text:c="4"/><text:tab/><text:tab/><text:span text:style-name="T244">return </text:span><text:span text:style-name="T657">a/b;</text:span></text:p>
      <text:p text:style-name="P136"><text:tab/>}</text:p>
      <text:p text:style-name="P136"><text:tab/><text:span text:style-name="T140">Aveam nevoie de o funcție rapidă și eficiența pentru calcularea distantei de la un punct la o linie. </text:span><text:span text:style-name="T141">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6"><text:span text:style-name="T141"><text:tab/></text:span><text:span text:style-name="T142">Nu am pus protectii împotriva cazurilor speciale deoarece oricum functia nu este niciodată folosită în cazuri precum : linie definita de doua puncte identice , coordonatele se afla la distance extreme , etc.</text:span></text:p>
      <text:p text:style-name="P66"><text:tab/></text:p>
      <text:p text:style-name="P98"/>
      <text:p text:style-name="P69"><text:span text:style-name="T244">public static float </text:span><text:span text:style-name="T657">interpolate(</text:span><text:span text:style-name="T244">float </text:span><text:span text:style-name="T657">a, </text:span><text:span text:style-name="T244">float </text:span><text:span text:style-name="T657">b,</text:span><text:span text:style-name="T244">float </text:span><text:span text:style-name="T657">x)</text:span></text:p>
      <text:p text:style-name="P81">{</text:p>
      <text:p text:style-name="P227"><text:s text:c="4"/><text:span text:style-name="T244">return </text:span><text:span text:style-name="T657">a + x*(b-a);</text:span></text:p>
      <text:p text:style-name="P136">}</text:p>
      <text:p text:style-name="P66"><text:tab/><text:span text:style-name="T668">Funcție creata deoarece am început sa scriu în mod repetat o bucata de cod și am vrut sa o incapsulez.</text:span></text:p>
      <text:p text:style-name="P210"><text:span text:style-name="T227">public static </text:span>String aproximateDataSize(<text:span text:style-name="T227">int </text:span>x) {</text:p>
      <text:p text:style-name="P227"><text:s text:c="4"/><text:span text:style-name="T244">if</text:span><text:span text:style-name="T657">(x &lt; </text:span><text:span text:style-name="T447">0</text:span><text:span text:style-name="T657">)</text:span></text:p>
      <text:p text:style-name="P227"><text:s text:c="8"/><text:span text:style-name="T244">return </text:span><text:span text:style-name="T669">"-1 B"</text:span><text:span text:style-name="T657">;</text:span></text:p>
      <text:p text:style-name="P227"><text:s text:c="4"/><text:span text:style-name="T244">if</text:span><text:span text:style-name="T657">(x&lt;</text:span><text:span text:style-name="T447">1000</text:span><text:span text:style-name="T657">)</text:span></text:p>
      <text:p text:style-name="P227"><text:s text:c="8"/><text:span text:style-name="T244">return </text:span><text:span text:style-name="T657">x+</text:span><text:span text:style-name="T669">" B"</text:span><text:span text:style-name="T657">;</text:span></text:p>
      <text:p text:style-name="P227"><text:s text:c="4"/><text:span text:style-name="T244">if</text:span><text:span text:style-name="T657">(x&lt;</text:span><text:span text:style-name="T447">1000000</text:span><text:span text:style-name="T657">)</text:span></text:p>
      <text:p text:style-name="P227"><text:s text:c="8"/><text:span text:style-name="T244">return </text:span><text:span text:style-name="T657">String.</text:span><text:span text:style-name="T658">format</text:span><text:span text:style-name="T657">(</text:span><text:span text:style-name="T669">"%.2f KB"</text:span><text:span text:style-name="T657">,x/</text:span><text:span text:style-name="T447">1024.f</text:span><text:span text:style-name="T657">);</text:span></text:p>
      <text:p text:style-name="P227"><text:s text:c="4"/><text:span text:style-name="T244">if</text:span><text:span text:style-name="T657">(x&lt;</text:span><text:span text:style-name="T447">1000000000</text:span><text:span text:style-name="T657">)</text:span></text:p>
      <text:p text:style-name="P227"><text:s text:c="8"/><text:span text:style-name="T244">return </text:span><text:span text:style-name="T657">String.</text:span><text:span text:style-name="T658">format</text:span><text:span text:style-name="T657">(</text:span><text:span text:style-name="T669">"%.2f MB"</text:span><text:span text:style-name="T657">,x/</text:span><text:span text:style-name="T447">1048576.f</text:span><text:span text:style-name="T657">);</text:span></text:p>
      <text:p text:style-name="P227"><text:s text:c="4"/></text:p>
      <text:p text:style-name="P227"><text:s text:c="4"/><text:span text:style-name="T244">return </text:span><text:span text:style-name="T657">String.</text:span><text:span text:style-name="T658">format</text:span><text:span text:style-name="T657">(</text:span><text:span text:style-name="T669">"%.2f GB"</text:span><text:span text:style-name="T657">,x/</text:span><text:span text:style-name="T447">1073741824.f</text:span><text:span text:style-name="T657">);</text:span></text:p>
      <text:p text:style-name="P136">}</text:p>
      <text:p text:style-name="P67"><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7"><text:tab/>Acuma afisez valoarea într-un format mai ușor de citit pentru utilizatorii obișnuiti . Exemplul anterior devine SVG: 4.78 MB SVGZ: 323 KB . Modificarile acestea mici dar subtile ajut <text:soft-page-break/>foarte mult la user-experienc-ul aplicației. </text:p>
      <text:h text:style-name="P245" text:outline-level="1"><text:bookmark-start text:name="__RefHeading___Toc6626_343084211"/>Clasa Image Panel<text:bookmark-end text:name="__RefHeading___Toc6626_343084211"/></text:h>
      <text:p text:style-name="P67"><text:span text:style-name="T10"><text:tab/></text:span><text:span text:style-name="T67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8"><text:tab/>Prin repozitorul Git , se poate vedea ca aceasta clasa cândva avea mai multe functionalitati dar o să menționez doar pe cele care încă le folosesc.</text:p>
      <text:p text:style-name="P69"><text:span text:style-name="T610"><text:tab/></text:span><text:span text:style-name="T244">private </text:span><text:span text:style-name="T657">BufferedImage </text:span><text:span text:style-name="T284">image</text:span><text:span text:style-name="T657">;</text:span></text:p>
      <text:p text:style-name="P68"><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2"><text:span text:style-name="T153"><text:tab/></text:span><text:span text:style-name="T244">protected void </text:span><text:span text:style-name="T657">paintComponent(Graphics g) {</text:span></text:p>
      <text:p text:style-name="P227"><text:s text:c="4"/><text:tab/><text:tab/><text:span text:style-name="T657">g.drawImage(</text:span><text:span text:style-name="T284">image</text:span><text:span text:style-name="T657">, </text:span><text:span text:style-name="T447">0</text:span><text:span text:style-name="T657">, </text:span><text:span text:style-name="T447">0</text:span><text:span text:style-name="T657">, getWidth(), getHeight(), </text:span><text:span text:style-name="T244">null</text:span><text:span text:style-name="T657">);</text:span></text:p>
      <text:p text:style-name="P212"><text:tab/>}</text:p>
      <text:p text:style-name="P212"><text:span text:style-name="T227"><text:tab/>public void </text:span>setImage(BufferedImage img){</text:p>
      <text:p text:style-name="P227"><text:s text:c="4"/><text:tab/><text:tab/><text:span text:style-name="T284">image </text:span><text:span text:style-name="T657">= img;</text:span></text:p>
      <text:p text:style-name="P227"><text:s text:c="4"/><text:tab/><text:tab/><text:span text:style-name="T657">repaint();</text:span></text:p>
      <text:p text:style-name="P136"><text:tab/>}</text:p>
      <text:p text:style-name="P136"><text:tab/><text:span text:style-name="T143">Deoarece clasa ImagePanel era una „custom” care extinde clasa J</text:span><text:span text:style-name="T144">P</text:span><text:span text:style-name="T143">anel </text:span><text:span text:style-name="T145">a trebuit sa definesc ce anume mai exact este desenat în el. Metoda paintComponent este chemata atuncia când framework-ul Swing dorește desenarea obiectului , sau atunci când este chemat explicit functia repaint() .</text:span></text:p>
      <text:p text:style-name="P136"><text:span text:style-name="T145"><text:tab/>La prima vedere , metoda paintComponent pare ca este </text:span><text:span text:style-name="T146">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6"><text:span text:style-name="T146"><text:tab/>A doua problema este faptul ca nu chem metoda super.paintComponent(g) . Aceasta ar fi o problemă dacă în loc JPanel aș fi extins o clasa mai complicata care avea deja ca default sa deseneze ceva , dar JPanel</text:span><text:span text:style-name="T153"> deja nu deseneaza mai nimic </text:span><text:span text:style-name="T154">deci nu are rost sa chem aceea metoda.</text:span></text:p>
      <text:p text:style-name="P161"><text:tab/>Renuntand la folosirea metodei super.paintComponent(g) și a block-urilor if/else și try/catch am mai redus puțin din overhead-ul de performanța.</text:p>
      <text:p text:style-name="P136"><text:span text:style-name="T154"><text:tab/></text:span><text:span text:style-name="T155">Am făcut obiectul </text:span><text:span text:style-name="T170">image</text:span><text:span text:style-name="T155">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2"><text:tab/>Metodele sunt rapide, scurte și ușor de citit.</text:p>
      <text:p text:style-name="P154"><text:span text:style-name="T155"><text:tab/></text:span><text:span text:style-name="T260">public boolean </text:span><text:span text:style-name="T461">isOpaque() {</text:span><text:span text:style-name="T238">return true</text:span><text:span text:style-name="T659">;}</text:span></text:p>
      <text:p text:style-name="P136"><text:soft-page-break/><text:span text:style-name="T155"><text:tab/></text:span><text:span text:style-name="T156">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3"><text:tab/>Am decis sa returnez true , pentru a reduce din overhead-ul de performanța .</text:p>
      <text:h text:style-name="P246" text:outline-level="1"><text:bookmark-start text:name="__RefHeading___Toc6628_343084211"/>Clasa Triangle Vectorizer<text:bookmark-end text:name="__RefHeading___Toc6628_343084211"/></text:h>
      <text:p text:style-name="P163"><text:tab/><text:span text:style-name="T673">Acuma voi prezenta mai multe detalii despre implementarea vectorizatorului pe baza de triunghiuri. </text:span></text:p>
      <text:p text:style-name="P184"><text:span text:style-name="T611"><text:tab/></text:span><text:span text:style-name="T244">private </text:span><text:span text:style-name="T657">Random </text:span><text:span text:style-name="T284">random </text:span><text:span text:style-name="T657">= </text:span><text:span text:style-name="T244">new </text:span><text:span text:style-name="T657">Random(System.</text:span><text:span text:style-name="T658">currentTimeMillis</text:span><text:span text:style-name="T657">());</text:span></text:p>
      <text:p text:style-name="P184"><text:span text:style-name="T657"><text:tab/></text:span><text:span text:style-name="T611">A</text:span><text:span text:style-name="T612">este nevoie de o valorea aleatoare pentru ca paternele care sunt generate sa nu arate ca un desen „tehnic” . Fiind aleator exista o șansa ca tringhiurile să se aranjeze în paterne mai orgnanice.</text:span></text:p>
      <text:p text:style-name="P136"><text:span text:style-name="T227"><text:tab/>private </text:span>ArrayList&lt;Triangle&gt; <text:span text:style-name="T278">lastSavedTriangleList </text:span>= <text:span text:style-name="T227">null</text:span>;</text:p>
      <text:p text:style-name="P16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9"><text:span text:style-name="T637"><text:tab/></text:span><text:span text:style-name="T227">public void </text:span>startJob() {</text:p>
      <text:p text:style-name="P222"><text:s text:c="4"/><text:span text:style-name="T227">synchronized </text:span>(<text:span text:style-name="T278">jobLock</text:span>) {</text:p>
      <text:p text:style-name="P222"><text:s text:c="8"/><text:span text:style-name="T227">if </text:span>(<text:span text:style-name="T278">lastJob </text:span>!= <text:span text:style-name="T227">null</text:span>) {</text:p>
      <text:p text:style-name="P222"><text:s text:c="12"/><text:span text:style-name="T278">lastJob</text:span>.setCanceled(<text:span text:style-name="T227">true</text:span>);</text:p>
      <text:p text:style-name="P222"><text:s text:c="12"/><text:span text:style-name="T227">try </text:span>{</text:p>
      <text:p text:style-name="P222"><text:s text:c="16"/><text:span text:style-name="T278">lastJob</text:span>.join();</text:p>
      <text:p text:style-name="P222"><text:s text:c="12"/>} <text:span text:style-name="T227">catch </text:span>(InterruptedException e) {</text:p>
      <text:p text:style-name="P222"><text:s text:c="16"/>e.printStackTrace();</text:p>
      <text:p text:style-name="P222"><text:s text:c="12"/>}</text:p>
      <text:p text:style-name="P222"><text:s text:c="8"/>}</text:p>
      <text:p text:style-name="P222"><text:s text:c="8"/>setIsDone(<text:span text:style-name="T227">false</text:span>);</text:p>
      <text:p text:style-name="P222"><text:s text:c="8"/><text:span text:style-name="T278">lastJob </text:span>= <text:span text:style-name="T227">new </text:span>Job();</text:p>
      <text:p text:style-name="P222"><text:s text:c="8"/><text:span text:style-name="T278">aproxCompletedPixelCount</text:span>.set(<text:span text:style-name="T444">0</text:span>);</text:p>
      <text:p text:style-name="P222"><text:s text:c="8"/><text:span text:style-name="T278">lastJob</text:span>.start();</text:p>
      <text:p text:style-name="P222"><text:s text:c="4"/>}</text:p>
      <text:p text:style-name="P149">}</text:p>
      <text:p text:style-name="P164"><text:tab/>Functia asta o s-o descriu decât o singura data aici deoarece ea este practic identica cu celelalte vectorizatoare.</text:p>
      <text:p text:style-name="P164"><text:tab/>Motivul de ce am folosit un obiect jobLock pentru a îmi asigura siguranța datelor este deoarece obiectul lastJob mai trebuie accesat și din alta parte , astfel având nevoie de un obiect comun ca sa creeze sincronizarea.</text:p>
      <text:p text:style-name="P163"><text:span text:style-name="T673"><text:tab/>După ce mi-am asigurat acces-ul unui singur thread la date importante , verific dacă exista vreun Job în referinta lastJob. Dacă acceasta exista , este posibil ca sa și ruleze , așa ca setez flag-ul </text:span><text:span text:style-name="T555">canceled </text:span><text:span text:style-name="T674">pe true. Thread-ul de tip job nu se va opri instant , trebuie asteptata oprirea ei folosind </text:span><text:span text:style-name="T556">lastJob.join();</text:span><text:span text:style-name="T674"> . Chiar și așa , functia care ruleaza pe Job trebuie sa verifice în mod constant valorea flag-ului </text:span><text:span text:style-name="T556">canceled.</text:span><text:span text:style-name="T674"> Voi discuta despre asta mai jos.</text:span></text:p>
      <text:p text:style-name="P163"><text:span text:style-name="T674"><text:tab/>Acum ca sunt sigur ca numai exista niciun Job thread ruland , care ar putea sa corupa date , </text:span><text:soft-page-break/><text:span text:style-name="T674">sau sa țină referinta la structuri de date nedorite , </text:span><text:span text:style-name="T556">lastJob </text:span><text:span text:style-name="T674">primește</text:span><text:span text:style-name="T556"> </text:span><text:span text:style-name="T674">referinta unui nou thread Job. </text:span></text:p>
      <text:p text:style-name="P163"><text:span text:style-name="T674"><text:tab/>Functia </text:span><text:span text:style-name="T556">setIsDone() </text:span><text:span text:style-name="T675">este folosită în benchmarking pentru a anunța atunci când un Job a terminat , și poate sa înceapă unul nou în siguranța. Deoarece aici practic job-ul a fost înlocuit cu altul nou , îl setez pe fals petru siguranța.</text:span></text:p>
      <text:p text:style-name="P163"><text:span text:style-name="T674"><text:tab/>Ca ultima asigurare înainte sa porneasca noul thread , resetez valorea atomică </text:span><text:span text:style-name="T556">aproxCompletedPixelCount </text:span><text:span text:style-name="T674">la 0 . </text:span></text:p>
      <text:p text:style-name="P184"><text:span text:style-name="T244">public void </text:span><text:span text:style-name="T657">cancelLastJob(){</text:span></text:p>
      <text:p text:style-name="P227"><text:s text:c="4"/><text:tab/><text:span text:style-name="T244">synchronized </text:span><text:span text:style-name="T657">(</text:span><text:span text:style-name="T284">jobLock</text:span><text:span text:style-name="T657">){</text:span></text:p>
      <text:p text:style-name="P227"><text:s text:c="8"/><text:tab/><text:span text:style-name="T244">if </text:span><text:span text:style-name="T657">(</text:span><text:span text:style-name="T284">lastJob </text:span><text:span text:style-name="T657">!= </text:span><text:span text:style-name="T244">null</text:span><text:span text:style-name="T657">) {</text:span></text:p>
      <text:p text:style-name="P227"><text:s text:c="12"/><text:tab/><text:span text:style-name="T284">lastJob</text:span><text:span text:style-name="T657">.setCanceled(</text:span><text:span text:style-name="T244">true</text:span><text:span text:style-name="T657">);</text:span></text:p>
      <text:p text:style-name="P227"><text:s text:c="12"/><text:tab/><text:span text:style-name="T244">try </text:span><text:span text:style-name="T657">{</text:span></text:p>
      <text:p text:style-name="P227"><text:s text:c="16"/><text:tab/><text:tab/><text:span text:style-name="T284">lastJob</text:span><text:span text:style-name="T657">.join();</text:span></text:p>
      <text:p text:style-name="P227"><text:s text:c="12"/><text:tab/><text:span text:style-name="T657">} </text:span><text:span text:style-name="T244">catch </text:span><text:span text:style-name="T657">(InterruptedException e) {</text:span></text:p>
      <text:p text:style-name="P227"><text:s text:c="16"/><text:tab/><text:tab/><text:span text:style-name="T657">e.printStackTrace();</text:span></text:p>
      <text:p text:style-name="P227"><text:s text:c="12"/><text:tab/><text:span text:style-name="T657">}</text:span></text:p>
      <text:p text:style-name="P227"><text:s text:c="8"/><text:tab/><text:span text:style-name="T657">}</text:span></text:p>
      <text:p text:style-name="P227"><text:s text:c="8"/><text:tab/><text:span text:style-name="T657">setIsDone(</text:span><text:span text:style-name="T244">true</text:span><text:span text:style-name="T657">);</text:span></text:p>
      <text:p text:style-name="P227"><text:s text:c="4"/><text:tab/><text:span text:style-name="T657">}</text:span></text:p>
      <text:p text:style-name="P136">}</text:p>
      <text:p text:style-name="P155"><text:tab/>Metoda cancelLastJob este foarte similara la prima vedere. </text:p>
      <text:p text:style-name="P163"><text:span text:style-name="T674"><text:tab/>Se folosește tot obiectul </text:span><text:span text:style-name="T556">lastJob</text:span><text:span text:style-name="T674"> pentru a asigurare siguranța datelor. Se așteaptă oprirea executiei ultimului job curent. Și se apeleaza functia </text:span><text:span text:style-name="T556">setIsDone(true)</text:span><text:span text:style-name="T674"> pentru a anunțat benchmark-ul ca vectorizatorul a terminat ceva.</text:span></text:p>
      <text:p text:style-name="P155"><text:tab/>Metoda aceasta este similara cu cele din celelalte vectorizatoare deci nu este necesar sa îl mai explic din nou mai jos.</text:p>
      <text:p text:style-name="P184"><text:span text:style-name="T244">private void </text:span><text:span text:style-name="T657">drawTriangles(ArrayList&lt;Triangle&gt; list){</text:span></text:p>
      <text:p text:style-name="P227"><text:s text:c="4"/><text:span text:style-name="T244">if</text:span><text:span text:style-name="T657">(</text:span><text:span text:style-name="T284">destImagePanel</text:span><text:span text:style-name="T657">!=</text:span><text:span text:style-name="T244">null </text:span><text:span text:style-name="T657">|| </text:span><text:span text:style-name="T284">isInBenchmark</text:span><text:span text:style-name="T657">){</text:span></text:p>
      <text:p text:style-name="P227"><text:s text:c="8"/><text:span text:style-name="T657">Graphics2D g = </text:span><text:span text:style-name="T284">destImage</text:span><text:span text:style-name="T657">.createGraphics();</text:span></text:p>
      <text:p text:style-name="P227"><text:s text:c="8"/><text:span text:style-name="T244">for</text:span><text:span text:style-name="T657">(Triangle t:list){</text:span></text:p>
      <text:p text:style-name="P227"><text:s text:c="12"/><text:span text:style-name="T657">g.setColor(</text:span><text:span text:style-name="T244">new </text:span><text:span text:style-name="T657">Color(t.</text:span><text:span text:style-name="T284">color</text:span><text:span text:style-name="T657">));</text:span></text:p>
      <text:p text:style-name="P227"><text:s text:c="12"/><text:span text:style-name="T657">g.fill(t.getPath());</text:span></text:p>
      <text:p text:style-name="P227"><text:s text:c="8"/><text:span text:style-name="T657">}</text:span></text:p>
      <text:p text:style-name="P227"><text:s text:c="8"/><text:span text:style-name="T244">if</text:span><text:span text:style-name="T657">(!</text:span><text:span text:style-name="T284">isInBenchmark</text:span><text:span text:style-name="T657">) {</text:span></text:p>
      <text:p text:style-name="P227"><text:span text:style-name="T676"><text:s text:c="12"/></text:span><text:span text:style-name="T284">destImagePanel</text:span><text:span text:style-name="T657">.setImage(</text:span><text:span text:style-name="T284">destImage</text:span><text:span text:style-name="T657">);</text:span></text:p>
      <text:p text:style-name="P227"><text:s text:c="8"/><text:span text:style-name="T657">}</text:span></text:p>
      <text:p text:style-name="P227"><text:s text:c="4"/><text:span text:style-name="T657">}</text:span></text:p>
      <text:p text:style-name="P136">}</text:p>
      <text:p text:style-name="P155"><text:tab/>Metoda aceasta este folosita pentru a afisa userului rezultatul aproximativ (si superficial) al vectorizarii. Mai întâi se verifica dacă am referinta către obiectul ImagePanel , sau dacă vectorizarea doar este în Benchmark-ing.</text:p>
      <text:p text:style-name="P155"><text:tab/>Am dorit sa masor timpul de desenare în benchmark deoarece o imagine mai mare și un threshold mic începe sa ingreuneze simnificativ viteza de creare a imaginii de prezentare după vectorizare.</text:p>
      <text:p text:style-name="P155"><text:tab/>Nu am văzut observat niciun overhead simnificativ în crearea obiectului Graphics2D la fiecare a chemare a metodei drawTraignles() așa ca l-am lăsat așa.</text:p>
      <text:p text:style-name="P155"><text:soft-page-break/><text:tab/>După aceea intereez prin toată lista de obiecte Triangle, la fiecare pas setand culoarea triunghi-ului , și umplerea figurii geometrice definite de către obiectul triunghi (t.getPath()).</text:p>
      <text:p text:style-name="P155"><text:tab/>Dacă vectorizarea a fost făcută cu scopul masurarii performantei sale , nu se va afisa nimic userului.</text:p>
      <text:p text:style-name="P184"><text:span text:style-name="T244">protected void </text:span><text:span text:style-name="T657">constructStringSVG()</text:span></text:p>
      <text:p text:style-name="P155"><text:tab/>Metoda creata pentru construirea string-urilor care va conține imaginea vectoriala în formatele SVG și SVGZ.</text:p>
      <text:p text:style-name="P184"><text:span text:style-name="T284">svgStringBuilder</text:span><text:span text:style-name="T657">.setLength(</text:span><text:span text:style-name="T447">0</text:span><text:span text:style-name="T657">);</text:span></text:p>
      <text:p text:style-name="P15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7"><text:span text:style-name="T278">svgStringBuilder</text:span>.append(String.<text:span text:style-name="T548">format</text:span>(<text:span text:style-name="T671">"&lt;svg xmlns='http://www.w3.org/2000/svg' version='1.1' width='%d' height='%d'&gt;</text:span><text:span text:style-name="T227">\n</text:span><text:span text:style-name="T671">"</text:span>, <text:span text:style-name="T278">w</text:span>, <text:span text:style-name="T278">h</text:span>));</text:p>
      <text:p text:style-name="P155"><text:tab/>Prima linie pe care o conține SVG-ul va descrie în ce format este scris , și ce latime și înălțime trebuie sa aibe fișierul imagine.</text:p>
      <text:p text:style-name="P117">DecimalFormat decimalFormat = <text:span text:style-name="T227">new </text:span>DecimalFormat(<text:span text:style-name="T671">"#.#"</text:span>);</text:p>
      <text:p text:style-name="P155"><text:tab/><text:span text:style-name="T677">Acesta este un obiect destul de interesant. Atunci când se creaza un string folosind acest format și un numar real , el va încerca sa îl reprezinte ca în acel format. </text:span></text:p>
      <text:p text:style-name="P167"><text:tab/>El va afisa de exemplu pentru numerele 3.14159 =&gt; 3.1 ; 42 =&gt; 42 ; 621.59 =&gt; 621.6 .</text:p>
      <text:p text:style-name="P16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8"><text:span text:style-name="T278">svgStringBuilder</text:span>.append(String.<text:span text:style-name="T548">format</text:span>(<text:span text:style-name="T671">"&lt;g stroke-width='0.5'&gt;</text:span><text:span text:style-name="T227">\n</text:span><text:span text:style-name="T671">"</text:span>));</text:p>
      <text:p text:style-name="P118"><text:tab/><text:span text:style-name="T173">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8"><text:span text:style-name="T227">for</text:span>(Triangle t:<text:span text:style-name="T278">lastSavedTriangleList</text:span>){</text:p>
      <text:p text:style-name="P227"><text:soft-page-break/><text:s text:c="4"/><text:span text:style-name="T284">svgStringBuilder</text:span><text:span text:style-name="T657">.append(String.</text:span><text:span text:style-name="T658">format</text:span><text:span text:style-name="T657">(</text:span><text:span text:style-name="T669">"&lt;path d='M%s,%sL%s,%sL%s,%sZ' fill='#%06X' stroke='#%06X'/&gt;</text:span><text:span text:style-name="T244">\n</text:span><text:span text:style-name="T669">"</text:span><text:span text:style-name="T657">,</text:span></text:p>
      <text:p text:style-name="P227"><text:s text:c="12"/><text:span text:style-name="T657">decimalFormat.format(t.</text:span><text:span text:style-name="T284">x0</text:span><text:span text:style-name="T657">),</text:span></text:p>
      <text:p text:style-name="P227"><text:s text:c="12"/><text:span text:style-name="T657">decimalFormat.format(t.</text:span><text:span text:style-name="T284">y0</text:span><text:span text:style-name="T657">),</text:span></text:p>
      <text:p text:style-name="P227"><text:s text:c="12"/><text:span text:style-name="T657">decimalFormat.format(t.</text:span><text:span text:style-name="T284">x1</text:span><text:span text:style-name="T657">),</text:span></text:p>
      <text:p text:style-name="P227"><text:s text:c="12"/><text:span text:style-name="T657">decimalFormat.format(t.</text:span><text:span text:style-name="T284">y1</text:span><text:span text:style-name="T657">),</text:span></text:p>
      <text:p text:style-name="P227"><text:s text:c="12"/><text:span text:style-name="T657">decimalFormat.format(t.</text:span><text:span text:style-name="T284">x2</text:span><text:span text:style-name="T657">),</text:span></text:p>
      <text:p text:style-name="P227"><text:s text:c="12"/><text:span text:style-name="T657">decimalFormat.format(t.</text:span><text:span text:style-name="T284">y2</text:span><text:span text:style-name="T657">),</text:span></text:p>
      <text:p text:style-name="P227"><text:s text:c="12"/><text:span text:style-name="T657">t.</text:span><text:span text:style-name="T284">color</text:span><text:span text:style-name="T657">&amp;</text:span><text:span text:style-name="T447">0xffffff</text:span><text:span text:style-name="T657">,</text:span></text:p>
      <text:p text:style-name="P227"><text:s text:c="12"/><text:span text:style-name="T657">t.</text:span><text:span text:style-name="T284">color</text:span><text:span text:style-name="T657">&amp;</text:span><text:span text:style-name="T447">0xffffff</text:span><text:span text:style-name="T657">));</text:span></text:p>
      <text:p text:style-name="P136">}<text:span text:style-name="T613"><text:tab/></text:span></text:p>
      <text:p text:style-name="P167"><text:tab/>Iterand fiecare triunghi din ultima lista salvată de triunghiuri , încep sa adaug fiecare dintre ele <text:s/>în formatul SVG.</text:p>
      <text:p text:style-name="P155"><text:span text:style-name="T67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57">fill </text:span><text:span text:style-name="T666">și</text:span><text:span text:style-name="T553"> stroke</text:span><text:span text:style-name="T557"> </text:span><text:span text:style-name="T666">primesc ca valoare o culoare definita asemănător stilului HTML. Format-ul </text:span><text:span text:style-name="T553">%06X </text:span><text:span text:style-name="T678">defineste un numar hexadecimal în care dacă numărul sau de cifre nu depășește 6 va fi umplut în stânga cu cifre de 0 pana când are 6 cifre.</text:span></text:p>
      <text:p text:style-name="P16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18"><text:span text:style-name="T278">svgStringBuilder</text:span>.append(<text:span text:style-name="T671">"&lt;/g&gt;</text:span><text:span text:style-name="T227">\n</text:span><text:span text:style-name="T671">"</text:span>);</text:p>
      <text:p text:style-name="P136"><text:span text:style-name="T278">svgStringBuilder</text:span>.append(<text:span text:style-name="T671">"&lt;/svg&gt;"</text:span>);</text:p>
      <text:p text:style-name="P169"><text:tab/>La finalul fisierului SVG , se adauga sfarsiturile de tag pentru proprietatea care da la toate triunghirile o linie grosa , și tag-ul de sfârșit al intregului format SVG.</text:p>
      <text:p text:style-name="P169"><text:tab/>O să presupun aici ca JIT-ul o să mai optimizeze codul atunci când sunt create atât de multe obiecte String. Dar am mai lucrat cu StringBuilder și am obținut performanțe ridicate.</text:p>
      <text:p text:style-name="P169"><text:tab/>Acesta a fost doar continutul imaginii în format SVG. Din fericire convertirea ei în SVGZ este foarte ușoară de făcut în Java.</text:p>
      <text:p text:style-name="P184"><text:span text:style-name="T244">try </text:span><text:span text:style-name="T657">{</text:span></text:p>
      <text:p text:style-name="P227"><text:s text:c="4"/><text:span text:style-name="T244">if</text:span><text:span text:style-name="T657">(</text:span><text:span text:style-name="T284">gzos</text:span><text:span text:style-name="T657">==</text:span><text:span text:style-name="T244">null</text:span><text:span text:style-name="T657">)</text:span></text:p>
      <text:p text:style-name="P227"><text:s text:c="8"/><text:span text:style-name="T284">gzos </text:span><text:span text:style-name="T657">= </text:span><text:span text:style-name="T244">new </text:span><text:span text:style-name="T657">GZIPOutputStream(</text:span><text:span text:style-name="T284">baos</text:span><text:span text:style-name="T657">,</text:span><text:span text:style-name="T244">true</text:span><text:span text:style-name="T657">);</text:span></text:p>
      <text:p text:style-name="P227"><text:s text:c="4"/><text:span text:style-name="T284">baos</text:span><text:span text:style-name="T657">.reset();</text:span></text:p>
      <text:p text:style-name="P227"><text:s text:c="4"/><text:span text:style-name="T284">gzos</text:span><text:span text:style-name="T657">.write(</text:span><text:span text:style-name="T284">svgStringBuilder</text:span><text:span text:style-name="T657">.toString().getBytes());</text:span></text:p>
      <text:p text:style-name="P227"><text:s text:c="4"/><text:span text:style-name="T284">gzos</text:span><text:span text:style-name="T657">.flush();</text:span></text:p>
      <text:p text:style-name="P227"><text:s text:c="4"/><text:span text:style-name="T284">svgzStringBuilder</text:span><text:span text:style-name="T657">.setLength(</text:span><text:span text:style-name="T447">0</text:span><text:span text:style-name="T657">);</text:span></text:p>
      <text:p text:style-name="P227"><text:s text:c="4"/><text:span text:style-name="T284">svgzStringBuilder</text:span><text:span text:style-name="T657">.append(</text:span><text:span text:style-name="T284">baos</text:span><text:span text:style-name="T657">.toString());</text:span></text:p>
      <text:p text:style-name="P212">} <text:span text:style-name="T227">catch </text:span>(IOException e) {</text:p>
      <text:p text:style-name="P227"><text:s text:c="4"/><text:span text:style-name="T657">e.printStackTrace();</text:span></text:p>
      <text:p text:style-name="P136">}</text:p>
      <text:p text:style-name="P155"><text:span text:style-name="T666"><text:tab/>Obiectul </text:span><text:span text:style-name="T553">gzos</text:span><text:span text:style-name="T666"> este de tipul GZipOutputStream , iar obiectul </text:span><text:span text:style-name="T553">baos</text:span><text:span text:style-name="T666"> este de tipul ByteArrayOutputStream. Obiectul </text:span><text:span text:style-name="T553">baos</text:span><text:span text:style-name="T666"> a fost initializat cu un buffer de 2000000 de bytes , ceea ce ar trebuii să fie suficient pentru start, iar obiect-ul </text:span><text:span text:style-name="T553">gzos</text:span><text:span text:style-name="T666"> am decis sa îl initializez aici.</text:span></text:p>
      <text:p text:style-name="P155"><text:soft-page-break/><text:span text:style-name="T666"><text:tab/>Obiectul </text:span><text:span text:style-name="T553">gzos</text:span><text:span text:style-name="T666"> funcționează folosinduse de încă un OutputStream deși el este la rândul lui un OutputStream. </text:span></text:p>
      <text:p text:style-name="P155"><text:span text:style-name="T666"><text:tab/>Resetarea obiectului </text:span><text:span text:style-name="T553">baos</text:span><text:span text:style-name="T666"> are rolul de a reseta counter-ul sau intern , buffer-ul intern nu este deconstruit și reconstruit. </text:span></text:p>
      <text:p text:style-name="P16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5"><text:span text:style-name="T666"><text:tab/>Continul vechi al lui </text:span><text:span text:style-name="T553">svgzStringBuilder </text:span><text:span text:style-name="T667">este resetat , și apoi continut obiectului </text:span><text:span text:style-name="T554">baos</text:span><text:span text:style-name="T667"> este scris în el.</text:span></text:p>
      <text:h text:style-name="Heading_20_2" text:outline-level="2"><text:bookmark-start text:name="__RefHeading___Toc6630_343084211"/>Subclasa Job a clasei TriangleVectorizer<text:bookmark-end text:name="__RefHeading___Toc6630_343084211"/></text:h>
      <text:p text:style-name="P156"><text:tab/><text:span text:style-name="T679">Clasa aceasta are rolul de a crea în mod relativ eficient lista de triunghiuri a procesului de vectorizare. Ea extinde clasa JobThread care conține un flag boolean </text:span><text:span text:style-name="T558">canceled</text:span><text:span text:style-name="T679">.</text:span></text:p>
      <text:p text:style-name="P119"><text:span text:style-name="T227">private </text:span>ArrayList&lt;Triangle&gt; <text:span text:style-name="T278">triangles </text:span>= <text:span text:style-name="T227">new </text:span>ArrayList&lt;&gt;();</text:p>
      <text:p text:style-name="P156"><text:span text:style-name="T679"><text:tab/>Aici va tine ca referinta lista de triunghiuri la care lucrează thead-ul, dacă operația de vectorizare se termina cu succes , referinta aceasta va fi copiata mai târziu în </text:span><text:span text:style-name="T559">lastSavedTriangleList</text:span><text:span text:style-name="T680">.</text:span></text:p>
      <text:p text:style-name="P170"><text:tab/>Am ales sa folosesc ArrayList pentru aceasta lista pentru a avea viteza constanta la citirea datelor din ea.</text:p>
      <text:p text:style-name="P185"><text:span text:style-name="T244">public void </text:span><text:span text:style-name="T657">run()</text:span></text:p>
      <text:p text:style-name="P170"><text:tab/>În urmatoarele paragrafe voi explica continutul metodei run.</text:p>
      <text:p text:style-name="P185"><text:span text:style-name="T244">if</text:span><text:span text:style-name="T657">(</text:span><text:span text:style-name="T284">canceled</text:span><text:span text:style-name="T657">)</text:span><text:span text:style-name="T244">return</text:span><text:span text:style-name="T657">;</text:span></text:p>
      <text:p text:style-name="P213"><text:span text:style-name="T227">final </text:span>Triangle t1 = <text:span text:style-name="T227">new </text:span>Triangle(<text:span text:style-name="T444">0</text:span>,<text:span text:style-name="T444">0</text:span>,<text:span text:style-name="T278">w</text:span>-<text:span text:style-name="T444">1</text:span>,<text:span text:style-name="T444">0</text:span>,<text:span text:style-name="T278">w</text:span>-<text:span text:style-name="T444">1</text:span>,<text:span text:style-name="T278">h</text:span>-<text:span text:style-name="T444">1</text:span>);</text:p>
      <text:p text:style-name="P137"><text:span text:style-name="T227">final </text:span>Triangle t2 = <text:span text:style-name="T227">new </text:span>Triangle(<text:span text:style-name="T444">0</text:span>,<text:span text:style-name="T444">0</text:span>,<text:span text:style-name="T444">0</text:span>,<text:span text:style-name="T278">h</text:span>-<text:span text:style-name="T444">1</text:span>,<text:span text:style-name="T278">w</text:span>-<text:span text:style-name="T444">1</text:span>,<text:span text:style-name="T278">h</text:span>-<text:span text:style-name="T444">1</text:span>);</text:p>
      <text:p text:style-name="P156"><text:span text:style-name="T680"><text:tab/>Din prima linie se verifica dacă valorea flag-ului </text:span><text:span text:style-name="T559">canceled</text:span><text:span text:style-name="T680"> a fost deja setat fals. Este posibil ca utilizatorul sa scroleze rapid bara de threshold , deci este nevoie ca un Job thread să fie nevoit să fie oprit imediat pentru a începe unul nou cu un nou threshold.</text:span></text:p>
      <text:p text:style-name="P170"><text:tab/>Cele doua triunghiuri sunt folosite pentru a împarți în jumătate lucrul functiei. Triunghiul t1 este deasupra diagonelei principale , iar t2 este dedesubtul diagonalei principale.</text:p>
      <text:p text:style-name="P137">LinkedList&lt;Triangle&gt; triangleArray1 = <text:span text:style-name="T227">new </text:span>LinkedList&lt;&gt;();</text:p>
      <text:p text:style-name="P213">LinkedList&lt;Triangle&gt; triangleArray2 = <text:span text:style-name="T227">new </text:span>LinkedList&lt;&gt;();</text:p>
      <text:p text:style-name="P213">Thread th = <text:span text:style-name="T227">new </text:span>Thread(() -&gt; {</text:p>
      <text:p text:style-name="P228"><text:s text:c="4"/><text:span text:style-name="T657">recTriangulation(t1,triangleArray1);</text:span></text:p>
      <text:p text:style-name="P213">});</text:p>
      <text:p text:style-name="P213">th.start();</text:p>
      <text:p text:style-name="P213">recTriangulation(t2, triangleArray2);</text:p>
      <text:p text:style-name="P213"><text:span text:style-name="T227">try </text:span>{</text:p>
      <text:p text:style-name="P228"><text:s text:c="4"/><text:span text:style-name="T657">th.join();</text:span></text:p>
      <text:p text:style-name="P213">} <text:span text:style-name="T227">catch </text:span>(InterruptedException e) {</text:p>
      <text:p text:style-name="P228"><text:s text:c="4"/><text:span text:style-name="T657">e.printStackTrace();</text:span></text:p>
      <text:p text:style-name="P213">}</text:p>
      <text:p text:style-name="P137"><text:soft-page-break/><text:span text:style-name="T227">if</text:span>(<text:span text:style-name="T278">canceled</text:span>)<text:span text:style-name="T227">return</text:span>;</text:p>
      <text:p text:style-name="P137"/>
      <text:p text:style-name="P156"><text:span text:style-name="T680"><text:tab/>Aceste linii de cod par puțin exagerate , dar dacă sunt urmărite cu atenție , ele defapt executa </text:span><text:span text:style-name="T559">recTriangulation()</text:span><text:span text:style-name="T680"> pe doua fire de execuție. Una pe cea curenta , una pe un thread nou.</text:span></text:p>
      <text:p text:style-name="P17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6"><text:span text:style-name="T680">Creez un nou thread , acesta va executa </text:span><text:span text:style-name="T559">recTriangulation</text:span><text:span text:style-name="T680"> pe </text:span><text:span text:style-name="T559">t1 </text:span><text:span text:style-name="T681">și va depune rezultatele în prima lista. După aceea pornesc acel thread cu </text:span><text:span text:style-name="T560">start()</text:span><text:span text:style-name="T681"> , acuma ca el a pornit vectorizarea pe triunghiul </text:span><text:span text:style-name="T560">t1</text:span><text:span text:style-name="T681"> , încep vectorizarea pe firul principal executantd </text:span><text:span text:style-name="T560">recTriangulation(t2, triangleArray2); </text:span></text:p>
      <text:p text:style-name="P156"><text:span text:style-name="T560"><text:tab/></text:span><text:span text:style-name="T681">Dacă dintr-un motiv vectorizarea pe </text:span><text:span text:style-name="T560">t2</text:span><text:span text:style-name="T681"> a reușit sa termine mai repede , trebuie să mă asigur ca celalalt triunghi a fost terminat și el. Execut metoda </text:span><text:span text:style-name="T560">join()</text:span><text:span text:style-name="T681"> pe thread-ul creat anterior , astfel dacă thread-ul nu a terminat , firul principal va aștepta pana când acesta termina , sau dacă thread-ul deja a terminat , </text:span><text:span text:style-name="T560">join() </text:span><text:span text:style-name="T681">va returna imediat.</text:span></text:p>
      <text:p text:style-name="P156"><text:span text:style-name="T681"><text:tab/>Exista posibilitatea ca flag-ul </text:span><text:span text:style-name="T561">canceled</text:span><text:span text:style-name="T68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5"><text:span text:style-name="T284">triangles</text:span><text:span text:style-name="T657">.ensureCapacity(triangleArray1.size() + triangleArray2.size());</text:span></text:p>
      <text:p text:style-name="P213"><text:span text:style-name="T278">triangles</text:span>.addAll(triangleArray1);</text:p>
      <text:p text:style-name="P213"><text:span text:style-name="T278">triangles</text:span>.addAll(triangleArray2);</text:p>
      <text:p text:style-name="P137"><text:span text:style-name="T227">if</text:span>(<text:span text:style-name="T278">canceled</text:span>)<text:span text:style-name="T227">return</text:span>;</text:p>
      <text:p text:style-name="P156"><text:span text:style-name="T682"><text:tab/>Dacă cele doua linii de execuție au executat cu succes </text:span><text:span text:style-name="T561">recTriangulation</text:span><text:span text:style-name="T682"> , trebuie culese informațiile adunate de către ele într-o lista comuna. Prima data ma asigur ca ArrayList-ul </text:span><text:span text:style-name="T561">triangles </text:span><text:span text:style-name="T683">va avea o zona de memorie suficient de mare pentru a putea include toate datele dintr-o data. După aceea ele sunt adaugate una câte una.</text:span></text:p>
      <text:p text:style-name="P156"><text:span text:style-name="T683"><text:tab/>Mai fac încă o verificare a flag-ului </text:span><text:span text:style-name="T562">canceled</text:span><text:span text:style-name="T684"> pentru ca tocmai s-a executat câteva linii care au o durata considerabila de timp de execuție.</text:span></text:p>
      <text:p text:style-name="P119"><text:span text:style-name="T278">lastSavedTriangleList </text:span>= <text:span text:style-name="T278">triangles</text:span>;</text:p>
      <text:p text:style-name="P213">th = <text:span text:style-name="T227">new </text:span>Thread(<text:span text:style-name="T227">new </text:span>Runnable() {</text:p>
      <text:p text:style-name="P228"><text:s text:c="4"/><text:span text:style-name="T686">@Override</text:span></text:p>
      <text:p text:style-name="P228"><text:span text:style-name="T685"><text:s text:c="4"/></text:span><text:span text:style-name="T244">public void </text:span><text:span text:style-name="T657">run() {</text:span></text:p>
      <text:p text:style-name="P228"><text:s text:c="8"/><text:span text:style-name="T657">constructStringSVG();</text:span></text:p>
      <text:p text:style-name="P228"><text:s text:c="8"/><text:span text:style-name="T657">updateDetails(String.</text:span><text:span text:style-name="T658">format</text:span><text:span text:style-name="T657">(</text:span><text:span text:style-name="T669">"SVG:%s SVGZ:%s"</text:span><text:span text:style-name="T657">,</text:span></text:p>
      <text:p text:style-name="P228"><text:s text:c="16"/><text:span text:style-name="T657">Utility.</text:span><text:span text:style-name="T658">aproximateDataSize</text:span><text:span text:style-name="T657">(</text:span><text:span text:style-name="T284">svgStringBuilder</text:span><text:span text:style-name="T657">.length()),</text:span></text:p>
      <text:p text:style-name="P228"><text:s text:c="16"/><text:span text:style-name="T657">Utility.</text:span><text:span text:style-name="T658">aproximateDataSize</text:span><text:span text:style-name="T657">(</text:span><text:span text:style-name="T284">svgzStringBuilder</text:span><text:span text:style-name="T657">.length())));</text:span></text:p>
      <text:p text:style-name="P228"><text:s text:c="4"/><text:span text:style-name="T657">}</text:span></text:p>
      <text:p text:style-name="P213">});</text:p>
      <text:p text:style-name="P213">th.start();</text:p>
      <text:p text:style-name="P213">drawTriangles(<text:span text:style-name="T278">triangles</text:span>);</text:p>
      <text:p text:style-name="P213"><text:span text:style-name="T227">try </text:span>{</text:p>
      <text:p text:style-name="P228"><text:s text:c="4"/><text:span text:style-name="T657">th.join();</text:span></text:p>
      <text:p text:style-name="P213">} <text:span text:style-name="T227">catch </text:span>(InterruptedException e) {</text:p>
      <text:p text:style-name="P228"><text:soft-page-break/><text:s text:c="4"/><text:span text:style-name="T657">e.printStackTrace();</text:span></text:p>
      <text:p text:style-name="P213">}</text:p>
      <text:p text:style-name="P137">setIsDone(<text:span text:style-name="T227">true</text:span>);</text:p>
      <text:p text:style-name="P156"><text:tab/><text:span text:style-name="T687">Acum ca s-au colectat toate triunghiurile într-o lista comuna, se seteaza lista de triunghiuri a intregului obiect TriangleVectorizer cu aceasta.</text:span></text:p>
      <text:p text:style-name="P17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9"/>
      <text:p text:style-name="P199"/>
      <text:p text:style-name="P199"/>
      <text:p text:style-name="P199"/>
      <text:p text:style-name="P199"/>
      <text:p text:style-name="P122"><text:span text:style-name="T227">public void </text:span>recTriangulation(Triangle triangle,AbstractList&lt;Triangle&gt; triangles)</text:p>
      <text:p text:style-name="P173"><text:tab/><text:span text:style-name="T688">Aceasta metoda cauta în mod recursiv toate triunghiurile care se afla în obiectul </text:span><text:span text:style-name="T563">triangle</text:span><text:span text:style-name="T688"> și le depoziteaza în lista </text:span><text:span text:style-name="T563">triangles</text:span><text:span text:style-name="T688">. Valorile sunt mai ușor de recuperat dacă trimit lista ca parametru.</text:span></text:p>
      <text:p text:style-name="P122"><text:span text:style-name="T227">float </text:span>i0=<text:span text:style-name="T444">0</text:span>,i1=<text:span text:style-name="T444">0</text:span>,man;</text:p>
      <text:p text:style-name="P213"><text:span text:style-name="T227">int </text:span>flag;</text:p>
      <text:p text:style-name="P213"><text:span text:style-name="T227">float </text:span>a;</text:p>
      <text:p text:style-name="P213"><text:span text:style-name="T227">float </text:span>x0 = triangle.<text:span text:style-name="T278">x0</text:span>;</text:p>
      <text:p text:style-name="P213"><text:span text:style-name="T227">float </text:span>x1 = triangle.<text:span text:style-name="T278">x1</text:span>;</text:p>
      <text:p text:style-name="P213"><text:span text:style-name="T227">float </text:span>x2 = triangle.<text:span text:style-name="T278">x2</text:span>;</text:p>
      <text:p text:style-name="P213"><text:span text:style-name="T227">float </text:span>y0 = triangle.<text:span text:style-name="T278">y0</text:span>;</text:p>
      <text:p text:style-name="P213"><text:span text:style-name="T227">float </text:span>y1 = triangle.<text:span text:style-name="T278">y1</text:span>;</text:p>
      <text:p text:style-name="P213"><text:span text:style-name="T227">float </text:span>y2 = triangle.<text:span text:style-name="T278">y2</text:span>;</text:p>
      <text:p text:style-name="P213"><text:span text:style-name="T227">float </text:span>xMin = triangle.<text:span text:style-name="T278">xMin</text:span>;</text:p>
      <text:p text:style-name="P213"><text:span text:style-name="T227">float </text:span>xMax = triangle.<text:span text:style-name="T278">xMax</text:span>;</text:p>
      <text:p text:style-name="P213"><text:span text:style-name="T227">float </text:span>yMin = triangle.<text:span text:style-name="T278">yMin</text:span>;</text:p>
      <text:p text:style-name="P213"><text:span text:style-name="T227">float </text:span>yMax = triangle.<text:span text:style-name="T278">yMax</text:span>;</text:p>
      <text:p text:style-name="P213"><text:span text:style-name="T227">int </text:span>rTotal=<text:span text:style-name="T444">0</text:span>,gTotal=<text:span text:style-name="T444">0</text:span>,bTotal=<text:span text:style-name="T444">0</text:span>,count=<text:span text:style-name="T444">0</text:span>;</text:p>
      <text:p text:style-name="P213"><text:span text:style-name="T227">int </text:span>rMed=<text:span text:style-name="T444">0</text:span>,gMed=<text:span text:style-name="T444">0</text:span>,bMed=<text:span text:style-name="T444">0</text:span>;</text:p>
      <text:p text:style-name="P137"><text:span text:style-name="T227">int </text:span>m;</text:p>
      <text:p text:style-name="P17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6">rMed += redOrig((<text:span text:style-name="T227">int</text:span>)x0,(<text:span text:style-name="T227">int</text:span>)y0);</text:p>
      <text:p text:style-name="P213">rMed += redOrig((<text:span text:style-name="T227">int</text:span>)x1,(<text:span text:style-name="T227">int</text:span>)y1);</text:p>
      <text:p text:style-name="P213">rMed += redOrig((<text:span text:style-name="T227">int</text:span>)<text:span text:style-name="T689">x2</text:span>,(<text:span text:style-name="T227">int</text:span>)y2);</text:p>
      <text:p text:style-name="P213">bMed += blueOrig((<text:span text:style-name="T227">int</text:span>) x0, (<text:span text:style-name="T227">int</text:span>) y0);</text:p>
      <text:p text:style-name="P213">bMed += blueOrig((<text:span text:style-name="T227">int</text:span>) x1, (<text:span text:style-name="T227">int</text:span>) y1);</text:p>
      <text:p text:style-name="P213">bMed += blueOrig((<text:span text:style-name="T227">int</text:span>) <text:span text:style-name="T689">x2</text:span>, (<text:span text:style-name="T227">int</text:span>) y2);</text:p>
      <text:p text:style-name="P213">gMed += greenOrig((<text:span text:style-name="T227">int</text:span>) x0, (<text:span text:style-name="T227">int</text:span>) y0);</text:p>
      <text:p text:style-name="P213">gMed += greenOrig((<text:span text:style-name="T227">int</text:span>) x1, (<text:span text:style-name="T227">int</text:span>) y1);</text:p>
      <text:p text:style-name="P213">gMed += greenOrig((<text:span text:style-name="T227">int</text:span>) <text:span text:style-name="T689">x2</text:span>, (<text:span text:style-name="T227">int</text:span>) y2);</text:p>
      <text:p text:style-name="P213">rMed/=<text:span text:style-name="T444">3</text:span>;</text:p>
      <text:p text:style-name="P213">gMed/=<text:span text:style-name="T444">3</text:span>;</text:p>
      <text:p text:style-name="P137">bMed/=<text:span text:style-name="T444">3</text:span>;</text:p>
      <text:p text:style-name="P179"><text:soft-page-break/><text:tab/><text:span text:style-name="T69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6"><text:span text:style-name="T227">boolean </text:span>fail = <text:span text:style-name="T227">false</text:span>;</text:p>
      <text:p text:style-name="P137"><text:span text:style-name="T227">for </text:span>(<text:span text:style-name="T227">int </text:span>y = (<text:span text:style-name="T227">int</text:span>) yMin; y &lt;= yMax &amp;&amp; !fail; y++) {</text:p>
      <text:p text:style-name="P180"><text:tab/><text:span text:style-name="T691">Iterez de sus în jos toate liniile orizontale care se intersectează cu triunghiul.Deasemenea verific dacă variabila </text:span><text:span text:style-name="T564">fail</text:span><text:span text:style-name="T692"> a devenit true , deoarce este posibil ca un pixel sa fi fost prea diferit pentru threshold. </text:span></text:p>
      <text:p text:style-name="P127">flag = <text:span text:style-name="T444">0</text:span>;</text:p>
      <text:p text:style-name="P211">a = <text:span text:style-name="T444">1.f </text:span>* (y - y0) / (y1 - y0);</text:p>
      <text:p text:style-name="P111">flag += ((a &gt;= <text:span text:style-name="T444">0</text:span>) &amp;&amp; (a &lt;= <text:span text:style-name="T444">1</text:span>)) ? <text:span text:style-name="T444">1 </text:span>: <text:span text:style-name="T444">0</text:span>;</text:p>
      <text:p text:style-name="P111"><text:span text:style-name="T227">if </text:span>(flag == <text:span text:style-name="T444">1</text:span>) {</text:p>
      <text:p text:style-name="P207"><text:s text:c="4"/><text:span text:style-name="T649">i0 = (</text:span><text:span text:style-name="T234">int</text:span><text:span text:style-name="T649">) (x0 + (x1 - x0) * a);</text:span></text:p>
      <text:p text:style-name="P105">}</text:p>
      <text:p text:style-name="P180"><text:tab/><text:span text:style-name="T693">Aici se calculează punctul de intersectie dintre linia y și linia de la (x0,y0) la (x1,y1). Dacă punctul acesta de intersectie se afla în segmentul (x0,y0)(x1,y1) , coordonata x a acestui va fi memorata în i0 .</text:span></text:p>
      <text:p text:style-name="P180"><text:tab/><text:span text:style-name="T694">Procesul de calculare și respingere este unul rapid și eficient. Variabila </text:span><text:span text:style-name="T565">flag</text:span><text:span text:style-name="T694"> are rolul de număra câte puncte de intersectie s-au găsit pana acuma.</text:span></text:p>
      <text:p text:style-name="P127">a = <text:span text:style-name="T444">1.f </text:span>* (y - y1) / (y2 - y1);</text:p>
      <text:p text:style-name="P211">flag += ((a &gt;= <text:span text:style-name="T444">0</text:span>) &amp;&amp; (a &lt;= <text:span text:style-name="T444">1</text:span>)) ? <text:span text:style-name="T444">1 </text:span>: <text:span text:style-name="T444">0</text:span>;</text:p>
      <text:p text:style-name="P211"><text:span text:style-name="T227">if </text:span>(flag == <text:span text:style-name="T444">1</text:span>) {</text:p>
      <text:p text:style-name="P226"><text:s text:c="4"/><text:span text:style-name="T649">i0 = (</text:span><text:span text:style-name="T234">int</text:span><text:span text:style-name="T649">) (x1 + (x2 - x1) * a);</text:span></text:p>
      <text:p text:style-name="P211">} <text:span text:style-name="T227">else if </text:span>(flag == <text:span text:style-name="T444">2</text:span>) {</text:p>
      <text:p text:style-name="P226"><text:s text:c="4"/><text:span text:style-name="T649">i1 = (</text:span><text:span text:style-name="T234">int</text:span><text:span text:style-name="T649">) (x1 + (x2 - x1) * a);</text:span></text:p>
      <text:p text:style-name="P111">}</text:p>
      <text:p text:style-name="P195"><text:tab/><text:span text:style-name="T79">Se repeta aceeași verificare dar pe linia (x1,y1)(x2,y2). În funcție de valoarea lui </text:span><text:span text:style-name="T85">flag</text:span><text:span text:style-name="T79"> al doilea punct de intersectie va fi notat fie pe i0 fie pe i1. </text:span></text:p>
      <text:p text:style-name="P127"><text:span text:style-name="T229">if </text:span><text:span text:style-name="T694">(flag == </text:span><text:span text:style-name="T448">1</text:span><text:span text:style-name="T694">) {</text:span></text:p>
      <text:p text:style-name="P226"><text:s text:c="4"/><text:span text:style-name="T649">a = </text:span><text:span text:style-name="T446">1.f </text:span><text:span text:style-name="T649">* (y - y2) / (y0 - y2);</text:span></text:p>
      <text:p text:style-name="P226"><text:s text:c="4"/><text:span text:style-name="T649">i1 = (</text:span><text:span text:style-name="T234">int</text:span><text:span text:style-name="T649">) (x2 + (x0 - x2) * a);</text:span></text:p>
      <text:p text:style-name="P112">}</text:p>
      <text:p text:style-name="P195"><text:span text:style-name="T79"><text:tab/></text:span><text:span text:style-name="T80">Este posibil ca </text:span><text:span text:style-name="T86">flag</text:span><text:span text:style-name="T80">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7"><text:span text:style-name="T230">if </text:span><text:span text:style-name="T695">(i0 &gt; i1) {</text:span></text:p>
      <text:p text:style-name="P226"><text:s text:c="4"/><text:span text:style-name="T649">man = i0;</text:span></text:p>
      <text:p text:style-name="P226"><text:s text:c="4"/><text:span text:style-name="T649">i0 = i1;</text:span></text:p>
      <text:p text:style-name="P226"><text:s text:c="4"/><text:span text:style-name="T649">i1 = man;</text:span></text:p>
      <text:p text:style-name="P211">}</text:p>
      <text:p text:style-name="P211">i0 = (<text:span text:style-name="T227">int</text:span>) Math.<text:span text:style-name="T548">floor</text:span>(i0);</text:p>
      <text:p text:style-name="P211"><text:soft-page-break/>i1 = (<text:span text:style-name="T227">int</text:span>) Math.<text:span text:style-name="T548">ceil</text:span>(i1);</text:p>
      <text:p text:style-name="P211"><text:span text:style-name="T227">if</text:span>(i0 &lt; xMin) i0 = xMin;</text:p>
      <text:p text:style-name="P111"><text:span text:style-name="T227">if</text:span>(i1 &gt; xMax) i1 = xMax;</text:p>
      <text:p text:style-name="P195"><text:span text:style-name="T80"><text:tab/></text:span><text:span text:style-name="T81">Acesta este procesul de aranjare și rafinare a datelor găsite. Mai întâi ele sunt orientate corect de la stânga la dreapta , </text:span><text:span text:style-name="T82">apoi se extind </text:span><text:span text:style-name="T83">marginile spre numere întregi fără sa li se dea voie sa iasă din segmentul [xMin,xMax].</text:span></text:p>
      <text:p text:style-name="P127"><text:span text:style-name="T231">if</text:span><text:span text:style-name="T696">(</text:span><text:span text:style-name="T279">canceled</text:span><text:span text:style-name="T696">)</text:span><text:span text:style-name="T231">return</text:span><text:span text:style-name="T696">;</text:span></text:p>
      <text:p text:style-name="P195"><text:span text:style-name="T83"><text:tab/></text:span><text:span text:style-name="T84">Se verifica dacă s-a apelat metoda de anulare.</text:span></text:p>
      <text:p text:style-name="P127"><text:span text:style-name="T232">for </text:span><text:span text:style-name="T697">(</text:span><text:span text:style-name="T232">int </text:span><text:span text:style-name="T697">x = (</text:span><text:span text:style-name="T232">int</text:span><text:span text:style-name="T697">) i0; x &lt;= i1 &amp;&amp; !fail; x++) {</text:span></text:p>
      <text:p text:style-name="P153"><text:s text:c="4"/><text:span text:style-name="T234">if</text:span><text:span text:style-name="T649">(</text:span><text:span text:style-name="T281">canceled</text:span><text:span text:style-name="T649">)</text:span><text:span text:style-name="T234">return</text:span><text:span text:style-name="T649">;</text:span></text:p>
      <text:p text:style-name="P195"><text:span text:style-name="T84"><text:tab/>Se itereaza de la stânga la dreapta toate coordonatele x intre cele doua puncte de intersectie găsite. La fiecare pas se verifica variabila </text:span><text:span text:style-name="T87">fail</text:span><text:span text:style-name="T89"> dacă a devenit adevărat și să se oprească procesarea triunghiului. Deoarece acest </text:span><text:span text:style-name="T87">for</text:span><text:span text:style-name="T89"> este destul de strâns , am decis sa pun și aici încă o verificare pentru flag-ul </text:span><text:span text:style-name="T87">canceled</text:span><text:span text:style-name="T89">.</text:span></text:p>
      <text:p text:style-name="P135">count++;</text:p>
      <text:p text:style-name="P135">rTotal += redOrig(x, y);</text:p>
      <text:p text:style-name="P211">gTotal += greenOrig(x, y);</text:p>
      <text:p text:style-name="P111">bTotal += blueOrig(x, y);</text:p>
      <text:p text:style-name="P195"><text:span text:style-name="T89"><text:tab/></text:span><text:span text:style-name="T90">Se incrementeaza contorul de pixeli , și se adaug valorile culorilor la sumele lor corespunzatoare. Acestea vor fi folosite mai târziu pentru a calcula adevărata medie a culorilor. </text:span></text:p>
      <text:p text:style-name="P127"><text:span text:style-name="T698">m = Math.</text:span><text:span text:style-name="T594">abs</text:span><text:span text:style-name="T698">(rMed - redOrig(x, y)) +</text:span></text:p>
      <text:p text:style-name="P226"><text:s text:c="8"/><text:span text:style-name="T649">Math.</text:span><text:span text:style-name="T660">abs</text:span><text:span text:style-name="T649">(gMed - greenOrig(x, y)) +</text:span></text:p>
      <text:p text:style-name="P153"><text:s text:c="8"/><text:span text:style-name="T649">Math.</text:span><text:span text:style-name="T660">abs</text:span><text:span text:style-name="T649">(bMed - blueOrig(x, y));</text:span></text:p>
      <text:p text:style-name="P195"><text:span text:style-name="T90"><text:tab/></text:span><text:span text:style-name="T91">Se calculează distanța Manhatten bazata pe valorile culorilor RGB dintre pixelul current și media aproximativa a culorilor.</text:span></text:p>
      <text:p text:style-name="P127"><text:span text:style-name="T267">if</text:span><text:span text:style-name="T699">(m &gt; </text:span><text:span text:style-name="T292">threshold</text:span><text:span text:style-name="T699">)</text:span></text:p>
      <text:p text:style-name="P153"><text:s text:c="4"/><text:span text:style-name="T649">fail = </text:span><text:span text:style-name="T234">true</text:span><text:span text:style-name="T649">;</text:span></text:p>
      <text:p text:style-name="P195"><text:span text:style-name="T91"><text:tab/></text:span><text:span text:style-name="T92">Dacă valoarea </text:span><text:span text:style-name="T88">m</text:span><text:span text:style-name="T92"> este mai mare decât threshold, înseamnă ca s-a descoperit un pixel care este prea diferit de media aproximativ calculata , deci analiza triunghiului este oprita.</text:span></text:p>
      <text:p text:style-name="P127"><text:span text:style-name="T268">if</text:span><text:span text:style-name="T700">(</text:span><text:span text:style-name="T293">canceled</text:span><text:span text:style-name="T700">)</text:span><text:span text:style-name="T268">return</text:span><text:span text:style-name="T700">;</text:span></text:p>
      <text:p text:style-name="P211"><text:span text:style-name="T227">if</text:span>(count==<text:span text:style-name="T444">0</text:span>)</text:p>
      <text:p text:style-name="P226"><text:s text:c="4"/><text:span text:style-name="T234">return</text:span><text:span text:style-name="T649">;</text:span></text:p>
      <text:p text:style-name="P211"><text:span text:style-name="T227">else </text:span>{</text:p>
      <text:p text:style-name="P226"><text:s text:c="4"/><text:span text:style-name="T649">rTotal /= count;</text:span></text:p>
      <text:p text:style-name="P226"><text:s text:c="4"/><text:span text:style-name="T649">gTotal /= count;</text:span></text:p>
      <text:p text:style-name="P226"><text:s text:c="4"/><text:span text:style-name="T649">bTotal /= count;</text:span></text:p>
      <text:p text:style-name="P111">}</text:p>
      <text:p text:style-name="P195"><text:span text:style-name="T92"><text:tab/></text:span><text:span text:style-name="T93">Dacă dintr-un vreun motiv un s-a găsit nici măcar nu pixel , procesul de vectorizare în acel triunghi este oprit. Altfel se calculează media adevărata a culorilor.</text:span></text:p>
      <text:p text:style-name="P127"><text:soft-page-break/><text:span text:style-name="T269">if</text:span><text:span text:style-name="T701">(!fail || triangle.</text:span><text:span text:style-name="T294">area</text:span><text:span text:style-name="T701">&lt;=</text:span><text:span text:style-name="T449">3</text:span><text:span text:style-name="T701">){</text:span></text:p>
      <text:p text:style-name="P226"><text:s text:c="4"/><text:span text:style-name="T649">triangle.</text:span><text:span text:style-name="T281">color </text:span><text:span text:style-name="T649">= </text:span><text:span text:style-name="T446">0xff000000 </text:span><text:span text:style-name="T649">| (rTotal&lt;&lt;</text:span><text:span text:style-name="T446">16</text:span><text:span text:style-name="T649">) | (gTotal&lt;&lt;</text:span><text:span text:style-name="T446">8</text:span><text:span text:style-name="T649">) | bTotal;</text:span></text:p>
      <text:p text:style-name="P226"><text:s text:c="4"/><text:span text:style-name="T649">triangles.add(triangle);</text:span></text:p>
      <text:p text:style-name="P226"><text:s text:c="4"/><text:span text:style-name="T234">int </text:span><text:span text:style-name="T649">x = </text:span><text:span text:style-name="T281">aproxCompletedPixelCount</text:span><text:span text:style-name="T649">.addAndGet((</text:span><text:span text:style-name="T234">int</text:span><text:span text:style-name="T649">)Math.</text:span><text:span text:style-name="T660">ceil</text:span><text:span text:style-name="T649">(triangle.</text:span><text:span text:style-name="T281">area </text:span><text:span text:style-name="T649">* </text:span><text:span text:style-name="T446">100</text:span><text:span text:style-name="T649">));</text:span></text:p>
      <text:p text:style-name="P153"><text:s text:c="4"/><text:span text:style-name="T649">updateDetails(String.</text:span><text:span text:style-name="T660">format</text:span><text:span text:style-name="T649">(</text:span><text:span text:style-name="T670">"Progress : %.1f%%"</text:span><text:span text:style-name="T649">,</text:span><text:span text:style-name="T446">1.f</text:span><text:span text:style-name="T649">*x/</text:span><text:span text:style-name="T281">area</text:span><text:span text:style-name="T649">));</text:span></text:p>
      <text:p text:style-name="P201"><text:span text:style-name="T93"><text:tab/></text:span><text:span text:style-name="T174">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2"/>
      <text:p text:style-name="P202"/>
      <text:p text:style-name="P150"><text:span text:style-name="T702">}</text:span><text:span text:style-name="T270">else</text:span><text:span text:style-name="T702">{</text:span></text:p>
      <text:p text:style-name="P221"><text:s text:c="4"/><text:span text:style-name="T227">double </text:span>dist0 = Math.<text:span text:style-name="T548">sqrt</text:span>((x0-x1)*(x0-x1) + (y0-y1)*(y0-y1));</text:p>
      <text:p text:style-name="P221"><text:s text:c="4"/><text:span text:style-name="T227">double </text:span>dist1 = Math.<text:span text:style-name="T548">sqrt</text:span>((x2-x1)*(x2-x1) + (y2-y1)*(y2-y1));</text:p>
      <text:p text:style-name="P148"><text:s text:c="4"/><text:span text:style-name="T227">double </text:span>dist2 = Math.<text:span text:style-name="T548">sqrt</text:span>((x0-x2)*(x0-x2) + (y0-y2)*(y0-y2));</text:p>
      <text:p text:style-name="P201"><text:span text:style-name="T174"><text:tab/></text:span><text:span text:style-name="T175">Dacă triunghiul </text:span><text:span text:style-name="T176">nu </text:span><text:span text:style-name="T175">a fost respins , acesta va trebuit separat în doua. </text:span><text:span text:style-name="T176">Pentru ca triunghiurile sa nu devină prea subtiri sau sa aibe un unghi prea obtuz, taierea triunghiului se face începând de la un punct de pe segmentul cel mai lung și colțul opus.</text:span></text:p>
      <text:p text:style-name="P142"><text:span text:style-name="T271">float </text:span><text:span text:style-name="T703">r = </text:span><text:span text:style-name="T295">random</text:span><text:span text:style-name="T703">.nextFloat()*</text:span><text:span text:style-name="T450">0.6f </text:span><text:span text:style-name="T703">+ </text:span><text:span text:style-name="T450">0.2f</text:span><text:span text:style-name="T703">;</text:span></text:p>
      <text:p text:style-name="P208">Triangle t1,t2;</text:p>
      <text:p text:style-name="P208"><text:span text:style-name="T227">if</text:span>(dist0&gt;=dist1 &amp;&amp; dist0&gt;=dist2){</text:p>
      <text:p text:style-name="P207"><text:s text:c="4"/><text:span text:style-name="T649">t1 = </text:span><text:span text:style-name="T234">new </text:span><text:span text:style-name="T649">Triangle(Utility.</text:span><text:span text:style-name="T660">interpolate</text:span><text:span text:style-name="T649">(x0, x1, r),Utility.</text:span><text:span text:style-name="T660">interpolate</text:span><text:span text:style-name="T649">(y0, y1, r),x2,y2,x0,y0);</text:span></text:p>
      <text:p text:style-name="P207"><text:s text:c="4"/><text:span text:style-name="T649">t2 = </text:span><text:span text:style-name="T234">new </text:span><text:span text:style-name="T649">Triangle(Utility.</text:span><text:span text:style-name="T660">interpolate</text:span><text:span text:style-name="T649">(x0, x1, r),Utility.</text:span><text:span text:style-name="T660">interpolate</text:span><text:span text:style-name="T649">(y0, y1, r),x2,y2,x1,y1);</text:span></text:p>
      <text:p text:style-name="P208">}<text:span text:style-name="T227">else if</text:span>(dist1&gt;=dist0 &amp;&amp; dist1&gt;=dist2){</text:p>
      <text:p text:style-name="P207"><text:s text:c="4"/><text:span text:style-name="T649">t1 = </text:span><text:span text:style-name="T234">new </text:span><text:span text:style-name="T649">Triangle(Utility.</text:span><text:span text:style-name="T660">interpolate</text:span><text:span text:style-name="T649">(x2, x1, r),Utility.</text:span><text:span text:style-name="T660">interpolate</text:span><text:span text:style-name="T649">(y2, y1, r),x0,y0,x2,y2);</text:span></text:p>
      <text:p text:style-name="P207"><text:s text:c="4"/><text:span text:style-name="T649">t2 = </text:span><text:span text:style-name="T234">new </text:span><text:span text:style-name="T649">Triangle(Utility.</text:span><text:span text:style-name="T660">interpolate</text:span><text:span text:style-name="T649">(x2, x1, r),Utility.</text:span><text:span text:style-name="T660">interpolate</text:span><text:span text:style-name="T649">(y2, y1, r),x0,y0,x1,y1);</text:span></text:p>
      <text:p text:style-name="P208">}<text:span text:style-name="T227">else</text:span>{</text:p>
      <text:p text:style-name="P207"><text:s text:c="4"/><text:span text:style-name="T649">t1 = </text:span><text:span text:style-name="T234">new </text:span><text:span text:style-name="T649">Triangle(Utility.</text:span><text:span text:style-name="T660">interpolate</text:span><text:span text:style-name="T649">(x2, x0, r),Utility.</text:span><text:span text:style-name="T660">interpolate</text:span><text:span text:style-name="T649">(y2, y0, r),x1,y1,x2,y2);</text:span></text:p>
      <text:p text:style-name="P207"><text:s text:c="4"/><text:span text:style-name="T649">t2 = </text:span><text:span text:style-name="T234">new </text:span><text:span text:style-name="T649">Triangle(Utility.</text:span><text:span text:style-name="T660">interpolate</text:span><text:span text:style-name="T649">(x2, x0, r),Utility.</text:span><text:span text:style-name="T660">interpolate</text:span><text:span text:style-name="T649">(y2, y0, r),x1,y1,x0,y0);</text:span></text:p>
      <text:p text:style-name="P105">}</text:p>
      <text:p text:style-name="P201"><text:span text:style-name="T176"><text:tab/></text:span><text:span text:style-name="T177">Generez un numar aleator </text:span><text:span text:style-name="T178">r </text:span><text:span text:style-name="T177">din mulțimea [0.2,0.8]. </text:span><text:span text:style-name="T178">Folosind valoarea </text:span><text:span text:style-name="T171">r</text:span><text:span text:style-name="T167"> apoi despart triunghiul cel mai mare în doua mai mici , având grija sa tai pe latura cea mai lunga. </text:span><text:span text:style-name="T168">Punctul de despărțire este ales prin interpolarea celor doua puncte ale laturii cele mai mici cu valorea numarului </text:span><text:span text:style-name="T172">r.</text:span></text:p>
      <text:p text:style-name="P151"><text:span text:style-name="T272">if</text:span><text:span text:style-name="T704">(t1.</text:span><text:span text:style-name="T296">area</text:span><text:span text:style-name="T704">&gt;</text:span><text:span text:style-name="T451">0.5</text:span><text:span text:style-name="T704">)recTriangulation(t1,triangles);</text:span></text:p>
      <text:p text:style-name="P111"><text:span text:style-name="T227">if</text:span>(t2.<text:span text:style-name="T278">area</text:span>&gt;<text:span text:style-name="T444">0.5</text:span>)recTriangulation(t2,triangles);</text:p>
      <text:p text:style-name="P201"><text:span text:style-name="T172"><text:tab/></text:span><text:span text:style-name="T168">Exista posibilitatea ca după taierea triunghiului , unul dintre ele o să fie foarte foarte mic. Dacă aria triunghiului a devenit mai mic decât o jumătate de pixel , nu mai are rost să fie luat în </text:span><text:soft-page-break/><text:span text:style-name="T168">considerare. </text:span></text:p>
      <text:p text:style-name="P201"><text:span text:style-name="T168"><text:tab/></text:span><text:span text:style-name="T169">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41">Clasa </text:span><text:span text:style-name="T442">Square</text:span><text:span text:style-name="T441"> Vectorizer</text:span><text:bookmark-end text:name="__RefHeading___Toc6632_343084211"/></text:h>
      <text:p text:style-name="P203"><text:span text:style-name="T354"><text:tab/></text:span><text:span text:style-name="T342">Acuma voi prezenta mai multe detalii despre implementarea vectorizatorului pe baza de </text:span><text:span text:style-name="T343">dreptunghiuri</text:span><text:span text:style-name="T342">. </text:span></text:p>
      <text:p text:style-name="P186"><text:span text:style-name="T611"><text:tab/></text:span><text:span text:style-name="T244">private </text:span><text:span text:style-name="T657">Random </text:span><text:span text:style-name="T284">random </text:span><text:span text:style-name="T657">= </text:span><text:span text:style-name="T244">new </text:span><text:span text:style-name="T657">Random(System.</text:span><text:span text:style-name="T658">currentTimeMillis</text:span><text:span text:style-name="T657">());</text:span></text:p>
      <text:p text:style-name="P186"><text:span text:style-name="T657"><text:tab/></text:span><text:span text:style-name="T614">Es</text:span><text:span text:style-name="T612">te nevoie de o valorea aleatoare pentru ca paternele care sunt generate sa nu arate ca un desen „tehnic” . Fiind aleator exista o șansa ca </text:span><text:span text:style-name="T615">dreptunghiurile</text:span><text:span text:style-name="T612"> să se aranjeze în paterne mai orgnanice.</text:span></text:p>
      <text:p text:style-name="P143"><text:span text:style-name="T273"><text:tab/>private ArrayList&lt;SquareFragment&gt; </text:span><text:span text:style-name="T297">lastSavedSquareList</text:span><text:span text:style-name="T273">;</text:span></text:p>
      <text:p text:style-name="P165"><text:tab/>Aceasta d<text:span text:style-name="T705">o</text:span>ar tine o referinta către ultima lista de <text:span text:style-name="T705">dreptunghiuri</text:span> care <text:s/>a fost generata de către un Job. Este posibil sa renunț la aceasta implementare dacă nu ii găsesc folos , pentru ca lista de <text:span text:style-name="T705">dreptunghiuri</text:span> este totuși considerabila ca și mărime.</text:p>
      <text:p text:style-name="P196"><text:span text:style-name="T77"><text:tab/>Functi</text:span><text:span text:style-name="T78">ile</text:span><text:span text:style-name="T77"> </text:span><text:span text:style-name="T463">startJob() </text:span><text:span text:style-name="T464">și </text:span><text:span text:style-name="T463">cancelLastJob()</text:span><text:span text:style-name="T151"> </text:span><text:span text:style-name="T152">sunt identice cu cele din TriangleVectorizer</text:span><text:span text:style-name="T151">.</text:span></text:p>
      <text:p text:style-name="P138"><text:span text:style-name="T227">public void </text:span>drawFunction(ArrayList&lt;SquareFragment&gt; list){</text:p>
      <text:p text:style-name="P207"><text:s text:c="4"/><text:span text:style-name="T234">if</text:span><text:span text:style-name="T649">(</text:span><text:span text:style-name="T281">destImage</text:span><text:span text:style-name="T649">!=</text:span><text:span text:style-name="T234">null </text:span><text:span text:style-name="T649">|| </text:span><text:span text:style-name="T281">isInBenchmark</text:span><text:span text:style-name="T649">) {</text:span></text:p>
      <text:p text:style-name="P207"><text:s text:c="8"/><text:span text:style-name="T649">Graphics2D g = </text:span><text:span text:style-name="T281">destImage</text:span><text:span text:style-name="T649">.createGraphics();</text:span></text:p>
      <text:p text:style-name="P207"><text:s text:c="8"/><text:span text:style-name="T234">for </text:span><text:span text:style-name="T649">(SquareFragment s : list) {</text:span></text:p>
      <text:p text:style-name="P207"><text:s text:c="12"/><text:span text:style-name="T649">g.setColor(</text:span><text:span text:style-name="T234">new </text:span><text:span text:style-name="T649">Color(s.</text:span><text:span text:style-name="T281">color</text:span><text:span text:style-name="T649">));</text:span></text:p>
      <text:p text:style-name="P207"><text:s text:c="12"/><text:span text:style-name="T649">g.fillRect(s.</text:span><text:span text:style-name="T281">l</text:span><text:span text:style-name="T649">, s.</text:span><text:span text:style-name="T281">t</text:span><text:span text:style-name="T649">, s.</text:span><text:span text:style-name="T281">r </text:span><text:span text:style-name="T649">- s.</text:span><text:span text:style-name="T281">l </text:span><text:span text:style-name="T649">+ </text:span><text:span text:style-name="T446">1</text:span><text:span text:style-name="T649">, s.</text:span><text:span text:style-name="T281">d </text:span><text:span text:style-name="T649">- s.</text:span><text:span text:style-name="T281">t </text:span><text:span text:style-name="T649">+ </text:span><text:span text:style-name="T446">1</text:span><text:span text:style-name="T649">);</text:span></text:p>
      <text:p text:style-name="P207"><text:s text:c="8"/><text:span text:style-name="T649">}</text:span></text:p>
      <text:p text:style-name="P207"><text:s text:c="8"/><text:span text:style-name="T234">if</text:span><text:span text:style-name="T649">(!</text:span><text:span text:style-name="T281">isInBenchmark</text:span><text:span text:style-name="T649">) {</text:span></text:p>
      <text:p text:style-name="P207"><text:s text:c="12"/><text:span text:style-name="T281">destImagePanel</text:span><text:span text:style-name="T649">.setImage(</text:span><text:span text:style-name="T281">destImage</text:span><text:span text:style-name="T649">);</text:span></text:p>
      <text:p text:style-name="P207"><text:s text:c="8"/><text:span text:style-name="T649">}</text:span></text:p>
      <text:p text:style-name="P207"><text:s text:c="4"/><text:span text:style-name="T649">}</text:span></text:p>
      <text:p text:style-name="P105">}</text:p>
      <text:p text:style-name="P158"><text:tab/><text:span text:style-name="T706">Metoda aceasta este foarte similara cu functia </text:span><text:span text:style-name="T566">drawTriangles</text:span><text:span text:style-name="T706"> din </text:span><text:span text:style-name="T566">TriangleVectorizer</text:span><text:span text:style-name="T706">. Am folosit metoda </text:span><text:span text:style-name="T566">fillRect </text:span><text:span text:style-name="T707">în loc de </text:span><text:span text:style-name="T567">fill</text:span><text:span text:style-name="T707"> deoarece aceasta este specializata pentru a desena drepthunghiuri deci exista o șansa foarte mare și fie mai rapidă. Motivul de ce am adaugat 1 la latime și lungime este deoarece metoda scade cu 1 aceste valori înainte sa deseneze.</text:span></text:p>
      <text:p text:style-name="P186"><text:span text:style-name="T244">protected void </text:span><text:span text:style-name="T657">constructStringSVG()</text:span></text:p>
      <text:p text:style-name="P157"><text:tab/>Metoda creata pentru construirea string-urilor care va conține imaginea vectoriala în formatele SVG și SVGZ. <text:span text:style-name="T708">Ea este foarte similara cu ceea din </text:span><text:span text:style-name="T568">TriangleVectorizer</text:span><text:span text:style-name="T708">.</text:span></text:p>
      <text:p text:style-name="P186"><text:span text:style-name="T613"><text:tab/></text:span><text:span text:style-name="T616">Mai jos voi explica singura diferența.</text:span></text:p>
      <text:p text:style-name="P108"><text:span text:style-name="T275">for</text:span><text:span text:style-name="T638">(SquareFragment sf : </text:span><text:span text:style-name="T298">lastSavedSquareList</text:span><text:span text:style-name="T638">) {</text:span></text:p>
      <text:p text:style-name="P207"><text:s text:c="4"/><text:span text:style-name="T281">svgStringBuilder</text:span><text:span text:style-name="T649">.append(String.</text:span><text:span text:style-name="T660">format</text:span><text:span text:style-name="T649">(</text:span><text:span text:style-name="T670">"&lt;rect x='%d' y='%d' width='%d' height='%d' style='fill:#%06X'/&gt;</text:span><text:span text:style-name="T234">\n</text:span><text:span text:style-name="T670">"</text:span><text:span text:style-name="T649">,</text:span></text:p>
      <text:p text:style-name="P207"><text:soft-page-break/><text:s text:c="12"/><text:span text:style-name="T649">sf.</text:span><text:span text:style-name="T281">l</text:span><text:span text:style-name="T649">,</text:span></text:p>
      <text:p text:style-name="P207"><text:s text:c="12"/><text:span text:style-name="T649">sf.</text:span><text:span text:style-name="T281">t</text:span><text:span text:style-name="T649">,</text:span></text:p>
      <text:p text:style-name="P207"><text:s text:c="12"/><text:span text:style-name="T649">sf.</text:span><text:span text:style-name="T281">r</text:span><text:span text:style-name="T649">-sf.</text:span><text:span text:style-name="T281">l</text:span><text:span text:style-name="T649">+</text:span><text:span text:style-name="T446">2</text:span><text:span text:style-name="T649">,</text:span></text:p>
      <text:p text:style-name="P207"><text:s text:c="12"/><text:span text:style-name="T649">sf.</text:span><text:span text:style-name="T281">d</text:span><text:span text:style-name="T649">-sf.</text:span><text:span text:style-name="T281">t</text:span><text:span text:style-name="T649">+</text:span><text:span text:style-name="T446">2</text:span><text:span text:style-name="T649">,</text:span></text:p>
      <text:p text:style-name="P207"><text:s text:c="12"/><text:span text:style-name="T649">sf.</text:span><text:span text:style-name="T281">color</text:span><text:span text:style-name="T649">&amp;</text:span><text:span text:style-name="T446">0xffffff</text:span><text:span text:style-name="T649">));</text:span></text:p>
      <text:p text:style-name="P105">}</text:p>
      <text:p text:style-name="P186"><text:span text:style-name="T616"><text:tab/></text:span><text:span text:style-name="T617">Am decis sa folosesc tag-ul </text:span><text:span text:style-name="T595">rect</text:span><text:span text:style-name="T617"> pentru al face mai natural de citit , și manipulat într-un editor de fisiere vectoriale precum Inkscape. Dacă aș folosi un tag mai compact precum </text:span><text:span text:style-name="T595">path </text:span><text:span text:style-name="T617">atuncea dimensiunea fisierelor în format SVG ar scadea foarte mult dar s-ar pierde intuitivitatea.</text:span></text:p>
      <text:p text:style-name="P186"><text:span text:style-name="T617"><text:tab/></text:span><text:span text:style-name="T618">Am observat ca obțin rezultate corecte din punct de vedere vizual dacă cresc cu 2 latimea și lungimea dreptunghiurilor. </text:span><text:span text:style-name="T619">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709">Square</text:span>Vectorizer<text:bookmark-end text:name="__RefHeading___Toc6634_343084211"/></text:h>
      <text:p text:style-name="P157"><text:tab/><text:span text:style-name="T679">Clasa aceasta are rolul de a crea în mod relativ eficient lista de dreptunghiuri a procesului de vectorizare. Ea extinde clasa JobThread care conține un flag boolean </text:span><text:span text:style-name="T558">canceled</text:span><text:span text:style-name="T679">.</text:span></text:p>
      <text:p text:style-name="P120"><text:span text:style-name="T227">private </text:span>ArrayList&lt;SquareFragment&gt; <text:span text:style-name="T278">fragList </text:span>= <text:span text:style-name="T227">new </text:span>ArrayList&lt;&gt;();</text:p>
      <text:p text:style-name="P157"><text:span text:style-name="T679"><text:tab/>Aici va tine ca referinta lista de dreptunghiuri la care lucrează thead-ul, dacă operația de vectorizare se termina cu succes , referinta aceasta va fi copiata mai târziu în </text:span><text:span text:style-name="T559">lastSaved</text:span><text:span text:style-name="T569">Square</text:span><text:span text:style-name="T559">List</text:span><text:span text:style-name="T680">.</text:span></text:p>
      <text:p text:style-name="P171"><text:tab/>Am ales sa folosesc ArrayList pentru aceasta lista pentru a avea viteza constanta la citirea datelor din ea.</text:p>
      <text:p text:style-name="P109"><text:span text:style-name="T227">private void </text:span>splitSquareFragmentInFour(SquareFragment s,SquareFragment s1,SquareFragment s2,SquareFragment s3,SquareFragment s4){</text:p>
      <text:p text:style-name="P225"><text:s text:c="4"/><text:span text:style-name="T234">short </text:span><text:span text:style-name="T649">midX = (</text:span><text:span text:style-name="T234">short</text:span><text:span text:style-name="T649">) (s.</text:span><text:span text:style-name="T281">l </text:span><text:span text:style-name="T649">+ (</text:span><text:span text:style-name="T281">random</text:span><text:span text:style-name="T649">.nextFloat() / </text:span><text:span text:style-name="T446">2 </text:span><text:span text:style-name="T649">+ </text:span><text:span text:style-name="T446">0.25f</text:span><text:span text:style-name="T649">) * (s.</text:span><text:span text:style-name="T281">r </text:span><text:span text:style-name="T649">- s.</text:span><text:span text:style-name="T281">l</text:span><text:span text:style-name="T649">));</text:span></text:p>
      <text:p text:style-name="P225"><text:s text:c="4"/><text:span text:style-name="T234">short </text:span><text:span text:style-name="T649">midY = (</text:span><text:span text:style-name="T234">short</text:span><text:span text:style-name="T649">) (s.</text:span><text:span text:style-name="T281">t </text:span><text:span text:style-name="T649">+ (</text:span><text:span text:style-name="T281">random</text:span><text:span text:style-name="T649">.nextFloat() / </text:span><text:span text:style-name="T446">2 </text:span><text:span text:style-name="T649">+ </text:span><text:span text:style-name="T446">0.25f</text:span><text:span text:style-name="T649">) * (s.</text:span><text:span text:style-name="T281">d </text:span><text:span text:style-name="T649">- s.</text:span><text:span text:style-name="T281">t</text:span><text:span text:style-name="T649">));</text:span></text:p>
      <text:p text:style-name="P225"><text:s text:c="4"/><text:span text:style-name="T649">s1.set(s.</text:span><text:span text:style-name="T281">l</text:span><text:span text:style-name="T649">, midX, s.</text:span><text:span text:style-name="T281">t</text:span><text:span text:style-name="T649">, midY);</text:span></text:p>
      <text:p text:style-name="P225"><text:s text:c="4"/><text:span text:style-name="T649">s2.set((</text:span><text:span text:style-name="T234">short</text:span><text:span text:style-name="T649">) (midX + </text:span><text:span text:style-name="T446">1</text:span><text:span text:style-name="T649">), s.</text:span><text:span text:style-name="T281">r</text:span><text:span text:style-name="T649">, s.</text:span><text:span text:style-name="T281">t</text:span><text:span text:style-name="T649">, midY);</text:span></text:p>
      <text:p text:style-name="P225"><text:s text:c="4"/><text:span text:style-name="T649">s3.set(s.</text:span><text:span text:style-name="T281">l</text:span><text:span text:style-name="T649">, midX, (</text:span><text:span text:style-name="T234">short</text:span><text:span text:style-name="T649">) (midY + </text:span><text:span text:style-name="T446">1</text:span><text:span text:style-name="T649">), s.</text:span><text:span text:style-name="T281">d</text:span><text:span text:style-name="T649">);</text:span></text:p>
      <text:p text:style-name="P225"><text:s text:c="4"/><text:span text:style-name="T649">s4.set((</text:span><text:span text:style-name="T234">short</text:span><text:span text:style-name="T649">)(midX + </text:span><text:span text:style-name="T446">1</text:span><text:span text:style-name="T649">), s.</text:span><text:span text:style-name="T281">r</text:span><text:span text:style-name="T649">, (</text:span><text:span text:style-name="T234">short</text:span><text:span text:style-name="T649">) (midY + </text:span><text:span text:style-name="T446">1</text:span><text:span text:style-name="T649">), s.</text:span><text:span text:style-name="T281">d</text:span><text:span text:style-name="T649">);</text:span></text:p>
      <text:p text:style-name="P106">}</text:p>
      <text:p text:style-name="P171"><text:tab/><text:span text:style-name="T71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1"><text:tab/><text:span text:style-name="T711">Metoda a fost creata special pentru a recicla fragmente vechi sau proaspăt create, de aceea pasez ca argumente obiectele </text:span><text:span text:style-name="T570">s1,s2,s3,s4</text:span><text:span text:style-name="T711">.</text:span></text:p>
      <text:p text:style-name="P186"><text:span text:style-name="T244">public void </text:span><text:span text:style-name="T657">run()</text:span></text:p>
      <text:p text:style-name="P171"><text:tab/>În urmatoarele paragrafe voi explica continutul metodei run.</text:p>
      <text:p text:style-name="P108"><text:span text:style-name="T227">if </text:span>(<text:span text:style-name="T278">originalImage </text:span>== <text:span text:style-name="T227">null </text:span>|| <text:span text:style-name="T278">canceled</text:span>) <text:span text:style-name="T227">return</text:span>;</text:p>
      <text:p text:style-name="P208">SquareFragment squareFragment = <text:span text:style-name="T227">new </text:span>SquareFragment((<text:span text:style-name="T227">short</text:span>)<text:span text:style-name="T444">0</text:span>,(<text:span text:style-name="T227">short</text:span>) (<text:span text:style-name="T278">w </text:span>- <text:span text:style-name="T444">1</text:span>),(<text:span text:style-name="T227">short</text:span>) <text:span text:style-name="T444">0</text:span>, (<text:span text:style-name="T227">short</text:span>)(<text:span text:style-name="T278">h </text:span>- <text:span text:style-name="T444">1</text:span>), -<text:span text:style-name="T444">1</text:span>);</text:p>
      <text:p text:style-name="P208"><text:soft-page-break/><text:span text:style-name="T278">startTime </text:span>= System.<text:span text:style-name="T548">currentTimeMillis</text:span>();</text:p>
      <text:p text:style-name="P208">SquareFragment s1 = <text:span text:style-name="T227">new </text:span>SquareFragment();</text:p>
      <text:p text:style-name="P208">SquareFragment s2 = <text:span text:style-name="T227">new </text:span>SquareFragment();</text:p>
      <text:p text:style-name="P208">SquareFragment s3 = <text:span text:style-name="T227">new </text:span>SquareFragment();</text:p>
      <text:p text:style-name="P208">SquareFragment s4 = <text:span text:style-name="T227">new </text:span>SquareFragment();</text:p>
      <text:p text:style-name="P105">splitSquareFragmentInFour(squareFragment,s1,s2,s3,s4);</text:p>
      <text:p text:style-name="P157"><text:span text:style-name="T680"><text:tab/>Din prima linie se verifica dacă valorea flag-ului </text:span><text:span text:style-name="T559">canceled</text:span><text:span text:style-name="T680"> a fost deja setat fals. Este posibil ca utilizatorul sa scroleze rapid bara de threshold , deci este nevoie ca un Job thread să fie nevoit să fie oprit imediat pentru a începe unul nou cu un nou threshold.</text:span></text:p>
      <text:p text:style-name="P171"><text:tab/><text:span text:style-name="T712">Se genereaza cele patru dreptunghiuri initiale generate randomizat de către </text:span><text:span text:style-name="T571">splitSquareFragmentInFour</text:span><text:span text:style-name="T572">().</text:span></text:p>
      <text:p text:style-name="P186"><text:span text:style-name="T596"><text:tab/></text:span><text:span text:style-name="T620">După aceea se creaza 3 thread-uri muncitoare și 3 containere de SquareFragments asemenator ca în </text:span><text:span text:style-name="T596">TriangleVectorizer</text:span><text:span text:style-name="T620">. Acele thread-uri și împreuna cu thread-ul principal lucrează pe cele 4 fragmente generate anterior pentru a aduna întreaga lista de dreptunghiuri care alcatuieste poza.</text:span></text:p>
      <text:p text:style-name="P186"><text:span text:style-name="T620"><text:tab/></text:span><text:span text:style-name="T621">Pe parcursul adăugării listelor de fragmente din thread-uri , mai verific boolean-ul </text:span><text:span text:style-name="T597">canceled</text:span><text:span text:style-name="T621"> pentru a fi sigur ca userul dorește </text:span><text:span text:style-name="T622">sau nu sa înceapă o noua </text:span><text:span text:style-name="T621">vectorizare.</text:span></text:p>
      <text:p text:style-name="P187"><text:span text:style-name="T620"><text:tab/></text:span><text:span text:style-name="T623">Acum ca s-au colectat toate </text:span><text:span text:style-name="T624">dreptunghiurile</text:span><text:span text:style-name="T623"> într-o lista comuna, se seteaza lista de </text:span><text:span text:style-name="T624">dreptunghiuri</text:span><text:span text:style-name="T623"> a intregului obiect </text:span><text:span text:style-name="T598">Square</text:span><text:span text:style-name="T599">Vectorizer</text:span><text:span text:style-name="T623"> cu aceasta.</text:span></text:p>
      <text:p text:style-name="P18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1"><text:tab/></text:p>
      <text:p text:style-name="P123"><text:span text:style-name="T227">private void </text:span>recFragCheck(SquareFragment s,Collection&lt;SquareFragment&gt; localFragList) </text:p>
      <text:p text:style-name="P174"><text:tab/><text:span text:style-name="T717">Aceasta metoda cauta în mod recursiv toate drepuntghiurile care se afla în obiectul </text:span><text:span text:style-name="T573">s</text:span><text:span text:style-name="T717"> și le depoziteaza în lista </text:span><text:span text:style-name="T573">localFragList</text:span><text:span text:style-name="T717">. Valorile sunt mai ușor de recuperat dacă trimit lista ca parametru.</text:span><text:tab/></text:p>
      <text:p text:style-name="P140"><text:span text:style-name="T227">int </text:span>rTotal, gTotal, bTotal, avgColor;</text:p>
      <text:p text:style-name="P214">rTotal=(redOrig(s.<text:span text:style-name="T278">l</text:span>,s.<text:span text:style-name="T278">t</text:span>)+redOrig(s.<text:span text:style-name="T278">r</text:span>,s.<text:span text:style-name="T278">t</text:span>)+redOrig(s.<text:span text:style-name="T278">l</text:span>,s.<text:span text:style-name="T278">d</text:span>)+redOrig(s.<text:span text:style-name="T278">r</text:span>,s.<text:span text:style-name="T278">d</text:span>))/<text:span text:style-name="T444">4</text:span>;</text:p>
      <text:p text:style-name="P214">gTotal=(greenOrig(s.<text:span text:style-name="T278">l</text:span>,s.<text:span text:style-name="T278">t</text:span>)+greenOrig(s.<text:span text:style-name="T278">r</text:span>,s.<text:span text:style-name="T278">t</text:span>)+greenOrig(s.<text:span text:style-name="T278">l</text:span>,s.<text:span text:style-name="T278">d</text:span>)+greenOrig(s.<text:span text:style-name="T278">r</text:span>,s.<text:span text:style-name="T278">d</text:span>))/<text:span text:style-name="T444">4</text:span>;</text:p>
      <text:p text:style-name="P214">bTotal=(blueOrig(s.<text:span text:style-name="T278">l</text:span>,s.<text:span text:style-name="T278">t</text:span>)+blueOrig(s.<text:span text:style-name="T278">r</text:span>,s.<text:span text:style-name="T278">t</text:span>)+blueOrig(s.<text:span text:style-name="T278">l</text:span>,s.<text:span text:style-name="T278">d</text:span>)+blueOrig(s.<text:span text:style-name="T278">r</text:span>,s.<text:span text:style-name="T278">d</text:span>))/<text:span text:style-name="T444">4</text:span>;</text:p>
      <text:p text:style-name="P139">avgColor = <text:span text:style-name="T444">0xff000000 </text:span>| (rTotal &lt;&lt; <text:span text:style-name="T444">16</text:span>) | (gTotal &lt;&lt; <text:span text:style-name="T444">8</text:span>) | bTotal;</text:p>
      <text:p text:style-name="P174"><text:tab/><text:span text:style-name="T718">Prima data calculez media culorilor varfurilor dreptunghiului pentru a aproxima culoare spre care trebuie sa tinda restul dreptunghiului. Cu cât dreptunghiul este mai mic cu atât aproximarea va fi mai precisa.</text:span></text:p>
      <text:p text:style-name="P124"><text:span text:style-name="T227">boolean </text:span>fail = <text:span text:style-name="T227">false</text:span>;</text:p>
      <text:p text:style-name="P214">rTotal = <text:span text:style-name="T444">0</text:span>; gTotal = <text:span text:style-name="T444">0</text:span>; bTotal = <text:span text:style-name="T444">0</text:span>;</text:p>
      <text:p text:style-name="P214"><text:span text:style-name="T227">for </text:span>(<text:span text:style-name="T227">int </text:span>y = s.<text:span text:style-name="T278">t</text:span>; y &lt;= s.<text:span text:style-name="T278">d </text:span>&amp;&amp; !fail; y++)</text:p>
      <text:p text:style-name="P229"><text:s text:c="4"/><text:span text:style-name="T244">for </text:span><text:span text:style-name="T657">(</text:span><text:span text:style-name="T244">int </text:span><text:span text:style-name="T657">x = s.</text:span><text:span text:style-name="T284">l</text:span><text:span text:style-name="T657">; x &lt;= s.</text:span><text:span text:style-name="T284">r </text:span><text:span text:style-name="T657">&amp;&amp; !fail; x++) {</text:span></text:p>
      <text:p text:style-name="P229"><text:s text:c="8"/><text:span text:style-name="T244">if </text:span><text:span text:style-name="T657">(</text:span><text:span text:style-name="T284">canceled</text:span><text:span text:style-name="T657">) </text:span><text:span text:style-name="T244">return</text:span><text:span text:style-name="T657">;</text:span></text:p>
      <text:p text:style-name="P229"><text:s text:c="8"/><text:span text:style-name="T657">rTotal += redOrig(x,y); gTotal += greenOrig(x, y); bTotal += blueOrig(x,y);</text:span></text:p>
      <text:p text:style-name="P229"><text:s text:c="8"/><text:span text:style-name="T244">if </text:span><text:span text:style-name="T657">(Utility.</text:span><text:span text:style-name="T658">manhattanDistance</text:span><text:span text:style-name="T657">(colorOrig(x, y), avgColor) &gt; </text:span><text:span text:style-name="T284">threshold</text:span><text:span text:style-name="T657">)</text:span></text:p>
      <text:p text:style-name="P229"><text:s text:c="12"/><text:span text:style-name="T657">fail = </text:span><text:span text:style-name="T244">true</text:span><text:span text:style-name="T657">;</text:span></text:p>
      <text:p text:style-name="P198"><text:soft-page-break/><text:s text:c="4"/><text:span text:style-name="T657">}</text:span></text:p>
      <text:p text:style-name="P174"><text:span text:style-name="T718"><text:tab/>Resetez sumele de culori și initializez un valoarea boolean </text:span><text:span text:style-name="T574">fail</text:span><text:span text:style-name="T719"> cu scopul de a monitoriza dacă dreptunghiul curent conține culori prea distincte fata de media calculata mai devreme.</text:span></text:p>
      <text:p text:style-name="P174"><text:span text:style-name="T719"><text:tab/>Pentru fiecare pixel în parte adun valorile culorilor lor în sumele lor respective și verific dacă diferența dintre culoarea ei și a valorii </text:span><text:span text:style-name="T574">avgColor</text:span><text:span text:style-name="T719"> este mai mica sau egal cu cea a lui </text:span><text:span text:style-name="T574">threshold</text:span><text:span text:style-name="T719">, altfel procesul se va întrerupe atribuindui boolean-ul </text:span><text:span text:style-name="T574">fail </text:span><text:span text:style-name="T720">valoarea false.</text:span></text:p>
      <text:p text:style-name="P174"><text:span text:style-name="T720"><text:tab/>Dacă după ce s-au iterat toate punctele variabila </text:span><text:span text:style-name="T575">fail</text:span><text:span text:style-name="T721"> a rămas falsa , înseamnă ca acest dreptunghi este bun și va fi adaugat în lista </text:span><text:span text:style-name="T575">localFragList </text:span><text:span text:style-name="T721">după ce i se atribui campului </text:span><text:span text:style-name="T575">color</text:span><text:span text:style-name="T721"> al acestuia media corecta a culorilor bazate pe sumele </text:span><text:span text:style-name="T575">rTotal, gTotal </text:span><text:span text:style-name="T721">și</text:span><text:span text:style-name="T575"> bTotal.</text:span></text:p>
      <text:p text:style-name="P204"><text:span text:style-name="T347"><text:tab/>Dacă valoarea lui </text:span><text:span text:style-name="T351">fail</text:span><text:span text:style-name="T348"> este true , atunci dreptunghiul curent este spart în patru folosind metoda </text:span><text:span text:style-name="T351">splitSquareFragmentInFour</text:span><text:span text:style-name="T348"> și se verifica în mod recursiv cele patru noi dreptunghiuri dacă sunt sau nou potrivite pentru ariile lor respective.</text:span></text:p>
      <text:h text:style-name="P249" text:outline-level="1"><text:span text:style-name="T441">Clasa </text:span><text:span text:style-name="T443">Polygon</text:span><text:span text:style-name="T441"> Vectorizer</text:span></text:h>
      <text:p text:style-name="P205"><text:span text:style-name="T354"><text:tab/></text:span><text:span text:style-name="T342">Acuma voi prezenta mai multe detalii despre implementarea vectorizatorului pe baza de </text:span><text:span text:style-name="T344">poligoane</text:span><text:span text:style-name="T342">. </text:span></text:p>
      <text:p text:style-name="P113"><text:span text:style-name="T227">private </text:span>StaticPointArray <text:span text:style-name="T278">list</text:span>;</text:p>
      <text:p text:style-name="P110"><text:span text:style-name="T233">private </text:span><text:span text:style-name="T722">StaticPointArray </text:span><text:span text:style-name="T280">workList</text:span><text:span text:style-name="T722">;</text:span></text:p>
      <text:p text:style-name="P189"><text:span text:style-name="T614"><text:tab/></text:span><text:span text:style-name="T625">Aceste liste sunt folosite pentru a scade din punctele redundante folosite la definirea unui poligon. </text:span><text:span text:style-name="T626">Ele sunt inițializate în constructor având mărimea maxima egala cu aria imaginii , ceea ce elimina orice posibilitate de „overflow” dar sacrifica foarte mult spațiu de pe RAM.</text:span></text:p>
      <text:p text:style-name="P114"><text:span text:style-name="T276">private static final int </text:span><text:span text:style-name="T300">DIR_X</text:span><text:span text:style-name="T639">[] = </text:span><text:span text:style-name="T276">new int</text:span><text:span text:style-name="T639">[]{</text:span><text:span text:style-name="T452">1</text:span><text:span text:style-name="T639">,</text:span><text:span text:style-name="T452">1</text:span><text:span text:style-name="T639">,</text:span><text:span text:style-name="T452">0</text:span><text:span text:style-name="T639">,-</text:span><text:span text:style-name="T452">1</text:span><text:span text:style-name="T639">,-</text:span><text:span text:style-name="T452">1</text:span><text:span text:style-name="T639">,-</text:span><text:span text:style-name="T452">1</text:span><text:span text:style-name="T639">,</text:span><text:span text:style-name="T452">0</text:span><text:span text:style-name="T639">,</text:span><text:span text:style-name="T452">1</text:span><text:span text:style-name="T639">};</text:span></text:p>
      <text:p text:style-name="P111"><text:span text:style-name="T227">private static final int </text:span><text:span text:style-name="T299">DIR_Y</text:span>[] = <text:span text:style-name="T227">new int</text:span>[]{<text:span text:style-name="T444">0</text:span>,<text:span text:style-name="T444">1</text:span>,<text:span text:style-name="T444">1</text:span>,<text:span text:style-name="T444">1</text:span>,<text:span text:style-name="T444">0</text:span>,-<text:span text:style-name="T444">1</text:span>,-<text:span text:style-name="T444">1</text:span>,-<text:span text:style-name="T444">1</text:span>};</text:p>
      <text:p text:style-name="P189"><text:span text:style-name="T625"><text:tab/></text:span><text:span text:style-name="T627">Atunci când se cauta pixeli învecinați , în loc de a folosi opt condiții </text:span><text:span text:style-name="T600">if</text:span><text:span text:style-name="T627"> , folosesc un </text:span><text:span text:style-name="T600">for</text:span><text:span text:style-name="T627"> care </text:span><text:span text:style-name="T628">iterează</text:span><text:span text:style-name="T627"> toate aceste valori pentru a calcula </text:span><text:span text:style-name="T628">pozițiile</text:span><text:span text:style-name="T627"> vecinilor. </text:span><text:span text:style-name="T629">Motivul de ce am ales primul vecin verificat să fie cel drept ( 1,0 ) este pentru a putea folosi cât mai mult posibil cache-ul procesorului. </text:span></text:p>
      <text:p text:style-name="P190"><text:span text:style-name="T629"><text:tab/>Atunci când un procesor face un request pentru informații de pe RAM , acesta de obicei obține și date imediat </text:span><text:span text:style-name="T632">învecinate</text:span><text:span text:style-name="T629"> și le stochează împreuna în cache. Cache-ul este semnificativ mai rapid decât memoria RAM , dar aceasta este limitata (exemplu : procesorul Intel i5 4460 are 6MB de cache) . </text:span><text:span text:style-name="T630">Dacă un cod accesează în mod consecutive biți de informație de pe RAM , procesorul va folosi foarte des și corect cache-ul său. Dacă un cod accesează biți </text:span><text:span text:style-name="T631">în mod aleator de pe RAM , cache-ul va fi folosit ineficient , și viteza de procesare a informațiilor va scădea semnificativ.</text:span></text:p>
      <text:p text:style-name="P128"><text:span text:style-name="T227">private char </text:span><text:span text:style-name="T278">visitMatrix</text:span>[];</text:p>
      <text:p text:style-name="P111"><text:span text:style-name="T227">private char </text:span><text:span text:style-name="T278">workMatrix</text:span>[];</text:p>
      <text:p text:style-name="P190"><text:span text:style-name="T631"><text:tab/></text:span><text:span text:style-name="T633">Cele doua matrice conține una din patru valori numerice despre fiecare pixel în parte , și sunt folosite la descoperirea poligoanelor de culori continue. Matricea </text:span><text:span text:style-name="T601">workMatrix</text:span><text:span text:style-name="T634"> stochează informațiile relevante doar la poligonul curent procesat, iar matricea </text:span><text:span text:style-name="T601">visitMatrix</text:span><text:span text:style-name="T634"> stochează </text:span><text:soft-page-break/><text:span text:style-name="T634">informații despre toate poligoanele descoperite în momentul procesării. Mai multe detalii despre cele patru valori vor fi prezentate mai jos.</text:span></text:p>
      <text:p text:style-name="P144"><text:span text:style-name="T273">private LinkedList&lt;ColoredPolygon&gt; </text:span><text:span text:style-name="T297">coloredPolygons </text:span><text:span text:style-name="T273">= new LinkedList&lt;&gt;();</text:span></text:p>
      <text:p text:style-name="P166"><text:tab/>Aceasta d<text:span text:style-name="T705">o</text:span>ar tine o referinta către ultima lista de <text:span text:style-name="T724">poligoane</text:span> care a fost generata de către un Job. Este posibil sa renunț la aceasta implementare dacă nu ii găsesc folos , pentru ca lista de <text:span text:style-name="T725">poligoane</text:span> este totuși considerabila ca și mărime.</text:p>
      <text:p text:style-name="P197"><text:span text:style-name="T77"><text:tab/>Functi</text:span><text:span text:style-name="T78">ile</text:span><text:span text:style-name="T77"> </text:span><text:span text:style-name="T463">startJob() </text:span><text:span text:style-name="T464">și </text:span><text:span text:style-name="T463">cancelLastJob()</text:span><text:span text:style-name="T73"> </text:span><text:span text:style-name="T74">sunt identice cu cele din TriangleVectorizer</text:span><text:span text:style-name="T73">.</text:span></text:p>
      <text:p text:style-name="P144"><text:span text:style-name="T274">private void </text:span><text:span text:style-name="T726">drawFunction(AbstractList&lt;ColoredPolygon&gt; coloredPolygonList)</text:span></text:p>
      <text:p text:style-name="P159"><text:tab/><text:span text:style-name="T706">Metoda aceasta este foarte similara cu functia </text:span><text:span text:style-name="T566">drawTriangles</text:span><text:span text:style-name="T706"> din </text:span><text:span text:style-name="T566">TriangleVectorizer</text:span><text:span text:style-name="T706">.</text:span></text:p>
      <text:p text:style-name="P188"><text:span text:style-name="T244">protected void </text:span><text:span text:style-name="T657">constructStringSVG()</text:span></text:p>
      <text:p text:style-name="P159"><text:tab/>Metoda creata pentru construirea string-urilor care va conține imaginea vectoriala în formatele SVG și SVGZ. <text:span text:style-name="T708">Ea este foarte similara cu ceea din </text:span><text:span text:style-name="T568">TriangleVectorizer</text:span><text:span text:style-name="T708">.</text:span></text:p>
      <text:p text:style-name="P188"><text:span text:style-name="T613"><text:tab/></text:span><text:span text:style-name="T616">Mai jos voi explica singura diferența.</text:span></text:p>
      <text:p text:style-name="P113"><text:span text:style-name="T275">for</text:span><text:span text:style-name="T638">(ColoredPolygon c : </text:span><text:span text:style-name="T298">coloredPolygons</text:span><text:span text:style-name="T638">){</text:span></text:p>
      <text:p text:style-name="P226"><text:s text:c="4"/><text:span text:style-name="T649">StaticPointArray spa = c.</text:span><text:span text:style-name="T281">pointArray</text:span><text:span text:style-name="T649">;</text:span></text:p>
      <text:p text:style-name="P226"><text:s text:c="4"/><text:span text:style-name="T281">svgStringBuilder</text:span><text:span text:style-name="T649">.append(</text:span><text:span text:style-name="T670">"&lt;path d='M"</text:span><text:span text:style-name="T649">);</text:span></text:p>
      <text:p text:style-name="P226"><text:s text:c="4"/><text:span text:style-name="T234">int </text:span><text:span text:style-name="T649">n = spa.size()-</text:span><text:span text:style-name="T446">1</text:span><text:span text:style-name="T649">;</text:span></text:p>
      <text:p text:style-name="P226"><text:s text:c="4"/><text:span text:style-name="T234">for</text:span><text:span text:style-name="T649">(</text:span><text:span text:style-name="T234">int </text:span><text:span text:style-name="T649">i=</text:span><text:span text:style-name="T446">0</text:span><text:span text:style-name="T649">;i&lt;n;i++){</text:span></text:p>
      <text:p text:style-name="P226"><text:s text:c="8"/><text:span text:style-name="T281">svgStringBuilder</text:span><text:span text:style-name="T649">.append(spa.getX(i));</text:span></text:p>
      <text:p text:style-name="P226"><text:s text:c="8"/><text:span text:style-name="T281">svgStringBuilder</text:span><text:span text:style-name="T649">.append(</text:span><text:span text:style-name="T670">','</text:span><text:span text:style-name="T649">);</text:span></text:p>
      <text:p text:style-name="P226"><text:s text:c="8"/><text:span text:style-name="T281">svgStringBuilder</text:span><text:span text:style-name="T649">.append(spa.getY(i));</text:span></text:p>
      <text:p text:style-name="P226"><text:s text:c="8"/><text:span text:style-name="T281">svgStringBuilder</text:span><text:span text:style-name="T649">.append(</text:span><text:span text:style-name="T670">'L'</text:span><text:span text:style-name="T649">);</text:span></text:p>
      <text:p text:style-name="P226"><text:s text:c="4"/><text:span text:style-name="T649">}</text:span></text:p>
      <text:p text:style-name="P226"><text:s text:c="4"/><text:span text:style-name="T281">svgStringBuilder</text:span><text:span text:style-name="T649">.append(spa.getX(n));</text:span></text:p>
      <text:p text:style-name="P226"><text:s text:c="4"/><text:span text:style-name="T281">svgStringBuilder</text:span><text:span text:style-name="T649">.append(</text:span><text:span text:style-name="T670">','</text:span><text:span text:style-name="T649">);</text:span></text:p>
      <text:p text:style-name="P226"><text:s text:c="4"/><text:span text:style-name="T281">svgStringBuilder</text:span><text:span text:style-name="T649">.append(spa.getY(n));</text:span></text:p>
      <text:p text:style-name="P226"><text:s text:c="4"/><text:span text:style-name="T281">svgStringBuilder</text:span><text:span text:style-name="T649">.append(String.</text:span><text:span text:style-name="T660">format</text:span><text:span text:style-name="T649">(</text:span><text:span text:style-name="T670">"Z' fill='#%06X'/&gt;</text:span><text:span text:style-name="T234">\n</text:span><text:span text:style-name="T670">"</text:span><text:span text:style-name="T649">,c.</text:span><text:span text:style-name="T281">color</text:span><text:span text:style-name="T649">&amp;</text:span><text:span text:style-name="T446">0xffffff</text:span><text:span text:style-name="T649">));</text:span></text:p>
      <text:p text:style-name="P111">}</text:p>
      <text:p text:style-name="P188"><text:span text:style-name="T616"><text:tab/></text:span><text:span text:style-name="T617">Am decis sa folosesc tag-ul </text:span><text:span text:style-name="T602">path</text:span><text:span text:style-name="T617"> pentru al face mai natural de citit , și manipulat într-un editor de fisiere vectoriale precum Inkscape. </text:span><text:span text:style-name="T635">Litera M are rolul de a muta „pensula” la acea poziție absolută , litera L are rolul de a trasa o linie la aceea poziție absolută iar litera Z are rolul de a închide cu o linie figura geometrica desenata.</text:span><text:span text:style-name="T618"> </text:span><text:span text:style-name="T619">Un mic advantaj la </text:span><text:span text:style-name="T635">Polygon</text:span><text:span text:style-name="T619">Vectorizer este faptul ca toate coordonatele sunt numere întregi , ceea ce </text:span><text:span text:style-name="T636">face</text:span><text:span text:style-name="T619"> construirea string-ului mai rapidă.</text:span></text:p>
      <text:h text:style-name="P258" text:outline-level="2"><text:bookmark-start text:name="__RefHeading___Toc6634_34308421128"/>Subclasa Job a clasei <text:span text:style-name="T723">Polygon</text:span>Vectorizer<text:bookmark-end text:name="__RefHeading___Toc6634_34308421128"/></text:h>
      <text:p text:style-name="P160"><text:tab/><text:span text:style-name="T679">Clasa aceasta are rolul de a crea în mod relativ eficient lista de poligoane a procesului de vectorizare. Ea extinde clasa JobThread care conține un flag boolean </text:span><text:span text:style-name="T558">canceled</text:span><text:span text:style-name="T679">.</text:span></text:p>
      <text:p text:style-name="P121"><text:span text:style-name="T227">private </text:span>LinkedList&lt;ColoredPolygon&gt; <text:span text:style-name="T278">localList </text:span>= <text:span text:style-name="T227">new </text:span>LinkedList&lt;&gt;();</text:p>
      <text:p text:style-name="P159"><text:span text:style-name="T679"><text:tab/>Aici se va tine ca referința lista de poligoane la care lucrează thead-ul, dacă operația de vectorizare se termina cu succes , referința aceasta va fi copiată mai târziu în </text:span><text:span text:style-name="T576">coloredPolygons</text:span><text:span text:style-name="T679">.</text:span></text:p>
      <text:p text:style-name="P129"><text:span text:style-name="T227">if</text:span>(<text:span text:style-name="T278">visitMatrix</text:span>==<text:span text:style-name="T227">null </text:span>|| <text:span text:style-name="T278">visitMatrix</text:span>.<text:span text:style-name="T278">length </text:span>&lt; <text:span text:style-name="T278">h</text:span>*<text:span text:style-name="T278">w</text:span>) {</text:p>
      <text:p text:style-name="P226"><text:soft-page-break/><text:s text:c="4"/><text:span text:style-name="T281">visitMatrix </text:span><text:span text:style-name="T649">= </text:span><text:span text:style-name="T234">new char</text:span><text:span text:style-name="T649">[</text:span><text:span text:style-name="T281">h</text:span><text:span text:style-name="T649">*</text:span><text:span text:style-name="T281">w</text:span><text:span text:style-name="T649">];</text:span></text:p>
      <text:p text:style-name="P211">}</text:p>
      <text:p text:style-name="P211"><text:span text:style-name="T227">if</text:span>(<text:span text:style-name="T278">workMatrix</text:span>==<text:span text:style-name="T227">null </text:span>|| <text:span text:style-name="T278">workMatrix</text:span>.<text:span text:style-name="T278">length </text:span>&lt; <text:span text:style-name="T278">h</text:span>*<text:span text:style-name="T278">w</text:span>){</text:p>
      <text:p text:style-name="P226"><text:s text:c="4"/><text:span text:style-name="T281">workMatrix </text:span><text:span text:style-name="T649">= </text:span><text:span text:style-name="T234">new char</text:span><text:span text:style-name="T649">[</text:span><text:span text:style-name="T281">h</text:span><text:span text:style-name="T649">*</text:span><text:span text:style-name="T281">w</text:span><text:span text:style-name="T649">];</text:span></text:p>
      <text:p text:style-name="P111">}<text:span text:style-name="T264"><text:tab/></text:span></text:p>
      <text:p text:style-name="P194"><text:span text:style-name="T277"><text:tab/></text:span><text:span text:style-name="T727">Deoarece este foarte posibil ca utilizatorul sa reîncerce diferite poze a trebuit sa creez o metoda de a recicla array-urile cele vechi. </text:span></text:p>
      <text:p text:style-name="P141"><text:span text:style-name="T689">Arrays</text:span>.<text:span text:style-name="T548">fill</text:span>(<text:span text:style-name="T278">visitMatrix</text:span>,<text:span text:style-name="T444">0</text:span>,<text:span text:style-name="T278">h</text:span>*<text:span text:style-name="T278">w</text:span>,(<text:span text:style-name="T227">char</text:span>)<text:span text:style-name="T444">0</text:span>);</text:p>
      <text:p text:style-name="P111"><text:span text:style-name="T689">Arrays</text:span>.<text:span text:style-name="T548">fill</text:span>(<text:span text:style-name="T278">workMatrix</text:span>,<text:span text:style-name="T444">0</text:span>,<text:span text:style-name="T278">h</text:span>*<text:span text:style-name="T278">w</text:span>,(<text:span text:style-name="T227">char</text:span>)<text:span text:style-name="T444">0</text:span>);</text:p>
      <text:p text:style-name="P194"><text:tab/><text:span text:style-name="T728">Ultimul pas al reciclării este curățarea conținuturilor lor. Functia </text:span><text:span text:style-name="T577">Arrays.fill</text:span><text:span text:style-name="T578">()</text:span><text:span text:style-name="T648"> doar itereaza array-ul intre cele doua valori 0 și h*w cu un simplu </text:span><text:span text:style-name="T578">for</text:span><text:span text:style-name="T648">. Este posibil ca prin folosință repetata ca JIT-ul sa eficientizeze acele loop-uri.</text:span></text:p>
      <text:p text:style-name="P113"><text:span text:style-name="T227">for</text:span>(y0=<text:span text:style-name="T444">0</text:span>;y0&lt;<text:span text:style-name="T278">h</text:span>;y0++){</text:p>
      <text:p text:style-name="P226"><text:s text:c="4"/><text:span text:style-name="T234">for</text:span><text:span text:style-name="T649">(x0=</text:span><text:span text:style-name="T446">0</text:span><text:span text:style-name="T649">;x0&lt;</text:span><text:span text:style-name="T281">w</text:span><text:span text:style-name="T649">;x0++){</text:span></text:p>
      <text:p text:style-name="P226"><text:s text:c="8"/><text:span text:style-name="T649">pixel = y0*</text:span><text:span text:style-name="T281">w</text:span><text:span text:style-name="T649">+x0;</text:span></text:p>
      <text:p text:style-name="P226"><text:s text:c="8"/><text:span text:style-name="T234">if</text:span><text:span text:style-name="T649">(</text:span><text:span text:style-name="T281">canceled</text:span><text:span text:style-name="T649">)</text:span><text:span text:style-name="T234">return</text:span><text:span text:style-name="T649">;</text:span></text:p>
      <text:p text:style-name="P226"><text:s text:c="8"/><text:span text:style-name="T234">if </text:span><text:span text:style-name="T649">(</text:span><text:span text:style-name="T281">visitMatrix</text:span><text:span text:style-name="T649">[pixel] == </text:span><text:span text:style-name="T446">0</text:span><text:span text:style-name="T649">) {</text:span></text:p>
      <text:p text:style-name="P226"><text:s text:c="12"/><text:span text:style-name="T649">ColoredPolygon coloredPolygon = findShape(x0,y0);</text:span></text:p>
      <text:p text:style-name="P226"><text:s text:c="12"/><text:span text:style-name="T281">localList</text:span><text:span text:style-name="T649">.add(coloredPolygon);</text:span></text:p>
      <text:p text:style-name="P226"><text:s text:c="8"/><text:span text:style-name="T649">}</text:span></text:p>
      <text:p text:style-name="P226"><text:s text:c="4"/><text:span text:style-name="T649">}</text:span></text:p>
      <text:p text:style-name="P226"><text:s text:c="4"/><text:span text:style-name="T234">int </text:span><text:span text:style-name="T649">k = </text:span><text:span text:style-name="T281">aproxCompletedPixelCount</text:span><text:span text:style-name="T649">.addAndGet(</text:span><text:span text:style-name="T281">w</text:span><text:span text:style-name="T649">);</text:span></text:p>
      <text:p text:style-name="P226"><text:s text:c="4"/><text:span text:style-name="T649">updateDetails(String.</text:span><text:span text:style-name="T660">format</text:span><text:span text:style-name="T649">(</text:span><text:span text:style-name="T670">"Progress : %.1f%%"</text:span><text:span text:style-name="T649">, </text:span><text:span text:style-name="T446">100.f </text:span><text:span text:style-name="T649">* k / </text:span><text:span text:style-name="T281">area</text:span><text:span text:style-name="T649">));</text:span></text:p>
      <text:p text:style-name="P111">}</text:p>
      <text:p text:style-name="P191"><text:span text:style-name="T640"><text:tab/></text:span><text:span text:style-name="T641">Caut fiecare figura geometrica prin iterarea tuturor pixelilor din imagine. Atunci când o figura geometrica este descoperita , pixelii care ii aparțin acestuia sunt vizitați. </text:span><text:span text:style-name="T642">Se va încerca căutarea unei figuri geometrice numai și numai dacă acest pixel nu a fost notat ca fiind vizitat.</text:span></text:p>
      <text:p text:style-name="P192"><text:span text:style-name="T642"><text:tab/>Următoarele linii de cod sunt similare cu cele din TriangleVectorizer. Lista locala de poligoane este copiata </text:span><text:span text:style-name="T643">la lista principala </text:span><text:span text:style-name="T603">coloredPolygons</text:span><text:span text:style-name="T643">, iar apoi folosind thread-ul principal și unul secundar </text:span><text:span text:style-name="T644">se afișează imaginea rezultat aproximativa și se construiesc fișierele în formatele SVG și SVGZ. </text:span><text:span text:style-name="T645">Functia set isDone() anunța testul benchmark momentul când a terminat vectorizatorul treaba.</text:span></text:p>
      <text:p text:style-name="P130"><text:span text:style-name="T227">private char </text:span>getWorkPixel(<text:span text:style-name="T227">int </text:span>x,<text:span text:style-name="T227">int </text:span>y)</text:p>
      <text:p text:style-name="P182"><text:tab/><text:span text:style-name="T729">Returnează valoarea de vizitare dacă coordonatele x și y aparțin imaginii pe care se lucrează.</text:span></text:p>
      <text:p text:style-name="P130"><text:span text:style-name="T227">private boolean </text:span>isWorkPixelNotVisited(<text:span text:style-name="T227">int </text:span>x,<text:span text:style-name="T227">int </text:span>y)</text:p>
      <text:p text:style-name="P182"><text:tab/><text:span text:style-name="T730">Returnează dacă pixelul este valid și dacă este nevizitat.</text:span></text:p>
      <text:p text:style-name="P131"><text:span text:style-name="T227">private boolean </text:span>isThereAnyEmptySpaces(<text:span text:style-name="T227">int </text:span>x0,<text:span text:style-name="T227">int </text:span>y0)</text:p>
      <text:p text:style-name="P172"><text:tab/><text:span text:style-name="T731">Se verifica dacă în jurul pixelului se afla cel puțin un pixel nevizitat , sau dacă se afla pe marginea imaginii.</text:span></text:p>
      <text:p text:style-name="P125"><text:span text:style-name="T227">private </text:span>ColoredPolygon findShape(<text:span text:style-name="T227">short </text:span>x,<text:span text:style-name="T227">short </text:span>y)</text:p>
      <text:p text:style-name="P175"><text:tab/><text:span text:style-name="T732">Metoda aceasta returneaza figura geometrică care reprezintă zona continuă de culori asemănătoare pe baza valorii threshold, care conține pixelul de pe coordonata (x,y) și este formata </text:span><text:soft-page-break/><text:span text:style-name="T732">din pixeli care anterior nu au fost vizitați de către apelări precedente ale metodei </text:span><text:span text:style-name="T579">findShape</text:span><text:span text:style-name="T732">.</text:span></text:p>
      <text:p text:style-name="P132"><text:span text:style-name="T689">ColoredPolygon</text:span> coloredPolygon = <text:span text:style-name="T227">new </text:span><text:span text:style-name="T689">ColoredPolygon</text:span>();</text:p>
      <text:p text:style-name="P211"><text:span text:style-name="T227">int </text:span>startColor = colorOrig(x,y);</text:p>
      <text:p text:style-name="P211"><text:span text:style-name="T227">int </text:span>rTotal=<text:span text:style-name="T444">0</text:span>,gTotal=<text:span text:style-name="T444">0</text:span>,bTotal=<text:span text:style-name="T444">0</text:span>;</text:p>
      <text:p text:style-name="P211"><text:span text:style-name="T227">int </text:span>count=<text:span text:style-name="T444">0</text:span>;</text:p>
      <text:p text:style-name="P111"><text:span text:style-name="T227">int </text:span>currentColor;</text:p>
      <text:p text:style-name="P175"><text:tab/><text:span text:style-name="T733">Obiectul </text:span><text:span text:style-name="T580">coloredPolygon</text:span><text:span text:style-name="T733"> reprezintă obiectul ce va fi adăugat. Dacă procesul nu a fost anulat el va conține informații relevante.</text:span></text:p>
      <text:p text:style-name="P175"><text:tab/><text:span text:style-name="T733">Pentru a cauta cât mai rapid poligonul, o să presupun că pixelul inițial conține media aproximativă a culorilor pe care trebuie sa le caut. <text:s/>În </text:span><text:span text:style-name="T581">rTotal,gTotal </text:span><text:span text:style-name="T734">și </text:span><text:span text:style-name="T581">bTotal </text:span><text:span text:style-name="T734">stochez suma canalelor de culori pentru a calcula media adevărata a culorilor. Variabila </text:span><text:span text:style-name="T582">count</text:span><text:span text:style-name="T735"> reprezintă numărul de pixeli care aparțin poligonului construit , iar </text:span><text:span text:style-name="T582">currentColor</text:span><text:span text:style-name="T735"> este o variabila ajutătoare.</text:span></text:p>
      <text:p text:style-name="P132"><text:span text:style-name="T278">workMatrix</text:span>[y*<text:span text:style-name="T278">w</text:span>+x] = <text:span text:style-name="T444">2</text:span>;</text:p>
      <text:p text:style-name="P175"><text:tab/><text:span text:style-name="T736">Valoarea 2 reprezintă faptul ca pixelul este vizitat , este considerat perete , dar nu a fost încă adăugat la lista finală. </text:span></text:p>
      <text:p text:style-name="P132"><text:span text:style-name="T227">short </text:span>x0=x,y0=y,x1,y1;</text:p>
      <text:p text:style-name="P211"><text:span text:style-name="T278">list</text:span>.clearAll();</text:p>
      <text:p text:style-name="P211"><text:span text:style-name="T278">list</text:span>.push((<text:span text:style-name="T227">short</text:span>) (x0 - <text:span text:style-name="T444">1</text:span>), y0);</text:p>
      <text:p text:style-name="P211"><text:span text:style-name="T278">list</text:span>.push(x0, (<text:span text:style-name="T227">short</text:span>) (y0-<text:span text:style-name="T444">1</text:span>));</text:p>
      <text:p text:style-name="P211"><text:span text:style-name="T278">list</text:span>.push(x0, (<text:span text:style-name="T227">short</text:span>) (y0+<text:span text:style-name="T444">1</text:span>));</text:p>
      <text:p text:style-name="P111"><text:span text:style-name="T278">list</text:span>.push((<text:span text:style-name="T227">short</text:span>) (x0+<text:span text:style-name="T444">1</text:span>),y0);</text:p>
      <text:p text:style-name="P175"><text:tab/><text:span text:style-name="T737">Deși obiectul </text:span><text:span text:style-name="T583">list</text:span><text:span text:style-name="T737">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32"><text:span text:style-name="T738">rTotal</text:span> += redOrig(x, y);</text:p>
      <text:p text:style-name="P211">gTotal += greenOrig(x, y);</text:p>
      <text:p text:style-name="P211">bTotal += blueOrig(x, y);</text:p>
      <text:p text:style-name="P111">count++;</text:p>
      <text:p text:style-name="P175"><text:tab/><text:span text:style-name="T739">Se adaugă valorile culorilor ale punctului inițial și incrementează variabila </text:span><text:span text:style-name="T584">count</text:span><text:span text:style-name="T739">.</text:span></text:p>
      <text:p text:style-name="P132"><text:span text:style-name="T227">short </text:span>minX=x,maxX=x,minY=y,maxY=y;</text:p>
      <text:p text:style-name="P175"><text:tab/><text:span text:style-name="T740">Valorile acestea vor fi folosite mai jos pentru a descoperii cel mai nordic pixel care are valoarea de vizitări egala cu 2 (perete care nu este încă adăugat la lista de puncte).</text:span></text:p>
      <text:p text:style-name="P132"><text:span text:style-name="T227">while</text:span>(!<text:span text:style-name="T278">list</text:span>.isEmpty()){</text:p>
      <text:p text:style-name="P226"><text:s text:c="4"/><text:span text:style-name="T234">if</text:span><text:span text:style-name="T649">(</text:span><text:span text:style-name="T281">canceled</text:span><text:span text:style-name="T649">)</text:span><text:span text:style-name="T234">return </text:span><text:span text:style-name="T649">coloredPolygon;</text:span></text:p>
      <text:p text:style-name="P226"><text:s text:c="4"/><text:span text:style-name="T649">x0 = </text:span><text:span text:style-name="T281">list</text:span><text:span text:style-name="T649">.getLastX();</text:span></text:p>
      <text:p text:style-name="P226"><text:s text:c="4"/><text:span text:style-name="T649">y0 = </text:span><text:span text:style-name="T281">list</text:span><text:span text:style-name="T649">.getLastY();</text:span></text:p>
      <text:p text:style-name="P153"><text:s text:c="4"/><text:span text:style-name="T281">list</text:span><text:span text:style-name="T649">.deleteLast();</text:span></text:p>
      <text:p text:style-name="P175"><text:tab/><text:span text:style-name="T741">Cât timp mai sunt puncte în liste , acestea vor fi verificate , deasemenea se verifică dacă job-ul curent a fost anulat sau nu.</text:span></text:p>
      <text:p text:style-name="P132"><text:span text:style-name="T227">int </text:span>index = y0*<text:span text:style-name="T278">w</text:span>+x0;</text:p>
      <text:p text:style-name="P211"><text:soft-page-break/><text:span text:style-name="T227">if</text:span>(x0&lt;<text:span text:style-name="T444">0 </text:span>|| x0&gt;=<text:span text:style-name="T278">w </text:span>|| y0&lt;<text:span text:style-name="T444">0 </text:span>|| y0&gt;=<text:span text:style-name="T278">h</text:span>)<text:span text:style-name="T227">continue</text:span>;</text:p>
      <text:p text:style-name="P211"><text:span text:style-name="T227">if</text:span>(<text:span text:style-name="T278">workMatrix</text:span>[index]!=<text:span text:style-name="T444">0</text:span>)<text:span text:style-name="T227">continue</text:span>;</text:p>
      <text:p text:style-name="P111">currentColor = colorOrig(x0,y0);</text:p>
      <text:p text:style-name="P175"><text:tab/><text:span text:style-name="T742">Variabila </text:span><text:span text:style-name="T585">index</text:span><text:span text:style-name="T742"> are rol ajutător. Se verifică dacă pixelul acesta se află în imagine , și dacă da, dacă acel pixel a fost sau nu vizitat. După aceea se stochează culoarea curentă .</text:span></text:p>
      <text:p text:style-name="P132"><text:span text:style-name="T227">if</text:span>(minX&gt;x0)minX = x0;</text:p>
      <text:p text:style-name="P211"><text:span text:style-name="T227">if</text:span>(minY&gt;y0)minY = y0;</text:p>
      <text:p text:style-name="P211"><text:span text:style-name="T227">if</text:span>(maxX&lt;x0)maxX = x0;</text:p>
      <text:p text:style-name="P111"><text:span text:style-name="T227">if</text:span>(maxY&lt;y0)maxY = y0;</text:p>
      <text:p text:style-name="P183"><text:tab/>Se reactualizează valorile min și max.</text:p>
      <text:p text:style-name="P115"><text:span text:style-name="T227">if</text:span><text:span text:style-name="T444">(x0==0 || x0==</text:span><text:span text:style-name="T278">w</text:span><text:span text:style-name="T444">-1 || y0==0 || y0==</text:span><text:span text:style-name="T278">h</text:span><text:span text:style-name="T444">-1 ||</text:span></text:p>
      <text:p text:style-name="P226"><text:s text:c="8"/><text:span text:style-name="T281">visitMatrix</text:span><text:span text:style-name="T649">[index]!=</text:span><text:span text:style-name="T446">0 </text:span><text:span text:style-name="T649">||</text:span></text:p>
      <text:p text:style-name="P226"><text:s text:c="8"/><text:span text:style-name="T649">Utility.</text:span><text:span text:style-name="T660">manhattanDistance</text:span><text:span text:style-name="T649">(startColor, currentColor)&gt;</text:span><text:span text:style-name="T281">threshold</text:span><text:span text:style-name="T649">)</text:span></text:p>
      <text:p text:style-name="P211">{</text:p>
      <text:p text:style-name="P226"><text:s text:c="4"/><text:span text:style-name="T281">workMatrix</text:span><text:span text:style-name="T649">[index]=</text:span><text:span text:style-name="T446">2</text:span><text:span text:style-name="T649">;</text:span></text:p>
      <text:p text:style-name="P111">}</text:p>
      <text:p text:style-name="P193"><text:span text:style-name="T646"><text:tab/></text:span><text:span text:style-name="T647">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0">else</text:p>
      <text:p text:style-name="P211">{</text:p>
      <text:p text:style-name="P226"><text:s text:c="4"/><text:span text:style-name="T281">workMatrix</text:span><text:span text:style-name="T649">[index]=</text:span><text:span text:style-name="T446">1</text:span><text:span text:style-name="T649">;</text:span></text:p>
      <text:p text:style-name="P226"><text:s text:c="4"/><text:span text:style-name="T649">rTotal += Utility.</text:span><text:span text:style-name="T660">red</text:span><text:span text:style-name="T649">(currentColor);</text:span></text:p>
      <text:p text:style-name="P226"><text:s text:c="4"/><text:span text:style-name="T649">gTotal += Utility.</text:span><text:span text:style-name="T660">green</text:span><text:span text:style-name="T649">(currentColor);</text:span></text:p>
      <text:p text:style-name="P226"><text:s text:c="4"/><text:span text:style-name="T649">bTotal += Utility.</text:span><text:span text:style-name="T660">blue</text:span><text:span text:style-name="T649">(currentColor);</text:span></text:p>
      <text:p text:style-name="P226"><text:s text:c="4"/><text:span text:style-name="T649">count++;</text:span></text:p>
      <text:p text:style-name="P226"><text:s text:c="4"/><text:span text:style-name="T234">if</text:span><text:span text:style-name="T649">(isWorkPixelNotVisited(x0,y0+</text:span><text:span text:style-name="T446">1</text:span><text:span text:style-name="T649">))</text:span></text:p>
      <text:p text:style-name="P226"><text:s text:c="8"/><text:span text:style-name="T281">list</text:span><text:span text:style-name="T649">.push(x0, (</text:span><text:span text:style-name="T234">short</text:span><text:span text:style-name="T649">) (y0+</text:span><text:span text:style-name="T446">1</text:span><text:span text:style-name="T649">));</text:span></text:p>
      <text:p text:style-name="P226"><text:s text:c="4"/><text:span text:style-name="T234">if</text:span><text:span text:style-name="T649">(isWorkPixelNotVisited(x0+</text:span><text:span text:style-name="T446">1</text:span><text:span text:style-name="T649">,y0))</text:span></text:p>
      <text:p text:style-name="P226"><text:s text:c="8"/><text:span text:style-name="T281">list</text:span><text:span text:style-name="T649">.push((</text:span><text:span text:style-name="T234">short</text:span><text:span text:style-name="T649">) (x0+</text:span><text:span text:style-name="T446">1</text:span><text:span text:style-name="T649">),y0);</text:span></text:p>
      <text:p text:style-name="P226"><text:s text:c="4"/><text:span text:style-name="T234">if</text:span><text:span text:style-name="T649">(isWorkPixelNotVisited(x0-</text:span><text:span text:style-name="T446">1</text:span><text:span text:style-name="T649">,y0))</text:span></text:p>
      <text:p text:style-name="P226"><text:s text:c="8"/><text:span text:style-name="T281">list</text:span><text:span text:style-name="T649">.push((</text:span><text:span text:style-name="T234">short</text:span><text:span text:style-name="T649">) (x0-</text:span><text:span text:style-name="T446">1</text:span><text:span text:style-name="T649">),y0);</text:span></text:p>
      <text:p text:style-name="P226"><text:s text:c="4"/><text:span text:style-name="T234">if</text:span><text:span text:style-name="T649">(isWorkPixelNotVisited(x0,y0-</text:span><text:span text:style-name="T446">1</text:span><text:span text:style-name="T649">))</text:span></text:p>
      <text:p text:style-name="P226"><text:s text:c="8"/><text:span text:style-name="T281">list</text:span><text:span text:style-name="T649">.push(x0, (</text:span><text:span text:style-name="T234">short</text:span><text:span text:style-name="T649">) (y0-</text:span><text:span text:style-name="T446">1</text:span><text:span text:style-name="T649">));</text:span></text:p>
      <text:p text:style-name="P111">}</text:p>
      <text:p text:style-name="P176"><text:tab/><text:span text:style-name="T743">Dacă pixelul nu a eșuat niciuna dintre testele precedente , atuncea acesta este un pixel interior poligonului căutat. Valorile culorilor sale sunt adunate , iar vecini săi sunt adăugați la container-ul </text:span><text:span text:style-name="T586">list</text:span><text:span text:style-name="T743">.</text:span></text:p>
      <text:p text:style-name="P146">y = minY;</text:p>
      <text:p text:style-name="P215">x = minX;</text:p>
      <text:p text:style-name="P145"><text:span text:style-name="T227">while</text:span>(getWorkPixel(x,y)!=<text:span text:style-name="T444">2</text:span>)x++;</text:p>
      <text:p text:style-name="P177"><text:span text:style-name="T744"><text:s text:c="2"/><text:tab/>Se caută primul pixel de linia </text:span><text:span text:style-name="T587">minY </text:span><text:span text:style-name="T745">care face parte din perimetru.</text:span></text:p>
      <text:p text:style-name="P133"><text:span text:style-name="T278">list</text:span>.push(x,y);</text:p>
      <text:p text:style-name="P211"><text:span text:style-name="T278">workMatrix</text:span>[y * <text:span text:style-name="T278">w </text:span>+ x] = <text:span text:style-name="T444">3</text:span>;</text:p>
      <text:p text:style-name="P211"><text:span text:style-name="T227">boolean </text:span>done = <text:span text:style-name="T227">false</text:span>;</text:p>
      <text:p text:style-name="P111"><text:span text:style-name="T227">int </text:span>dir=<text:span text:style-name="T444">0</text:span>,dir2;</text:p>
      <text:p text:style-name="P177"><text:soft-page-break/><text:tab/><text:span text:style-name="T746">Acel punct găsit mai devreme face cu siguranța parte din perimetru , deci el va fi notat cu valoarea 3. El este adăugat în lista pentru a ajutat la găsirea următoarelor puncte în ordinea corectă.</text:span></text:p>
      <text:p text:style-name="P116"><text:span text:style-name="T227">while</text:span>(!done) {</text:p>
      <text:p text:style-name="P226"><text:s text:c="4"/><text:span text:style-name="T234">if </text:span><text:span text:style-name="T649">(</text:span><text:span text:style-name="T281">canceled</text:span><text:span text:style-name="T649">) </text:span><text:span text:style-name="T234">return </text:span><text:span text:style-name="T649">coloredPolygon;</text:span></text:p>
      <text:p text:style-name="P226"><text:s text:c="4"/><text:span text:style-name="T649">x1 = </text:span><text:span text:style-name="T281">list</text:span><text:span text:style-name="T649">.getLastX();</text:span></text:p>
      <text:p text:style-name="P226"><text:s text:c="4"/><text:span text:style-name="T649">y1 = </text:span><text:span text:style-name="T281">list</text:span><text:span text:style-name="T649">.getLastY();</text:span></text:p>
      <text:p text:style-name="P226"><text:s text:c="4"/><text:span text:style-name="T234">for </text:span><text:span text:style-name="T649">(dir2 = dir; dir2 &lt; </text:span><text:span text:style-name="T446">8 </text:span><text:span text:style-name="T649">+ dir; dir2++) {</text:span></text:p>
      <text:p text:style-name="P226"><text:s text:c="8"/><text:span text:style-name="T649">x0 = (</text:span><text:span text:style-name="T234">short</text:span><text:span text:style-name="T649">) (x1 + </text:span><text:span text:style-name="T285">DIR_X</text:span><text:span text:style-name="T649">[dir2 % </text:span><text:span text:style-name="T446">8</text:span><text:span text:style-name="T649">]);</text:span></text:p>
      <text:p text:style-name="P226"><text:s text:c="8"/><text:span text:style-name="T649">y0 = (</text:span><text:span text:style-name="T234">short</text:span><text:span text:style-name="T649">) (y1 + </text:span><text:span text:style-name="T285">DIR_Y</text:span><text:span text:style-name="T649">[dir2 % </text:span><text:span text:style-name="T446">8</text:span><text:span text:style-name="T649">]);</text:span></text:p>
      <text:p text:style-name="P226"><text:s text:c="8"/><text:span text:style-name="T234">if </text:span><text:span text:style-name="T649">(x0 &lt; </text:span><text:span text:style-name="T446">0 </text:span><text:span text:style-name="T649">|| x0 &gt;= </text:span><text:span text:style-name="T281">w </text:span><text:span text:style-name="T649">|| y0 &lt; </text:span><text:span text:style-name="T446">0 </text:span><text:span text:style-name="T649">|| y0 &gt;= </text:span><text:span text:style-name="T281">h</text:span><text:span text:style-name="T649">) </text:span><text:span text:style-name="T234">continue</text:span><text:span text:style-name="T649">;</text:span></text:p>
      <text:p text:style-name="P226"><text:s text:c="8"/><text:span text:style-name="T234">if </text:span><text:span text:style-name="T649">(y0 == y &amp;&amp; x0 == x) {</text:span></text:p>
      <text:p text:style-name="P226"><text:s text:c="12"/><text:span text:style-name="T649">done = </text:span><text:span text:style-name="T234">true</text:span><text:span text:style-name="T649">;</text:span></text:p>
      <text:p text:style-name="P226"><text:s text:c="12"/><text:span text:style-name="T234">break</text:span><text:span text:style-name="T649">;</text:span></text:p>
      <text:p text:style-name="P226"><text:s text:c="8"/><text:span text:style-name="T649">} </text:span><text:span text:style-name="T234">else if </text:span><text:span text:style-name="T649">(</text:span><text:span text:style-name="T281">workMatrix</text:span><text:span text:style-name="T649">[y0 * </text:span><text:span text:style-name="T281">w </text:span><text:span text:style-name="T649">+ x0] == </text:span><text:span text:style-name="T446">2</text:span><text:span text:style-name="T649">) {</text:span></text:p>
      <text:p text:style-name="P226"><text:s text:c="12"/><text:span text:style-name="T234">if </text:span><text:span text:style-name="T649">(isThereAnyEmptySpaces(x0, y0)) {</text:span></text:p>
      <text:p text:style-name="P226"><text:s text:c="16"/><text:span text:style-name="T281">workMatrix</text:span><text:span text:style-name="T649">[y0 * </text:span><text:span text:style-name="T281">w </text:span><text:span text:style-name="T649">+ x0] = </text:span><text:span text:style-name="T446">3</text:span><text:span text:style-name="T649">;</text:span></text:p>
      <text:p text:style-name="P226"><text:s text:c="16"/><text:span text:style-name="T281">list</text:span><text:span text:style-name="T649">.push(x0, y0);</text:span></text:p>
      <text:p text:style-name="P226"><text:s text:c="16"/><text:span text:style-name="T649">dir = (dir2 + </text:span><text:span text:style-name="T446">5</text:span><text:span text:style-name="T649">) % </text:span><text:span text:style-name="T446">8</text:span><text:span text:style-name="T649">;</text:span></text:p>
      <text:p text:style-name="P226"><text:s text:c="16"/><text:span text:style-name="T234">break</text:span><text:span text:style-name="T649">;</text:span></text:p>
      <text:p text:style-name="P226"><text:s text:c="12"/><text:span text:style-name="T649">} </text:span><text:span text:style-name="T234">else </text:span><text:span text:style-name="T649">{</text:span></text:p>
      <text:p text:style-name="P226"><text:s text:c="16"/><text:span text:style-name="T281">workMatrix</text:span><text:span text:style-name="T649">[y0 * </text:span><text:span text:style-name="T281">w </text:span><text:span text:style-name="T649">+ x0] = </text:span><text:span text:style-name="T446">1</text:span><text:span text:style-name="T649">;</text:span></text:p>
      <text:p text:style-name="P226"><text:s text:c="16"/><text:span text:style-name="T649">rTotal += redOrig(x0, y0);</text:span></text:p>
      <text:p text:style-name="P226"><text:s text:c="16"/><text:span text:style-name="T649">gTotal += greenOrig(x0, y0);</text:span></text:p>
      <text:p text:style-name="P226"><text:s text:c="16"/><text:span text:style-name="T649">bTotal += blueOrig(x0, y0);</text:span></text:p>
      <text:p text:style-name="P226"><text:s text:c="16"/><text:span text:style-name="T649">count++;</text:span></text:p>
      <text:p text:style-name="P226"><text:s text:c="12"/><text:span text:style-name="T649">}</text:span></text:p>
      <text:p text:style-name="P226"><text:s text:c="8"/><text:span text:style-name="T649">}</text:span></text:p>
      <text:p text:style-name="P226"><text:s text:c="4"/><text:span text:style-name="T649">}</text:span></text:p>
      <text:p text:style-name="P111">}</text:p>
      <text:p text:style-name="P176"><text:tab/><text:span text:style-name="T747">De fiecare data când se repeta ciclul </text:span><text:span text:style-name="T588">while</text:span><text:span text:style-name="T747"> se verifica toate cele opt punctele învecinate acestuia dacă sunt valide(in interiorul imaginii) și dacă este considerat perete nevalidat (cu valoarea 2). Din cauza felului cum sunt implementate array-urile </text:span><text:span text:style-name="T588">DIR_X </text:span><text:span text:style-name="T747">și </text:span><text:span text:style-name="T588">DIR_Y</text:span><text:span text:style-name="T747"> și a algoritmului de parcurgere a suprafeței imaginii se va găsii întotdeauna cel puțin un punct care este corect.</text:span></text:p>
      <text:p text:style-name="P176"><text:tab/><text:span text:style-name="T747">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89">for, </text:span><text:span text:style-name="T750">altfel acel punct va fi notat ca un punct interior obișnuit și se vor adaugă valorile culorilor sale la sumele lor respective.</text:span><text:span text:style-name="T589"> </text:span><text:span text:style-name="T748">Dacă unul dintre punctele învecinate este chiar punctul inițial , înseamna ca lista a fost construită corect , și se poate întrerupe ciclul </text:span><text:span text:style-name="T589">while</text:span><text:span text:style-name="T748">.</text:span></text:p>
      <text:p text:style-name="P176"><text:tab/><text:span text:style-name="T749">Rolul variabilelor </text:span><text:span text:style-name="T590">dir </text:span><text:span text:style-name="T749">și </text:span><text:span text:style-name="T590">dir2 </text:span><text:span text:style-name="T749">este de a alege poziția corecta din care să se înceapă căutarea, în așa fel încât primul punct valid este și cel corect, astfel algoritm-ul nu are nevoie sa folosească metoda backtrack-ing.</text:span></text:p>
      <text:p text:style-name="P134">coloredPolygon.<text:span text:style-name="T278">pointArray </text:span>= <text:span text:style-name="T278">list</text:span>.cloneUpTo(<text:span text:style-name="T278">list</text:span>.size());</text:p>
      <text:p text:style-name="P176"><text:tab/><text:span text:style-name="T751">După ce s-a creat lista redusă , poligonul va primi o clonă a listei respective , dar cu mărimea maxima redusa la exact cât este necesar. <text:s/></text:span></text:p>
      <text:p text:style-name="P152"><text:span text:style-name="T227">int </text:span>index;</text:p>
      <text:p text:style-name="P221"><text:span text:style-name="T227">for</text:span>(y0=minY;y0&lt;=maxY;y0++)</text:p>
      <text:p text:style-name="P221"><text:s text:c="4"/><text:span text:style-name="T227">for</text:span>(x0=minX;x0&lt;=maxX;x0++) {</text:p>
      <text:p text:style-name="P221"><text:s text:c="8"/><text:span text:style-name="T227">if</text:span>(<text:span text:style-name="T278">canceled</text:span>)<text:span text:style-name="T227">return </text:span>coloredPolygon;</text:p>
      <text:p text:style-name="P221"><text:s text:c="8"/>index = y0 * <text:span text:style-name="T278">w </text:span>+ x0;</text:p>
      <text:p text:style-name="P221"><text:s text:c="8"/><text:span text:style-name="T227">if</text:span>(<text:span text:style-name="T278">workMatrix</text:span>[index]==<text:span text:style-name="T444">1</text:span>||(<text:span text:style-name="T278">workMatrix</text:span>[index]==<text:span text:style-name="T444">3</text:span>&amp;&amp;(x0==<text:span text:style-name="T444">0</text:span>||x0==<text:span text:style-name="T278">w</text:span>-<text:span text:style-name="T444">1</text:span>||y0==<text:span text:style-name="T444">0</text:span>||y==<text:span text:style-name="T278">h</text:span>-<text:span text:style-name="T444">1</text:span>))){</text:p>
      <text:p text:style-name="P221"><text:soft-page-break/><text:s text:c="12"/><text:span text:style-name="T278">visitMatrix</text:span>[index] = <text:span text:style-name="T278">workMatrix</text:span>[index];</text:p>
      <text:p text:style-name="P221"><text:s text:c="8"/>}</text:p>
      <text:p text:style-name="P221"><text:s text:c="8"/><text:span text:style-name="T278">workMatrix</text:span>[index]=<text:span text:style-name="T444">0</text:span>;</text:p>
      <text:p text:style-name="P148"><text:s text:c="4"/>}</text:p>
      <text:p text:style-name="P176"><text:tab/><text:span text:style-name="T752">Se copiază în </text:span><text:span text:style-name="T591">visitMatrix</text:span><text:span text:style-name="T752"> valorile de vizitare care sunt relevante: valorile de 1 care reprezintă faptul ca pixelul a fost în interiorul poligonului, și valorile de 3 care sunt pe marginea imaginii. Și în același timp se șterg valorile curente din </text:span><text:span text:style-name="T592">workMatrix</text:span><text:span text:style-name="T753">.</text:span></text:p>
      <text:p text:style-name="P176"><text:tab/><text:span text:style-name="T754">Ca să fie mai eficientă parcurgerea , se traversează doar zona cuprinsă de </text:span><text:span text:style-name="T593">minX</text:span><text:span text:style-name="T754">,</text:span><text:span text:style-name="T593">minY</text:span><text:span text:style-name="T754">,</text:span><text:span text:style-name="T593">maxX</text:span><text:span text:style-name="T754"> și </text:span><text:span text:style-name="T593">maxY</text:span><text:span text:style-name="T754">. <text:s/></text:span></text:p>
      <text:p text:style-name="P134"><text:span text:style-name="T227">return </text:span>coloredPolygon;</text:p>
      <text:p text:style-name="P206"><text:span text:style-name="T349"><text:tab/></text:span><text:span text:style-name="T350">La final se returnează poligonul generat.</text:span></text:p>
      <text:h text:style-name="P247" text:outline-level="1"><text:bookmark-start text:name="__RefHeading___Toc6960_1975565357"/>Bibliografie<text:bookmark-end text:name="__RefHeading___Toc6960_1975565357"/></text:h>
      <text:p text:style-name="P19"><text:a xlink:type="simple" xlink:href="https://en.wikipedia.org/wiki/Vector_graphics" text:style-name="Internet_20_link" text:visited-style-name="Visited_20_Internet_20_Link"><text:span text:style-name="T713">https://en.wikipedia.org/wiki/Vector_graphics</text:span></text:a></text:p>
      <text:p text:style-name="P25"><text:a xlink:type="simple" xlink:href="http://vector-conversions.com/vectorizing/raster_vs_vector.html" text:style-name="Internet_20_link" text:visited-style-name="Visited_20_Internet_20_Link">http://vector-conversions.com/vectorizing/raster_vs_vector.html</text:a></text:p>
      <text:p text:style-name="P26"><text:a xlink:type="simple" xlink:href="https://www.ll.mit.edu/publications/labnotes/LookingBack_19_1.pdf" text:style-name="Internet_20_link" text:visited-style-name="Visited_20_Internet_20_Link">https://www.ll.mit.edu/publications/labnotes/LookingBack_19_1.pdf</text:a></text:p>
      <text:p text:style-name="P27"><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268"><text:a xlink:type="simple" xlink:href="http://www.lanl.gov/software/RaveGrid/" text:style-name="Internet_20_link" text:visited-style-name="Visited_20_Internet_20_Link">http://www.lanl.gov/software/RaveGrid/</text:a></text:p>
      <text:p text:style-name="P269"><text:a xlink:type="simple" xlink:href="http://www.scan2cad.com/" text:style-name="Internet_20_link" text:visited-style-name="Visited_20_Internet_20_Link">http://www.scan2cad.com/</text:a></text:p>
      <text:p text:style-name="P270"><text:a xlink:type="simple" xlink:href="https://www.ll.mit.edu/about/History/SAGEairdefensesystem.html" text:style-name="Internet_20_link" text:visited-style-name="Visited_20_Internet_20_Link">https://www.ll.mit.edu/about/History/SAGEairdefensesystem.html</text:a></text:p>
      <text:p text:style-name="P270"/>
      <text:p text:style-name="P2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3T20:14:22.409000000</dc:date>
    <meta:editing-duration>P3DT20H15M12S</meta:editing-duration>
    <meta:editing-cycles>823</meta:editing-cycles>
    <meta:generator>LibreOffice/4.4.7.2$Windows_x86 LibreOffice_project/f3153a8b245191196a4b6b9abd1d0da16eead600</meta:generator>
    <meta:document-statistic meta:table-count="1" meta:image-count="5" meta:object-count="9" meta:page-count="48" meta:paragraph-count="924" meta:word-count="14201" meta:character-count="94836" meta:non-whitespace-character-count="794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